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009cm"/>
    </style:style>
    <style:style style:name="co2" style:family="table-column">
      <style:table-column-properties fo:break-before="auto" style:column-width="40.12cm"/>
    </style:style>
    <style:style style:name="co3" style:family="table-column">
      <style:table-column-properties fo:break-before="auto" style:column-width="35.295cm"/>
    </style:style>
    <style:style style:name="co4" style:family="table-column">
      <style:table-column-properties fo:break-before="auto" style:column-width="16.064cm"/>
    </style:style>
    <style:style style:name="co5"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ackground-color="#dddddd" fo:border="0.74pt solid #000000"/>
      <style:text-properties fo:font-size="14pt" fo:font-weight="bold" style:font-size-asian="14pt" style:font-weight-asian="bold" style:font-size-complex="14pt" style:font-weight-complex="bold"/>
    </style:style>
    <style:style style:name="ce8" style:family="table-cell" style:parent-style-name="Default">
      <style:table-cell-properties fo:background-color="#b4c7dc" fo:border="0.74pt solid #000000"/>
      <style:text-properties fo:color="#000000" fo:font-size="14pt" style:text-underline-style="none" style:font-size-asian="14pt" style:font-size-complex="14pt"/>
    </style:style>
    <style:style style:name="ce9" style:family="table-cell" style:parent-style-name="Default">
      <style:table-cell-properties fo:background-color="#00a933" fo:border="0.74pt solid #000000"/>
      <style:text-properties fo:color="#000000" fo:font-size="14pt" fo:font-weight="bold" style:font-size-asian="14pt" style:font-weight-asian="bold" style:font-size-complex="14pt" style:font-weight-complex="bold"/>
    </style:style>
    <style:style style:name="ce10" style:family="table-cell" style:parent-style-name="Default">
      <style:table-cell-properties fo:background-color="#afd095" fo:wrap-option="wrap"/>
      <style:text-properties fo:color="#000000" style:text-outline="false" style:text-line-through-style="none" style:text-line-through-type="none" style:font-name="Liberation Serif" fo:font-size="14pt" fo:language="fr" fo:country="FR" fo:font-style="normal" fo:text-shadow="none" style:text-underline-style="none" fo:font-weight="normal" style:text-underline-mode="continuous" style:text-overline-mode="continuous" style:text-line-through-mode="continuous" style:font-name-asian="Tahoma"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afd095" fo:border="0.74pt solid #000000"/>
      <style:text-properties fo:font-size="14pt" style:font-size-asian="14pt" style:font-size-complex="14pt"/>
    </style:style>
    <style:style style:name="T1" style:family="text">
      <style:text-properties fo:color="#000000" style:text-underline-style="none" style:text-underline-color="font-color"/>
    </style:style>
  </office:automatic-styles>
  <office:body>
    <office:spreadsheet>
      <table:calculation-settings table:automatic-find-labels="false" table:use-regular-expressions="false" table:use-wildcards="true"/>
      <table:table table:name="DIL-liens_iconographie_a_corriger" table:style-name="ta1">
        <table:table-column table:style-name="co1" table:default-cell-style-name="ce8"/>
        <table:table-column table:style-name="co2" table:default-cell-style-name="ce8"/>
        <table:table-column table:style-name="co3" table:default-cell-style-name="ce8"/>
        <table:table-column table:style-name="co4" table:default-cell-style-name="ce11"/>
        <table:table-row table:style-name="ro1">
          <table:table-cell table:style-name="ce7" office:value-type="string" calcext:value-type="string">
            <text:p>Lien_notice_imprimeur (ne pas modifier)</text:p>
          </table:table-cell>
          <table:table-cell table:style-name="ce7" office:value-type="string" calcext:value-type="string">
            <text:p>Label (ne pas modifier)</text:p>
          </table:table-cell>
          <table:table-cell table:style-name="ce7" office:value-type="string" calcext:value-type="string">
            <text:p>Lien_defecteux (ne pas modifier)</text:p>
          </table:table-cell>
          <table:table-cell table:style-name="ce9" office:value-type="string" calcext:value-type="string">
            <text:p>Lien_valide (modifier ou laisser vide)</text:p>
          </table:table-cell>
        </table:table-row>
        <table:table-row table:style-name="ro1">
          <table:table-cell table:formula="of:=HYPERLINK(&quot;http://elec.enc.sorbonne.fr/imprimeurs/node/24349&quot;; &quot;http://elec.enc.sorbonne.fr/imprimeurs/node/24349&quot;)" office:value-type="string" office:string-value="http://elec.enc.sorbonne.fr/imprimeurs/node/24349" calcext:value-type="string">
            <text:p>http://elec.enc.sorbonne.fr/imprimeurs/node/24349</text:p>
          </table:table-cell>
          <table:table-cell office:value-type="string" calcext:value-type="string">
            <text:p>Statistique monumentale de la Charente. Abbaye de la Couronne". 1842. A.D. Haute-Vienne, 2 Fi 119</text:p>
          </table:table-cell>
          <table:table-cell table:formula="of:=HYPERLINK(&quot;http://archives.haute-vienne.fr/arkotheque&quot;; &quot;http://archives.haute-vienne.fr/arkotheque&quot;)" office:value-type="string" office:string-value="http://archives.haute-vienne.fr/arkotheque" calcext:value-type="string">
            <text:p>http://archives.haute-vienne.fr/arkotheque</text:p>
          </table:table-cell>
          <table:table-cell table:style-name="ce10" office:value-type="string" calcext:value-type="string">
            <text:p><text:span text:style-name="T1"><text:a xlink:href="https://archives.haute-vienne.fr/ark:52328/s005751758ed9bb9/5751758edb2cc.fiche=arko_fiche_6040b3eec222e.moteur=arko_default_62c537fea06d5" xlink:type="simple">https://archives.haute-vienne.fr/ark:52328/s005751758ed9bb9/5751758edb2cc.fiche=arko_fiche_6040b3eec222e.moteur=arko_default_62c537fea06d5</text:a></text:span></text:p>
          </table:table-cell>
        </table:table-row>
        <table:table-row table:style-name="ro1">
          <table:table-cell table:formula="of:=HYPERLINK(&quot;http://elec.enc.sorbonne.fr/imprimeurs/node/24349&quot;; &quot;http://elec.enc.sorbonne.fr/imprimeurs/node/24349&quot;)" office:value-type="string" office:string-value="http://elec.enc.sorbonne.fr/imprimeurs/node/24349" calcext:value-type="string">
            <text:p>http://elec.enc.sorbonne.fr/imprimeurs/node/24349</text:p>
          </table:table-cell>
          <table:table-cell office:value-type="string" calcext:value-type="string">
            <text:p>La cathédrale de Limoges, vue prise en direction de la porte Saint-Jean". Litho Tripon. A. D. Haute-Vienne, 19 Fi 12</text:p>
          </table:table-cell>
          <table:table-cell table:formula="of:=HYPERLINK(&quot;http://archives.haute-vienne.fr/arkotheque&quot;; &quot;http://archives.haute-vienne.fr/arkotheque&quot;)" office:value-type="string" office:string-value="http://archives.haute-vienne.fr/arkotheque" calcext:value-type="string">
            <text:p>http://archives.haute-vienne.fr/arkotheque</text:p>
          </table:table-cell>
          <table:table-cell/>
        </table:table-row>
        <table:table-row table:style-name="ro1">
          <table:table-cell table:formula="of:=HYPERLINK(&quot;http://elec.enc.sorbonne.fr/imprimeurs/node/24351&quot;; &quot;http://elec.enc.sorbonne.fr/imprimeurs/node/24351&quot;)" office:value-type="string" office:string-value="http://elec.enc.sorbonne.fr/imprimeurs/node/24351" calcext:value-type="string">
            <text:p>http://elec.enc.sorbonne.fr/imprimeurs/node/24351</text:p>
          </table:table-cell>
          <table:table-cell office:value-type="string" calcext:value-type="string">
            <text:p>"Spécialité de cognac, fine champagne et armagnac. Fabrique de bitter et de liqueurs. Bitter de Lacaux frères de Limoges.A.D. Haute-Vienne, 2 Fi151</text:p>
          </table:table-cell>
          <table:table-cell table:formula="of:=HYPERLINK(&quot;http://archives.haute-vienne.fr/arkotheque&quot;; &quot;http://archives.haute-vienne.fr/arkotheque&quot;)" office:value-type="string" office:string-value="http://archives.haute-vienne.fr/arkotheque" calcext:value-type="string">
            <text:p>http://archives.haute-vienne.fr/arkotheque</text:p>
          </table:table-cell>
          <table:table-cell/>
        </table:table-row>
        <table:table-row table:style-name="ro1">
          <table:table-cell table:formula="of:=HYPERLINK(&quot;http://elec.enc.sorbonne.fr/imprimeurs/node/24351&quot;; &quot;http://elec.enc.sorbonne.fr/imprimeurs/node/24351&quot;)" office:value-type="string" office:string-value="http://elec.enc.sorbonne.fr/imprimeurs/node/24351" calcext:value-type="string">
            <text:p>http://elec.enc.sorbonne.fr/imprimeurs/node/24351</text:p>
          </table:table-cell>
          <table:table-cell office:value-type="string" calcext:value-type="string">
            <text:p>[Carrefour Tourny. Le tramway], 1897. A. D. Haute-Vienne, 2 Fi37</text:p>
          </table:table-cell>
          <table:table-cell table:formula="of:=HYPERLINK(&quot;http://archives.haute-vienne.fr/arkotheque&quot;; &quot;http://archives.haute-vienne.fr/arkotheque&quot;)" office:value-type="string" office:string-value="http://archives.haute-vienne.fr/arkotheque" calcext:value-type="string">
            <text:p>http://archives.haute-vienne.fr/arkotheque</text:p>
          </table:table-cell>
          <table:table-cell/>
        </table:table-row>
        <table:table-row table:style-name="ro1">
          <table:table-cell table:formula="of:=HYPERLINK(&quot;http://elec.enc.sorbonne.fr/imprimeurs/node/26628&quot;; &quot;http://elec.enc.sorbonne.fr/imprimeurs/node/26628&quot;)" office:value-type="string" office:string-value="http://elec.enc.sorbonne.fr/imprimeurs/node/26628" calcext:value-type="string">
            <text:p>http://elec.enc.sorbonne.fr/imprimeurs/node/26628</text:p>
          </table:table-cell>
          <table:table-cell office:value-type="string" calcext:value-type="string">
            <text:p>Imprimerie-Papeterie F. Brégéras. A. D. Haute-Vienne, 46 Fi 13283</text:p>
          </table:table-cell>
          <table:table-cell table:formula="of:=HYPERLINK(&quot;http://archives.haute-vienne.fr/arkotheque&quot;; &quot;http://archives.haute-vienne.fr/arkotheque&quot;)" office:value-type="string" office:string-value="http://archives.haute-vienne.fr/arkotheque" calcext:value-type="string">
            <text:p>http://archives.haute-vienne.fr/arkotheque</text:p>
          </table:table-cell>
          <table:table-cell/>
        </table:table-row>
        <table:table-row table:style-name="ro1">
          <table:table-cell table:formula="of:=HYPERLINK(&quot;http://elec.enc.sorbonne.fr/imprimeurs/node/21624&quot;; &quot;http://elec.enc.sorbonne.fr/imprimeurs/node/21624&quot;)" office:value-type="string" office:string-value="http://elec.enc.sorbonne.fr/imprimeurs/node/21624" calcext:value-type="string">
            <text:p>http://elec.enc.sorbonne.fr/imprimeurs/node/21624</text:p>
          </table:table-cell>
          <table:table-cell office:value-type="string" calcext:value-type="string">
            <text:p>Jeune et intéressante personne tes cartes m'annoncent que tu dois rester dans le célibat pour conserver tes vertus de fille du peuple. Publication : Devrits, édit. rue de Grenelle St G.in 38</text:p>
          </table:table-cell>
          <table:table-cell table:formula="of:=HYPERLINK(&quot;https://catalogue.bnf.fr/ark:/12148/cb4&quot;; &quot;https://catalogue.bnf.fr/ark:/12148/cb4&quot;)" office:value-type="string" office:string-value="https://catalogue.bnf.fr/ark:/12148/cb4" calcext:value-type="string">
            <text:p>https://catalogue.bnf.fr/ark:/12148/cb4</text:p>
          </table:table-cell>
          <table:table-cell/>
        </table:table-row>
        <table:table-row table:style-name="ro1">
          <table:table-cell table:formula="of:=HYPERLINK(&quot;http://elec.enc.sorbonne.fr/imprimeurs/node/22548&quot;; &quot;http://elec.enc.sorbonne.fr/imprimeurs/node/22548&quot;)" office:value-type="string" office:string-value="http://elec.enc.sorbonne.fr/imprimeurs/node/22548" calcext:value-type="string">
            <text:p>http://elec.enc.sorbonne.fr/imprimeurs/node/22548</text:p>
          </table:table-cell>
          <table:table-cell office:value-type="string" calcext:value-type="string">
            <text:p>Prochainement, première audition de la célèbre Messe Solennelle de Rossini chantée par Mme Alboni et d'autres artistes distingués. [Image fixe] : [affiche] / A. Jannin lith.</text:p>
          </table:table-cell>
          <table:table-cell table:formula="of:=HYPERLINK(&quot;https://catalogue.bnf.fr/ark:/12148/cb4&quot;; &quot;https://catalogue.bnf.fr/ark:/12148/cb4&quot;)" office:value-type="string" office:string-value="https://catalogue.bnf.fr/ark:/12148/cb4" calcext:value-type="string">
            <text:p>https://catalogue.bnf.fr/ark:/12148/cb4</text:p>
          </table:table-cell>
          <table:table-cell/>
        </table:table-row>
        <table:table-row table:style-name="ro1">
          <table:table-cell table:formula="of:=HYPERLINK(&quot;http://elec.enc.sorbonne.fr/imprimeurs/node/23438&quot;; &quot;http://elec.enc.sorbonne.fr/imprimeurs/node/23438&quot;)" office:value-type="string" office:string-value="http://elec.enc.sorbonne.fr/imprimeurs/node/23438" calcext:value-type="string">
            <text:p>http://elec.enc.sorbonne.fr/imprimeurs/node/23438</text:p>
          </table:table-cell>
          <table:table-cell office:value-type="string" calcext:value-type="string">
            <text:p>L'Art en province, Le Pas de l'Echelle - Gorge de Luz à Gavarnie (Hautes-Pyrénées)</text:p>
          </table:table-cell>
          <table:table-cell table:formula="of:=HYPERLINK(&quot;http://numerique.bibliotheque.toulouse.fr/ark:/74899/B315556101_A_GELIBERT_4_001&quot;; &quot;http://numerique.bibliotheque.toulouse.fr/ark:/74899/B315556101_A_GELIBERT_4_001&quot;)" office:value-type="string" office:string-value="http://numerique.bibliotheque.toulouse.fr/ark:/74899/B315556101_A_GELIBERT_4_001" calcext:value-type="string">
            <text:p>http://numerique.bibliotheque.toulouse.fr/ark:/74899/B315556101_A_GELIBERT_4_001</text:p>
          </table:table-cell>
          <table:table-cell/>
        </table:table-row>
        <table:table-row table:style-name="ro1">
          <table:table-cell table:formula="of:=HYPERLINK(&quot;http://elec.enc.sorbonne.fr/imprimeurs/node/23438&quot;; &quot;http://elec.enc.sorbonne.fr/imprimeurs/node/23438&quot;)" office:value-type="string" office:string-value="http://elec.enc.sorbonne.fr/imprimeurs/node/23438" calcext:value-type="string">
            <text:p>http://elec.enc.sorbonne.fr/imprimeurs/node/23438</text:p>
          </table:table-cell>
          <table:table-cell office:value-type="string" calcext:value-type="string">
            <text:p>L'Art en province, Ruines du Château de Mauvezin (Hautes-Pyrénées), 1835</text:p>
          </table:table-cell>
          <table:table-cell table:formula="of:=HYPERLINK(&quot;http://numerique.bibliotheque.toulouse.fr/ark:/74899/B315556101_A_GELIBERT_4_001&quot;; &quot;http://numerique.bibliotheque.toulouse.fr/ark:/74899/B315556101_A_GELIBERT_4_001&quot;)" office:value-type="string" office:string-value="http://numerique.bibliotheque.toulouse.fr/ark:/74899/B315556101_A_GELIBERT_4_001" calcext:value-type="string">
            <text:p>http://numerique.bibliotheque.toulouse.fr/ark:/74899/B315556101_A_GELIBERT_4_001</text:p>
          </table:table-cell>
          <table:table-cell/>
        </table:table-row>
        <table:table-row table:style-name="ro1">
          <table:table-cell table:formula="of:=HYPERLINK(&quot;http://elec.enc.sorbonne.fr/imprimeurs/node/27032&quot;; &quot;http://elec.enc.sorbonne.fr/imprimeurs/node/27032&quot;)" office:value-type="string" office:string-value="http://elec.enc.sorbonne.fr/imprimeurs/node/27032" calcext:value-type="string">
            <text:p>http://elec.enc.sorbonne.fr/imprimeurs/node/27032</text:p>
          </table:table-cell>
          <table:table-cell office:value-type="string" calcext:value-type="string">
            <text:p>Schlacht bei Sedan am 1. September 1870 [Image fixe] Publication : Wissembourg : Burckardt C, 1870?</text:p>
          </table:table-cell>
          <table:table-cell table:formula="of:=HYPERLINK(&quot;http://gallica.bnf.fr/ark:/12148/btv1b10219011g&quot;; &quot;http://gallica.bnf.fr/ark:/12148/btv1b10219011g&quot;)" office:value-type="string" office:string-value="http://gallica.bnf.fr/ark:/12148/btv1b10219011g" calcext:value-type="string">
            <text:p>http://gallica.bnf.fr/ark:/12148/btv1b10219011g</text:p>
          </table:table-cell>
          <table:table-cell/>
        </table:table-row>
        <table:table-row table:style-name="ro1">
          <table:table-cell table:formula="of:=HYPERLINK(&quot;http://elec.enc.sorbonne.fr/imprimeurs/node/27032&quot;; &quot;http://elec.enc.sorbonne.fr/imprimeurs/node/27032&quot;)" office:value-type="string" office:string-value="http://elec.enc.sorbonne.fr/imprimeurs/node/27032" calcext:value-type="string">
            <text:p>http://elec.enc.sorbonne.fr/imprimeurs/node/27032</text:p>
          </table:table-cell>
          <table:table-cell office:value-type="string" calcext:value-type="string">
            <text:p>La fête au village..., Wissembourg : Burckardt C, 1883.</text:p>
          </table:table-cell>
          <table:table-cell table:formula="of:=HYPERLINK(&quot;http://gallica.bnf.fr/ark:/12148/btv1b10219011g&quot;; &quot;http://gallica.bnf.fr/ark:/12148/btv1b10219011g&quot;)" office:value-type="string" office:string-value="http://gallica.bnf.fr/ark:/12148/btv1b10219011g" calcext:value-type="string">
            <text:p>http://gallica.bnf.fr/ark:/12148/btv1b10219011g</text:p>
          </table:table-cell>
          <table:table-cell/>
        </table:table-row>
        <table:table-row table:style-name="ro1">
          <table:table-cell table:formula="of:=HYPERLINK(&quot;http://elec.enc.sorbonne.fr/imprimeurs/node/23476&quot;; &quot;http://elec.enc.sorbonne.fr/imprimeurs/node/23476&quot;)" office:value-type="string" office:string-value="http://elec.enc.sorbonne.fr/imprimeurs/node/23476" calcext:value-type="string">
            <text:p>http://elec.enc.sorbonne.fr/imprimeurs/node/23476</text:p>
          </table:table-cell>
          <table:table-cell office:value-type="string" calcext:value-type="string">
            <text:p>Tables servant au tracé des circonférences de cercle sur le terrain, dressées pour les études et la construction des chemins de fer des Ardennes</text:p>
          </table:table-cell>
          <table:table-cell table:formula="of:=HYPERLINK(&quot;http://ark.bnf.fr/ark:/12148/cb30365900t&quot;; &quot;http://ark.bnf.fr/ark:/12148/cb30365900t&quot;)" office:value-type="string" office:string-value="http://ark.bnf.fr/ark:/12148/cb30365900t" calcext:value-type="string">
            <text:p>http://ark.bnf.fr/ark:/12148/cb30365900t</text:p>
          </table:table-cell>
          <table:table-cell/>
        </table:table-row>
        <table:table-row table:style-name="ro1">
          <table:table-cell table:formula="of:=HYPERLINK(&quot;http://elec.enc.sorbonne.fr/imprimeurs/node/23476&quot;; &quot;http://elec.enc.sorbonne.fr/imprimeurs/node/23476&quot;)" office:value-type="string" office:string-value="http://elec.enc.sorbonne.fr/imprimeurs/node/23476" calcext:value-type="string">
            <text:p>http://elec.enc.sorbonne.fr/imprimeurs/node/23476</text:p>
          </table:table-cell>
          <table:table-cell office:value-type="string" calcext:value-type="string">
            <text:p>Carte porcelaine d'un représentant en vin <text:s/>[Coll. privée]</text:p>
          </table:table-cell>
          <table:table-cell table:formula="of:=HYPERLINK(&quot;http://ark.bnf.fr/ark:/12148/cb30365900t&quot;; &quot;http://ark.bnf.fr/ark:/12148/cb30365900t&quot;)" office:value-type="string" office:string-value="http://ark.bnf.fr/ark:/12148/cb30365900t" calcext:value-type="string">
            <text:p>http://ark.bnf.fr/ark:/12148/cb30365900t</text:p>
          </table:table-cell>
          <table:table-cell/>
        </table:table-row>
        <table:table-row table:style-name="ro1">
          <table:table-cell table:formula="of:=HYPERLINK(&quot;http://elec.enc.sorbonne.fr/imprimeurs/node/27032&quot;; &quot;http://elec.enc.sorbonne.fr/imprimeurs/node/27032&quot;)" office:value-type="string" office:string-value="http://elec.enc.sorbonne.fr/imprimeurs/node/27032" calcext:value-type="string">
            <text:p>http://elec.enc.sorbonne.fr/imprimeurs/node/27032</text:p>
          </table:table-cell>
          <table:table-cell office:value-type="string" calcext:value-type="string">
            <text:p>Pantins à découper. Planches n. 1182, 1192, 1426, 1434, 1642, 1643, 1674, Wissembourg : Burckardt's Nachf. C</text:p>
          </table:table-cell>
          <table:table-cell table:formula="of:=HYPERLINK(&quot;http://gallica.bnf.fr/ark:/12148/btv1b10220310c&quot;; &quot;http://gallica.bnf.fr/ark:/12148/btv1b10220310c&quot;)" office:value-type="string" office:string-value="http://gallica.bnf.fr/ark:/12148/btv1b10220310c" calcext:value-type="string">
            <text:p>http://gallica.bnf.fr/ark:/12148/btv1b10220310c</text:p>
          </table:table-cell>
          <table:table-cell/>
        </table:table-row>
        <table:table-row table:style-name="ro1">
          <table:table-cell table:formula="of:=HYPERLINK(&quot;http://elec.enc.sorbonne.fr/imprimeurs/node/27032&quot;; &quot;http://elec.enc.sorbonne.fr/imprimeurs/node/27032&quot;)" office:value-type="string" office:string-value="http://elec.enc.sorbonne.fr/imprimeurs/node/27032" calcext:value-type="string">
            <text:p>http://elec.enc.sorbonne.fr/imprimeurs/node/27032</text:p>
          </table:table-cell>
          <table:table-cell office:value-type="string" calcext:value-type="string">
            <text:p>Modellierbogen. <text:s/>Blauer Montag=le saint lundi (se mouvant par la chaleur), pl. n1753 : Wissembourg : Burckardt's Nachf. C.</text:p>
          </table:table-cell>
          <table:table-cell table:formula="of:=HYPERLINK(&quot;http://gallica.bnf.fr/ark:/12148/btv1b10220308j&quot;; &quot;http://gallica.bnf.fr/ark:/12148/btv1b10220308j&quot;)" office:value-type="string" office:string-value="http://gallica.bnf.fr/ark:/12148/btv1b10220308j" calcext:value-type="string">
            <text:p>http://gallica.bnf.fr/ark:/12148/btv1b10220308j</text:p>
          </table:table-cell>
          <table:table-cell/>
        </table:table-row>
        <table:table-row table:style-name="ro1">
          <table:table-cell table:formula="of:=HYPERLINK(&quot;http://elec.enc.sorbonne.fr/imprimeurs/node/27032&quot;; &quot;http://elec.enc.sorbonne.fr/imprimeurs/node/27032&quot;)" office:value-type="string" office:string-value="http://elec.enc.sorbonne.fr/imprimeurs/node/27032" calcext:value-type="string">
            <text:p>http://elec.enc.sorbonne.fr/imprimeurs/node/27032</text:p>
          </table:table-cell>
          <table:table-cell office:value-type="string" calcext:value-type="string">
            <text:p>Der Weg zum Himmel, n161, Wissembourg : Burckardt's Nachf. C</text:p>
          </table:table-cell>
          <table:table-cell table:formula="of:=HYPERLINK(&quot;http://gallica.bnf.fr/ark:/12148/btv1b102203073&quot;; &quot;http://gallica.bnf.fr/ark:/12148/btv1b102203073&quot;)" office:value-type="string" office:string-value="http://gallica.bnf.fr/ark:/12148/btv1b102203073" calcext:value-type="string">
            <text:p>http://gallica.bnf.fr/ark:/12148/btv1b102203073</text:p>
          </table:table-cell>
          <table:table-cell/>
        </table:table-row>
        <table:table-row table:style-name="ro1">
          <table:table-cell table:formula="of:=HYPERLINK(&quot;http://elec.enc.sorbonne.fr/imprimeurs/node/27032&quot;; &quot;http://elec.enc.sorbonne.fr/imprimeurs/node/27032&quot;)" office:value-type="string" office:string-value="http://elec.enc.sorbonne.fr/imprimeurs/node/27032" calcext:value-type="string">
            <text:p>http://elec.enc.sorbonne.fr/imprimeurs/node/27032</text:p>
          </table:table-cell>
          <table:table-cell office:value-type="string" calcext:value-type="string">
            <text:p>Französische Armée=Armée française. Planche 147 : Zuaven. <text:s/>Wissembourg : Burckardt's Nachf. C.</text:p>
          </table:table-cell>
          <table:table-cell table:formula="of:=HYPERLINK(&quot;http://gallica.bnf.fr/ark:/12148/btv1b102202943&quot;; &quot;http://gallica.bnf.fr/ark:/12148/btv1b102202943&quot;)" office:value-type="string" office:string-value="http://gallica.bnf.fr/ark:/12148/btv1b102202943" calcext:value-type="string">
            <text:p>http://gallica.bnf.fr/ark:/12148/btv1b102202943</text:p>
          </table:table-cell>
          <table:table-cell/>
        </table:table-row>
        <table:table-row table:style-name="ro1">
          <table:table-cell table:formula="of:=HYPERLINK(&quot;http://elec.enc.sorbonne.fr/imprimeurs/node/24397&quot;; &quot;http://elec.enc.sorbonne.fr/imprimeurs/node/24397&quot;)" office:value-type="string" office:string-value="http://elec.enc.sorbonne.fr/imprimeurs/node/24397" calcext:value-type="string">
            <text:p>http://elec.enc.sorbonne.fr/imprimeurs/node/24397</text:p>
          </table:table-cell>
          <table:table-cell office:value-type="string" calcext:value-type="string">
            <text:p>L'Alsace ancienne et moderne ou Dictionnaire topographique, historique et statistique du Haut et du Bas-Rhin de Baquol, Strasbourg : Salomon, 1865.</text:p>
          </table:table-cell>
          <table:table-cell table:formula="of:=HYPERLINK(&quot;http://gallica.bnf.fr/ark:/12148/btv1b102166572&quot;; &quot;http://gallica.bnf.fr/ark:/12148/btv1b102166572&quot;)" office:value-type="string" office:string-value="http://gallica.bnf.fr/ark:/12148/btv1b102166572" calcext:value-type="string">
            <text:p>http://gallica.bnf.fr/ark:/12148/btv1b102166572</text:p>
          </table:table-cell>
          <table:table-cell/>
        </table:table-row>
        <table:table-row table:style-name="ro1">
          <table:table-cell table:formula="of:=HYPERLINK(&quot;http://elec.enc.sorbonne.fr/imprimeurs/node/23272&quot;; &quot;http://elec.enc.sorbonne.fr/imprimeurs/node/23272&quot;)" office:value-type="string" office:string-value="http://elec.enc.sorbonne.fr/imprimeurs/node/23272" calcext:value-type="string">
            <text:p>http://elec.enc.sorbonne.fr/imprimeurs/node/23272</text:p>
          </table:table-cell>
          <table:table-cell office:value-type="string" calcext:value-type="string">
            <text:p>Ribeauvillé, 1880</text:p>
          </table:table-cell>
          <table:table-cell table:formula="of:=HYPERLINK(&quot;http://gallica.bnf.fr/ark:/12148/btv1b102272163&quot;; &quot;http://gallica.bnf.fr/ark:/12148/btv1b102272163&quot;)" office:value-type="string" office:string-value="http://gallica.bnf.fr/ark:/12148/btv1b102272163" calcext:value-type="string">
            <text:p>http://gallica.bnf.fr/ark:/12148/btv1b102272163</text:p>
          </table:table-cell>
          <table:table-cell/>
        </table:table-row>
        <table:table-row table:style-name="ro1">
          <table:table-cell table:formula="of:=HYPERLINK(&quot;http://elec.enc.sorbonne.fr/imprimeurs/node/24332&quot;; &quot;http://elec.enc.sorbonne.fr/imprimeurs/node/24332&quot;)" office:value-type="string" office:string-value="http://elec.enc.sorbonne.fr/imprimeurs/node/24332" calcext:value-type="string">
            <text:p>http://elec.enc.sorbonne.fr/imprimeurs/node/24332</text:p>
          </table:table-cell>
          <table:table-cell office:value-type="string" calcext:value-type="string">
            <text:p>Cathédrale de Strasbourg. Burg ill., Engelmann lith. 1829.</text:p>
          </table:table-cell>
          <table:table-cell table:formula="of:=HYPERLINK(&quot;http://gallica.bnf.fr/ark:/12148/btv1b102023738&quot;; &quot;http://gallica.bnf.fr/ark:/12148/btv1b102023738&quot;)" office:value-type="string" office:string-value="http://gallica.bnf.fr/ark:/12148/btv1b102023738" calcext:value-type="string">
            <text:p>http://gallica.bnf.fr/ark:/12148/btv1b102023738</text:p>
          </table:table-cell>
          <table:table-cell/>
        </table:table-row>
        <table:table-row table:style-name="ro1">
          <table:table-cell table:formula="of:=HYPERLINK(&quot;http://elec.enc.sorbonne.fr/imprimeurs/node/26998&quot;; &quot;http://elec.enc.sorbonne.fr/imprimeurs/node/26998&quot;)" office:value-type="string" office:string-value="http://elec.enc.sorbonne.fr/imprimeurs/node/26998" calcext:value-type="string">
            <text:p>http://elec.enc.sorbonne.fr/imprimeurs/node/26998</text:p>
          </table:table-cell>
          <table:table-cell office:value-type="string" calcext:value-type="string">
            <text:p>Congrès viticole et expositions de viticulture, d'horticulture, d'apiculture, de chasse et d'aviculture, Colmar : Jung J.-B, 1885</text:p>
          </table:table-cell>
          <table:table-cell table:formula="of:=HYPERLINK(&quot;http://gallica.bnf.fr/ark:/12148/btv1b10214372t/f1&quot;; &quot;http://gallica.bnf.fr/ark:/12148/btv1b10214372t/f1&quot;)" office:value-type="string" office:string-value="http://gallica.bnf.fr/ark:/12148/btv1b10214372t/f1" calcext:value-type="string">
            <text:p>http://gallica.bnf.fr/ark:/12148/btv1b10214372t/f1</text:p>
          </table:table-cell>
          <table:table-cell/>
        </table:table-row>
        <table:table-row table:style-name="ro1">
          <table:table-cell table:formula="of:=HYPERLINK(&quot;http://elec.enc.sorbonne.fr/imprimeurs/node/24494&quot;; &quot;http://elec.enc.sorbonne.fr/imprimeurs/node/24494&quot;)" office:value-type="string" office:string-value="http://elec.enc.sorbonne.fr/imprimeurs/node/24494" calcext:value-type="string">
            <text:p>http://elec.enc.sorbonne.fr/imprimeurs/node/24494</text:p>
          </table:table-cell>
          <table:table-cell office:value-type="string" calcext:value-type="string">
            <text:p>Jugement et condamnation à mort de Troppmann, 1869</text:p>
          </table:table-cell>
          <table:table-cell table:formula="of:=HYPERLINK(&quot;http://gallica.bnf.fr/ark:/12148/btv1b10213397j/f1.item&quot;; &quot;http://gallica.bnf.fr/ark:/12148/btv1b10213397j/f1.item&quot;)" office:value-type="string" office:string-value="http://gallica.bnf.fr/ark:/12148/btv1b10213397j/f1.item" calcext:value-type="string">
            <text:p>http://gallica.bnf.fr/ark:/12148/btv1b10213397j/f1.item</text:p>
          </table:table-cell>
          <table:table-cell/>
        </table:table-row>
        <table:table-row table:style-name="ro1">
          <table:table-cell table:formula="of:=HYPERLINK(&quot;http://elec.enc.sorbonne.fr/imprimeurs/node/27071&quot;; &quot;http://elec.enc.sorbonne.fr/imprimeurs/node/27071&quot;)" office:value-type="string" office:string-value="http://elec.enc.sorbonne.fr/imprimeurs/node/27071" calcext:value-type="string">
            <text:p>http://elec.enc.sorbonne.fr/imprimeurs/node/27071</text:p>
          </table:table-cell>
          <table:table-cell office:value-type="string" calcext:value-type="string">
            <text:p>Plan du Canal souterrain de St Maur et du Cours de la Marne, depuis le pont de St Maur, jusques au confluent de la Seine et de la Marne. <text:s/>Echelle, 2000 Mètres [= 20 cm ; 1:10 000 ] <text:s/>[S.l.] : Imprimerie</text:p>
          </table:table-cell>
          <table:table-cell table:formula="of:=HYPERLINK(&quot;http://catalogue.bnf.fr/ark:/12148/cb40&quot;; &quot;http://catalogue.bnf.fr/ark:/12148/cb40&quot;)" office:value-type="string" office:string-value="http://catalogue.bnf.fr/ark:/12148/cb40" calcext:value-type="string">
            <text:p>http://catalogue.bnf.fr/ark:/12148/cb40</text:p>
          </table:table-cell>
          <table:table-cell/>
        </table:table-row>
        <table:table-row table:style-name="ro1">
          <table:table-cell table:formula="of:=HYPERLINK(&quot;http://elec.enc.sorbonne.fr/imprimeurs/node/22393&quot;; &quot;http://elec.enc.sorbonne.fr/imprimeurs/node/22393&quot;)" office:value-type="string" office:string-value="http://elec.enc.sorbonne.fr/imprimeurs/node/22393" calcext:value-type="string">
            <text:p>http://elec.enc.sorbonne.fr/imprimeurs/node/22393</text:p>
          </table:table-cell>
          <table:table-cell office:value-type="string" calcext:value-type="string">
            <text:p>Théâtre des Variétés. La belle Hélène. Enlèvement-Bouffe en trois Actes <text:s/>: [estampe] / Hadol [sig.] ; Gillot sc. [sig.] <text:s/>Publication : [Paris] : ["Le journal amusant"?], [1864]</text:p>
          </table:table-cell>
          <table:table-cell table:formula="of:=HYPERLINK(&quot;http://catalogue.bnf.fr/ark:/12148/cb4&quot;; &quot;http://catalogue.bnf.fr/ark:/12148/cb4&quot;)" office:value-type="string" office:string-value="http://catalogue.bnf.fr/ark:/12148/cb4" calcext:value-type="string">
            <text:p>http://catalogue.bnf.fr/ark:/12148/cb4</text:p>
          </table:table-cell>
          <table:table-cell/>
        </table:table-row>
        <table:table-row table:style-name="ro1">
          <table:table-cell table:formula="of:=HYPERLINK(&quot;http://elec.enc.sorbonne.fr/imprimeurs/node/27190&quot;; &quot;http://elec.enc.sorbonne.fr/imprimeurs/node/27190&quot;)" office:value-type="string" office:string-value="http://elec.enc.sorbonne.fr/imprimeurs/node/27190" calcext:value-type="string">
            <text:p>http://elec.enc.sorbonne.fr/imprimeurs/node/27190</text:p>
          </table:table-cell>
          <table:table-cell office:value-type="string" calcext:value-type="string">
            <text:p>Hoche. Drame national en 5 actes &amp; 10 tableaux de MM. Georges &amp; Émile Richard &amp; L. Launay. Musique de M. Gandon</text:p>
          </table:table-cell>
          <table:table-cell table:formula="of:=HYPERLINK(&quot;http://ark.bnf.fr/ark:/12148/cb47015201r&quot;; &quot;http://ark.bnf.fr/ark:/12148/cb47015201r&quot;)" office:value-type="string" office:string-value="http://ark.bnf.fr/ark:/12148/cb47015201r" calcext:value-type="string">
            <text:p>http://ark.bnf.fr/ark:/12148/cb47015201r</text:p>
          </table:table-cell>
          <table:table-cell/>
        </table:table-row>
        <table:table-row table:style-name="ro1">
          <table:table-cell table:formula="of:=HYPERLINK(&quot;http://elec.enc.sorbonne.fr/imprimeurs/node/24546&quot;; &quot;http://elec.enc.sorbonne.fr/imprimeurs/node/24546&quot;)" office:value-type="string" office:string-value="http://elec.enc.sorbonne.fr/imprimeurs/node/24546" calcext:value-type="string">
            <text:p>http://elec.enc.sorbonne.fr/imprimeurs/node/24546</text:p>
          </table:table-cell>
          <table:table-cell office:value-type="string" calcext:value-type="string">
            <text:p>Poitevin de Maureillan, Jean-Etienne-Casimir de</text:p>
          </table:table-cell>
          <table:table-cell table:formula="of:=HYPERLINK(&quot;http://ark.bnf.fr/ark:/12148/cb459242010&quot;; &quot;http://ark.bnf.fr/ark:/12148/cb459242010&quot;)" office:value-type="string" office:string-value="http://ark.bnf.fr/ark:/12148/cb459242010" calcext:value-type="string">
            <text:p>http://ark.bnf.fr/ark:/12148/cb459242010</text:p>
          </table:table-cell>
          <table:table-cell/>
        </table:table-row>
        <table:table-row table:style-name="ro1">
          <table:table-cell table:formula="of:=HYPERLINK(&quot;http://elec.enc.sorbonne.fr/imprimeurs/node/27192&quot;; &quot;http://elec.enc.sorbonne.fr/imprimeurs/node/27192&quot;)" office:value-type="string" office:string-value="http://elec.enc.sorbonne.fr/imprimeurs/node/27192" calcext:value-type="string">
            <text:p>http://elec.enc.sorbonne.fr/imprimeurs/node/27192</text:p>
          </table:table-cell>
          <table:table-cell office:value-type="string" calcext:value-type="string">
            <text:p>Chemin de Fer du Nord. Berck-sur-Mer [...] 3h 1/2 de Paris. Grand Kursaal.</text:p>
          </table:table-cell>
          <table:table-cell table:formula="of:=HYPERLINK(&quot;http://ark.bnf.fr/ark:/12148/cb458492979&quot;; &quot;http://ark.bnf.fr/ark:/12148/cb458492979&quot;)" office:value-type="string" office:string-value="http://ark.bnf.fr/ark:/12148/cb458492979" calcext:value-type="string">
            <text:p>http://ark.bnf.fr/ark:/12148/cb458492979</text:p>
          </table:table-cell>
          <table:table-cell/>
        </table:table-row>
        <table:table-row table:style-name="ro1">
          <table:table-cell table:formula="of:=HYPERLINK(&quot;http://elec.enc.sorbonne.fr/imprimeurs/node/27142&quot;; &quot;http://elec.enc.sorbonne.fr/imprimeurs/node/27142&quot;)" office:value-type="string" office:string-value="http://elec.enc.sorbonne.fr/imprimeurs/node/27142" calcext:value-type="string">
            <text:p>http://elec.enc.sorbonne.fr/imprimeurs/node/27142</text:p>
          </table:table-cell>
          <table:table-cell office:value-type="string" calcext:value-type="string">
            <text:p>L'Apôtre Jean Journet partant pour la conquête de l'harmonie universelle</text:p>
          </table:table-cell>
          <table:table-cell table:formula="of:=HYPERLINK(&quot;http://ark.bnf.fr/ark:/12148/cb45701102k&quot;; &quot;http://ark.bnf.fr/ark:/12148/cb45701102k&quot;)" office:value-type="string" office:string-value="http://ark.bnf.fr/ark:/12148/cb45701102k" calcext:value-type="string">
            <text:p>http://ark.bnf.fr/ark:/12148/cb45701102k</text:p>
          </table:table-cell>
          <table:table-cell/>
        </table:table-row>
        <table:table-row table:style-name="ro1">
          <table:table-cell table:formula="of:=HYPERLINK(&quot;http://elec.enc.sorbonne.fr/imprimeurs/node/22184&quot;; &quot;http://elec.enc.sorbonne.fr/imprimeurs/node/22184&quot;)" office:value-type="string" office:string-value="http://elec.enc.sorbonne.fr/imprimeurs/node/22184" calcext:value-type="string">
            <text:p>http://elec.enc.sorbonne.fr/imprimeurs/node/22184</text:p>
          </table:table-cell>
          <table:table-cell office:value-type="string" calcext:value-type="string">
            <text:p>Le Factionnaire Suisse au Louvre / Géricault</text:p>
          </table:table-cell>
          <table:table-cell table:formula="of:=HYPERLINK(&quot;http://ark.bnf.fr/ark:/12148/cb456082371&quot;; &quot;http://ark.bnf.fr/ark:/12148/cb456082371&quot;)" office:value-type="string" office:string-value="http://ark.bnf.fr/ark:/12148/cb456082371" calcext:value-type="string">
            <text:p>http://ark.bnf.fr/ark:/12148/cb456082371</text:p>
          </table:table-cell>
          <table:table-cell/>
        </table:table-row>
        <table:table-row table:style-name="ro1">
          <table:table-cell table:formula="of:=HYPERLINK(&quot;http://elec.enc.sorbonne.fr/imprimeurs/node/22548&quot;; &quot;http://elec.enc.sorbonne.fr/imprimeurs/node/22548&quot;)" office:value-type="string" office:string-value="http://elec.enc.sorbonne.fr/imprimeurs/node/22548" calcext:value-type="string">
            <text:p>http://elec.enc.sorbonne.fr/imprimeurs/node/22548</text:p>
          </table:table-cell>
          <table:table-cell office:value-type="string" calcext:value-type="string">
            <text:p>Alphabet des métamorphoses / lith. H. Jannin</text:p>
          </table:table-cell>
          <table:table-cell table:formula="of:=HYPERLINK(&quot;http://ark.bnf.fr/ark:/12148/cb449300664&quot;; &quot;http://ark.bnf.fr/ark:/12148/cb449300664&quot;)" office:value-type="string" office:string-value="http://ark.bnf.fr/ark:/12148/cb449300664" calcext:value-type="string">
            <text:p>http://ark.bnf.fr/ark:/12148/cb449300664</text:p>
          </table:table-cell>
          <table:table-cell/>
        </table:table-row>
        <table:table-row table:style-name="ro1">
          <table:table-cell table:formula="of:=HYPERLINK(&quot;http://elec.enc.sorbonne.fr/imprimeurs/node/23127&quot;; &quot;http://elec.enc.sorbonne.fr/imprimeurs/node/23127&quot;)" office:value-type="string" office:string-value="http://elec.enc.sorbonne.fr/imprimeurs/node/23127" calcext:value-type="string">
            <text:p>http://elec.enc.sorbonne.fr/imprimeurs/node/23127</text:p>
          </table:table-cell>
          <table:table-cell office:value-type="string" calcext:value-type="string">
            <text:p>Ascension au pic de Bergons</text:p>
          </table:table-cell>
          <table:table-cell table:formula="of:=HYPERLINK(&quot;http://ark.bnf.fr/ark:/12148/cb449279721&quot;; &quot;http://ark.bnf.fr/ark:/12148/cb449279721&quot;)" office:value-type="string" office:string-value="http://ark.bnf.fr/ark:/12148/cb449279721" calcext:value-type="string">
            <text:p>http://ark.bnf.fr/ark:/12148/cb449279721</text:p>
          </table:table-cell>
          <table:table-cell/>
        </table:table-row>
        <table:table-row table:style-name="ro1">
          <table:table-cell table:formula="of:=HYPERLINK(&quot;http://elec.enc.sorbonne.fr/imprimeurs/node/26802&quot;; &quot;http://elec.enc.sorbonne.fr/imprimeurs/node/26802&quot;)" office:value-type="string" office:string-value="http://elec.enc.sorbonne.fr/imprimeurs/node/26802" calcext:value-type="string">
            <text:p>http://elec.enc.sorbonne.fr/imprimeurs/node/26802</text:p>
          </table:table-cell>
          <table:table-cell office:value-type="string" calcext:value-type="string">
            <text:p>Vue occidentale du Pont du Gard [Image fixe] / [Signé] ADS [Alphonse de Seynes]</text:p>
          </table:table-cell>
          <table:table-cell table:formula="of:=HYPERLINK(&quot;http://ark.bnf.fr/ark:/12148/cb44728926r&quot;; &quot;http://ark.bnf.fr/ark:/12148/cb44728926r&quot;)" office:value-type="string" office:string-value="http://ark.bnf.fr/ark:/12148/cb44728926r" calcext:value-type="string">
            <text:p>http://ark.bnf.fr/ark:/12148/cb44728926r</text:p>
          </table:table-cell>
          <table:table-cell/>
        </table:table-row>
        <table:table-row table:style-name="ro1">
          <table:table-cell table:formula="of:=HYPERLINK(&quot;http://elec.enc.sorbonne.fr/imprimeurs/node/24669&quot;; &quot;http://elec.enc.sorbonne.fr/imprimeurs/node/24669&quot;)" office:value-type="string" office:string-value="http://elec.enc.sorbonne.fr/imprimeurs/node/24669" calcext:value-type="string">
            <text:p>http://elec.enc.sorbonne.fr/imprimeurs/node/24669</text:p>
          </table:table-cell>
          <table:table-cell office:value-type="string" calcext:value-type="string">
            <text:p>Basses-Pyrénées, 1 – Grisette et servantes à Pau, 1856</text:p>
          </table:table-cell>
          <table:table-cell table:formula="of:=HYPERLINK(&quot;http://bibliothequenumerique.mediatheque-bagneresdebigorre.fr/collection/375-basses-pyrenees-1-grisette-et-servantes-a/&quot;; &quot;http://bibliothequenumerique.mediatheque-bagneresdebigorre.fr/collection/375-basses-pyrenees-1-grisette-et-servantes-a/&quot;)" office:value-type="string" office:string-value="http://bibliothequenumerique.mediatheque-bagneresdebigorre.fr/collection/375-basses-pyrenees-1-grisette-et-servantes-a/" calcext:value-type="string">
            <text:p>http://bibliothequenumerique.mediatheque-bagneresdebigorre.fr/collection/375-basses-pyrenees-1-grisette-et-servantes-a/</text:p>
          </table:table-cell>
          <table:table-cell/>
        </table:table-row>
        <table:table-row table:style-name="ro1">
          <table:table-cell table:formula="of:=HYPERLINK(&quot;http://elec.enc.sorbonne.fr/imprimeurs/node/25526&quot;; &quot;http://elec.enc.sorbonne.fr/imprimeurs/node/25526&quot;)" office:value-type="string" office:string-value="http://elec.enc.sorbonne.fr/imprimeurs/node/25526" calcext:value-type="string">
            <text:p>http://elec.enc.sorbonne.fr/imprimeurs/node/25526</text:p>
          </table:table-cell>
          <table:table-cell office:value-type="string" calcext:value-type="string">
            <text:p>Gustave de Galard, Mérignac : vue de la partie de la plaine d'Arlac (Gironde) où fut fondée la fête Linéenne</text:p>
          </table:table-cell>
          <table:table-cell table:formula="of:=HYPERLINK(&quot;http://bibliotheque.bordeaux.fr/in/faces/imageReader.xhtml?id=h::BordeauxS_B330636101_DP053_016&amp;pageIndex=1&amp;mode=simple&amp;highlight=gaulon&amp;selectedTab=record&quot;; &quot;http://bibliotheque.bordeaux.fr/in/faces/imageReader.xhtml?id=h::BordeauxS_B330636101_DP053_016&amp;pageIndex=1&amp;mode=simple&amp;highlight=gaulon&amp;selectedTab=record&quot;)" office:value-type="string" office:string-value="http://bibliotheque.bordeaux.fr/in/faces/imageReader.xhtml?id=h::BordeauxS_B330636101_DP053_016&amp;pageIndex=1&amp;mode=simple&amp;highlight=gaulon&amp;selectedTab=record" calcext:value-type="string">
            <text:p>http://bibliotheque.bordeaux.fr/in/faces/imageReader.xhtml?id=h::BordeauxS_B330636101_DP053_016&amp;pageIndex=1&amp;mode=simple&amp;highlight=gaulon&amp;selectedTab=record</text:p>
          </table:table-cell>
          <table:table-cell/>
        </table:table-row>
        <table:table-row table:style-name="ro1">
          <table:table-cell table:formula="of:=HYPERLINK(&quot;http://elec.enc.sorbonne.fr/imprimeurs/node/25526&quot;; &quot;http://elec.enc.sorbonne.fr/imprimeurs/node/25526&quot;)" office:value-type="string" office:string-value="http://elec.enc.sorbonne.fr/imprimeurs/node/25526" calcext:value-type="string">
            <text:p>http://elec.enc.sorbonne.fr/imprimeurs/node/25526</text:p>
          </table:table-cell>
          <table:table-cell office:value-type="string" calcext:value-type="string">
            <text:p>Cabillet, Vue de la machine du 1er bateau à vapeur, construit pour Bordeaux en 1818 par M.M. Chaigneaux &amp; Bichon, sous la direction de Mr Church, consul des Etats-Unis d'Amérique en France, porteur d'un brevet d'importations.</text:p>
          </table:table-cell>
          <table:table-cell table:formula="of:=HYPERLINK(&quot;http://bibliotheque.bordeaux.fr/in/faces/imageReader.xhtml?id=h::BordeauxJD_11075&amp;pageIndex=1&amp;mode=simple&amp;highlight=gaulon&amp;selectedTab=record&quot;; &quot;http://bibliotheque.bordeaux.fr/in/faces/imageReader.xhtml?id=h::BordeauxJD_11075&amp;pageIndex=1&amp;mode=simple&amp;highlight=gaulon&amp;selectedTab=record&quot;)" office:value-type="string" office:string-value="http://bibliotheque.bordeaux.fr/in/faces/imageReader.xhtml?id=h::BordeauxJD_11075&amp;pageIndex=1&amp;mode=simple&amp;highlight=gaulon&amp;selectedTab=record" calcext:value-type="string">
            <text:p>http://bibliotheque.bordeaux.fr/in/faces/imageReader.xhtml?id=h::BordeauxJD_11075&amp;pageIndex=1&amp;mode=simple&amp;highlight=gaulon&amp;selectedTab=record</text:p>
          </table:table-cell>
          <table:table-cell/>
        </table:table-row>
        <table:table-row table:style-name="ro1">
          <table:table-cell table:formula="of:=HYPERLINK(&quot;http://elec.enc.sorbonne.fr/imprimeurs/node/25801&quot;; &quot;http://elec.enc.sorbonne.fr/imprimeurs/node/25801&quot;)" office:value-type="string" office:string-value="http://elec.enc.sorbonne.fr/imprimeurs/node/25801" calcext:value-type="string">
            <text:p>http://elec.enc.sorbonne.fr/imprimeurs/node/25801</text:p>
          </table:table-cell>
          <table:table-cell office:value-type="string" calcext:value-type="string">
            <text:p>Etablissement des Eaux Chaudes - Vallée d'Ossau</text:p>
          </table:table-cell>
          <table:table-cell table:formula="of:=HYPERLINK(&quot;http://ark.bnf.fr/ark:/12148/cb44920735k&quot;; &quot;http://ark.bnf.fr/ark:/12148/cb44920735k&quot;)" office:value-type="string" office:string-value="http://ark.bnf.fr/ark:/12148/cb44920735k" calcext:value-type="string">
            <text:p>http://ark.bnf.fr/ark:/12148/cb44920735k</text:p>
          </table:table-cell>
          <table:table-cell/>
        </table:table-row>
        <table:table-row table:style-name="ro1">
          <table:table-cell table:formula="of:=HYPERLINK(&quot;http://elec.enc.sorbonne.fr/imprimeurs/node/25315&quot;; &quot;http://elec.enc.sorbonne.fr/imprimeurs/node/25315&quot;)" office:value-type="string" office:string-value="http://elec.enc.sorbonne.fr/imprimeurs/node/25315" calcext:value-type="string">
            <text:p>http://elec.enc.sorbonne.fr/imprimeurs/node/25315</text:p>
          </table:table-cell>
          <table:table-cell office:value-type="string" calcext:value-type="string">
            <text:p>Ile Lacroix. Château Baubet. La cage aux singes</text:p>
          </table:table-cell>
          <table:table-cell table:formula="of:=HYPERLINK(&quot;http://ark.bnf.fr/ark:/12148/cb44196181m&quot;; &quot;http://ark.bnf.fr/ark:/12148/cb44196181m&quot;)" office:value-type="string" office:string-value="http://ark.bnf.fr/ark:/12148/cb44196181m" calcext:value-type="string">
            <text:p>http://ark.bnf.fr/ark:/12148/cb44196181m</text:p>
          </table:table-cell>
          <table:table-cell/>
        </table:table-row>
        <table:table-row table:style-name="ro1">
          <table:table-cell table:formula="of:=HYPERLINK(&quot;http://elec.enc.sorbonne.fr/imprimeurs/node/25137&quot;; &quot;http://elec.enc.sorbonne.fr/imprimeurs/node/25137&quot;)" office:value-type="string" office:string-value="http://elec.enc.sorbonne.fr/imprimeurs/node/25137" calcext:value-type="string">
            <text:p>http://elec.enc.sorbonne.fr/imprimeurs/node/25137</text:p>
          </table:table-cell>
          <table:table-cell office:value-type="string" calcext:value-type="string">
            <text:p>Évangiles des dimanches et fêtes, 1844.</text:p>
          </table:table-cell>
          <table:table-cell table:formula="of:=HYPERLINK(&quot;http://bmvr.chalonsenchampagne.fr/in/faces/details.xhtml?id=h%3A%3AChalons_12103&amp;highlight=*&amp;posInPage=6&amp;bookmark=899e5060-e69e-4b90-a41f-849c641c905c&amp;queryid=1249628e-97b2-4d38-bb51-dd68ad2fa9e3#&quot;; &quot;http://bmvr.chalonsenchampagne.fr/in/faces/details.xhtml?id=h%3A%3AChalons_12103&amp;highlight=*&amp;posInPage=6&amp;bookmark=899e5060-e69e-4b90-a41f-849c641c905c&amp;queryid=1249628e-97b2-4d38-bb51-dd68ad2fa9e3#&quot;)" office:value-type="string" office:string-value="http://bmvr.chalonsenchampagne.fr/in/faces/details.xhtml?id=h%3A%3AChalons_12103&amp;highlight=*&amp;posInPage=6&amp;bookmark=899e5060-e69e-4b90-a41f-849c641c905c&amp;queryid=1249628e-97b2-4d38-bb51-dd68ad2fa9e3#" calcext:value-type="string">
            <text:p>http://bmvr.chalonsenchampagne.fr/in/faces/details.xhtml?id=h%3A%3AChalons_12103&amp;highlight=*&amp;posInPage=6&amp;bookmark=899e5060-e69e-4b90-a41f-849c641c905c&amp;queryid=1249628e-97b2-4d38-bb51-dd68ad2fa9e3#</text:p>
          </table:table-cell>
          <table:table-cell/>
        </table:table-row>
        <table:table-row table:style-name="ro1">
          <table:table-cell table:formula="of:=HYPERLINK(&quot;http://elec.enc.sorbonne.fr/imprimeurs/node/23088&quot;; &quot;http://elec.enc.sorbonne.fr/imprimeurs/node/23088&quot;)" office:value-type="string" office:string-value="http://elec.enc.sorbonne.fr/imprimeurs/node/23088" calcext:value-type="string">
            <text:p>http://elec.enc.sorbonne.fr/imprimeurs/node/23088</text:p>
          </table:table-cell>
          <table:table-cell office:value-type="string" calcext:value-type="string">
            <text:p>Ménagerie libérale, La Foudre, 25 mars 1823</text:p>
          </table:table-cell>
          <table:table-cell table:formula="of:=HYPERLINK(&quot;http://ark.bnf.fr/ark:/12148/cb32776767z&quot;; &quot;http://ark.bnf.fr/ark:/12148/cb32776767z&quot;)" office:value-type="string" office:string-value="http://ark.bnf.fr/ark:/12148/cb32776767z" calcext:value-type="string">
            <text:p>http://ark.bnf.fr/ark:/12148/cb32776767z</text:p>
          </table:table-cell>
          <table:table-cell/>
        </table:table-row>
        <table:table-row table:style-name="ro1">
          <table:table-cell table:formula="of:=HYPERLINK(&quot;http://elec.enc.sorbonne.fr/imprimeurs/node/27030&quot;; &quot;http://elec.enc.sorbonne.fr/imprimeurs/node/27030&quot;)" office:value-type="string" office:string-value="http://elec.enc.sorbonne.fr/imprimeurs/node/27030" calcext:value-type="string">
            <text:p>http://elec.enc.sorbonne.fr/imprimeurs/node/27030</text:p>
          </table:table-cell>
          <table:table-cell office:value-type="string" calcext:value-type="string">
            <text:p>Le Courrier Français illustré [affiche] / Willette</text:p>
          </table:table-cell>
          <table:table-cell table:formula="of:=HYPERLINK(&quot;http://ark.bnf.fr/ark:/12148/cb405653985&quot;; &quot;http://ark.bnf.fr/ark:/12148/cb405653985&quot;)" office:value-type="string" office:string-value="http://ark.bnf.fr/ark:/12148/cb405653985" calcext:value-type="string">
            <text:p>http://ark.bnf.fr/ark:/12148/cb405653985</text:p>
          </table:table-cell>
          <table:table-cell/>
        </table:table-row>
        <table:table-row table:style-name="ro1">
          <table:table-cell table:formula="of:=HYPERLINK(&quot;http://elec.enc.sorbonne.fr/imprimeurs/node/21608&quot;; &quot;http://elec.enc.sorbonne.fr/imprimeurs/node/21608&quot;)" office:value-type="string" office:string-value="http://elec.enc.sorbonne.fr/imprimeurs/node/21608" calcext:value-type="string">
            <text:p>http://elec.enc.sorbonne.fr/imprimeurs/node/21608</text:p>
          </table:table-cell>
          <table:table-cell office:value-type="string" calcext:value-type="string">
            <text:p>Au Pauvre Diable. Paris. Robes &amp; manteaux, nouveautés</text:p>
          </table:table-cell>
          <table:table-cell table:formula="of:=HYPERLINK(&quot;http://ark.bnf.fr/ark:/12148/cb40481546r&quot;; &quot;http://ark.bnf.fr/ark:/12148/cb40481546r&quot;)" office:value-type="string" office:string-value="http://ark.bnf.fr/ark:/12148/cb40481546r" calcext:value-type="string">
            <text:p>http://ark.bnf.fr/ark:/12148/cb40481546r</text:p>
          </table:table-cell>
          <table:table-cell/>
        </table:table-row>
        <table:table-row table:style-name="ro1">
          <table:table-cell table:formula="of:=HYPERLINK(&quot;http://elec.enc.sorbonne.fr/imprimeurs/node/21608&quot;; &quot;http://elec.enc.sorbonne.fr/imprimeurs/node/21608&quot;)" office:value-type="string" office:string-value="http://elec.enc.sorbonne.fr/imprimeurs/node/21608" calcext:value-type="string">
            <text:p>http://elec.enc.sorbonne.fr/imprimeurs/node/21608</text:p>
          </table:table-cell>
          <table:table-cell office:value-type="string" calcext:value-type="string">
            <text:p>Au Grand Marché Parisien.</text:p>
          </table:table-cell>
          <table:table-cell table:formula="of:=HYPERLINK(&quot;http://ark.bnf.fr/ark:/12148/cb40481539g&quot;; &quot;http://ark.bnf.fr/ark:/12148/cb40481539g&quot;)" office:value-type="string" office:string-value="http://ark.bnf.fr/ark:/12148/cb40481539g" calcext:value-type="string">
            <text:p>http://ark.bnf.fr/ark:/12148/cb40481539g</text:p>
          </table:table-cell>
          <table:table-cell/>
        </table:table-row>
        <table:table-row table:style-name="ro1">
          <table:table-cell table:formula="of:=HYPERLINK(&quot;http://elec.enc.sorbonne.fr/imprimeurs/node/27030&quot;; &quot;http://elec.enc.sorbonne.fr/imprimeurs/node/27030&quot;)" office:value-type="string" office:string-value="http://elec.enc.sorbonne.fr/imprimeurs/node/27030" calcext:value-type="string">
            <text:p>http://elec.enc.sorbonne.fr/imprimeurs/node/27030</text:p>
          </table:table-cell>
          <table:table-cell office:value-type="string" calcext:value-type="string">
            <text:p>Genève et le Mont-Blanc</text:p>
          </table:table-cell>
          <table:table-cell table:formula="of:=HYPERLINK(&quot;http://ark.bnf.fr/ark:/12148/cb404807551&quot;; &quot;http://ark.bnf.fr/ark:/12148/cb404807551&quot;)" office:value-type="string" office:string-value="http://ark.bnf.fr/ark:/12148/cb404807551" calcext:value-type="string">
            <text:p>http://ark.bnf.fr/ark:/12148/cb404807551</text:p>
          </table:table-cell>
          <table:table-cell/>
        </table:table-row>
        <table:table-row table:style-name="ro1">
          <table:table-cell table:formula="of:=HYPERLINK(&quot;http://elec.enc.sorbonne.fr/imprimeurs/node/23236&quot;; &quot;http://elec.enc.sorbonne.fr/imprimeurs/node/23236&quot;)" office:value-type="string" office:string-value="http://elec.enc.sorbonne.fr/imprimeurs/node/23236" calcext:value-type="string">
            <text:p>http://elec.enc.sorbonne.fr/imprimeurs/node/23236</text:p>
          </table:table-cell>
          <table:table-cell office:value-type="string" calcext:value-type="string">
            <text:p>Au Régent, 7 boulevart de la Madeleine, Confections pour dames, soieries et foulards pour robes, fourrures</text:p>
          </table:table-cell>
          <table:table-cell table:formula="of:=HYPERLINK(&quot;http://ark.bnf.fr/ark:/12148/cb40295859r&quot;; &quot;http://ark.bnf.fr/ark:/12148/cb40295859r&quot;)" office:value-type="string" office:string-value="http://ark.bnf.fr/ark:/12148/cb40295859r" calcext:value-type="string">
            <text:p>http://ark.bnf.fr/ark:/12148/cb40295859r</text:p>
          </table:table-cell>
          <table:table-cell/>
        </table:table-row>
        <table:table-row table:style-name="ro1">
          <table:table-cell table:formula="of:=HYPERLINK(&quot;http://elec.enc.sorbonne.fr/imprimeurs/node/21608&quot;; &quot;http://elec.enc.sorbonne.fr/imprimeurs/node/21608&quot;)" office:value-type="string" office:string-value="http://elec.enc.sorbonne.fr/imprimeurs/node/21608" calcext:value-type="string">
            <text:p>http://elec.enc.sorbonne.fr/imprimeurs/node/21608</text:p>
          </table:table-cell>
          <table:table-cell office:value-type="string" calcext:value-type="string">
            <text:p>Notre Dame de Paris par Victor Hugo, 10 cent[ime]s la livraison</text:p>
          </table:table-cell>
          <table:table-cell table:formula="of:=HYPERLINK(&quot;http://ark.bnf.fr/ark:/12148/cb40285297f&quot;; &quot;http://ark.bnf.fr/ark:/12148/cb40285297f&quot;)" office:value-type="string" office:string-value="http://ark.bnf.fr/ark:/12148/cb40285297f" calcext:value-type="string">
            <text:p>http://ark.bnf.fr/ark:/12148/cb40285297f</text:p>
          </table:table-cell>
          <table:table-cell/>
        </table:table-row>
        <table:table-row table:style-name="ro1">
          <table:table-cell table:formula="of:=HYPERLINK(&quot;http://elec.enc.sorbonne.fr/imprimeurs/node/25978&quot;; &quot;http://elec.enc.sorbonne.fr/imprimeurs/node/25978&quot;)" office:value-type="string" office:string-value="http://elec.enc.sorbonne.fr/imprimeurs/node/25978" calcext:value-type="string">
            <text:p>http://elec.enc.sorbonne.fr/imprimeurs/node/25978</text:p>
          </table:table-cell>
          <table:table-cell office:value-type="string" calcext:value-type="string">
            <text:p>Antiseptique fortifiant regénérateur... Pétrole Hahn pour les cheveux</text:p>
          </table:table-cell>
          <table:table-cell table:formula="of:=HYPERLINK(&quot;http://ark.bnf.fr/ark:/12148/cb40270089v&quot;; &quot;http://ark.bnf.fr/ark:/12148/cb40270089v&quot;)" office:value-type="string" office:string-value="http://ark.bnf.fr/ark:/12148/cb40270089v" calcext:value-type="string">
            <text:p>http://ark.bnf.fr/ark:/12148/cb40270089v</text:p>
          </table:table-cell>
          <table:table-cell/>
        </table:table-row>
        <table:table-row table:style-name="ro1">
          <table:table-cell table:formula="of:=HYPERLINK(&quot;http://elec.enc.sorbonne.fr/imprimeurs/node/25978&quot;; &quot;http://elec.enc.sorbonne.fr/imprimeurs/node/25978&quot;)" office:value-type="string" office:string-value="http://elec.enc.sorbonne.fr/imprimeurs/node/25978" calcext:value-type="string">
            <text:p>http://elec.enc.sorbonne.fr/imprimeurs/node/25978</text:p>
          </table:table-cell>
          <table:table-cell office:value-type="string" calcext:value-type="string">
            <text:p>Usine de Boutonnet ..., A. Reyne fabricant. Lessive de la couronne ..."</text:p>
          </table:table-cell>
          <table:table-cell table:formula="of:=HYPERLINK(&quot;http://ark.bnf.fr/ark:/12148/cb40269887b&quot;; &quot;http://ark.bnf.fr/ark:/12148/cb40269887b&quot;)" office:value-type="string" office:string-value="http://ark.bnf.fr/ark:/12148/cb40269887b" calcext:value-type="string">
            <text:p>http://ark.bnf.fr/ark:/12148/cb40269887b</text:p>
          </table:table-cell>
          <table:table-cell/>
        </table:table-row>
        <table:table-row table:style-name="ro1">
          <table:table-cell table:formula="of:=HYPERLINK(&quot;http://elec.enc.sorbonne.fr/imprimeurs/node/21608&quot;; &quot;http://elec.enc.sorbonne.fr/imprimeurs/node/21608&quot;)" office:value-type="string" office:string-value="http://elec.enc.sorbonne.fr/imprimeurs/node/21608" calcext:value-type="string">
            <text:p>http://elec.enc.sorbonne.fr/imprimeurs/node/21608</text:p>
          </table:table-cell>
          <table:table-cell office:value-type="string" calcext:value-type="string">
            <text:p>Schloesing frères Marseille. Engrais. 1883.</text:p>
          </table:table-cell>
          <table:table-cell table:formula="of:=HYPERLINK(&quot;http://ark.bnf.fr/ark:/12148/cb398415980&quot;; &quot;http://ark.bnf.fr/ark:/12148/cb398415980&quot;)" office:value-type="string" office:string-value="http://ark.bnf.fr/ark:/12148/cb398415980" calcext:value-type="string">
            <text:p>http://ark.bnf.fr/ark:/12148/cb398415980</text:p>
          </table:table-cell>
          <table:table-cell/>
        </table:table-row>
        <table:table-row table:style-name="ro1">
          <table:table-cell table:formula="of:=HYPERLINK(&quot;http://elec.enc.sorbonne.fr/imprimeurs/node/23236&quot;; &quot;http://elec.enc.sorbonne.fr/imprimeurs/node/23236&quot;)" office:value-type="string" office:string-value="http://elec.enc.sorbonne.fr/imprimeurs/node/23236" calcext:value-type="string">
            <text:p>http://elec.enc.sorbonne.fr/imprimeurs/node/23236</text:p>
          </table:table-cell>
          <table:table-cell office:value-type="string" calcext:value-type="string">
            <text:p>Au Prince Eugène 17 rue Vivienne ouverture... des nouveaux magasins de vêtements d'hommes et d'enfants. 1856.</text:p>
          </table:table-cell>
          <table:table-cell table:formula="of:=HYPERLINK(&quot;http://ark.bnf.fr/ark:/12148/cb39837818k&quot;; &quot;http://ark.bnf.fr/ark:/12148/cb39837818k&quot;)" office:value-type="string" office:string-value="http://ark.bnf.fr/ark:/12148/cb39837818k" calcext:value-type="string">
            <text:p>http://ark.bnf.fr/ark:/12148/cb39837818k</text:p>
          </table:table-cell>
          <table:table-cell/>
        </table:table-row>
        <table:table-row table:style-name="ro1">
          <table:table-cell table:formula="of:=HYPERLINK(&quot;http://elec.enc.sorbonne.fr/imprimeurs/node/22251&quot;; &quot;http://elec.enc.sorbonne.fr/imprimeurs/node/22251&quot;)" office:value-type="string" office:string-value="http://elec.enc.sorbonne.fr/imprimeurs/node/22251" calcext:value-type="string">
            <text:p>http://elec.enc.sorbonne.fr/imprimeurs/node/22251</text:p>
          </table:table-cell>
          <table:table-cell office:value-type="string" calcext:value-type="string">
            <text:p>Kemble et Miss Smithson, dans Roméo et Juliette : estampe / Francis 1827</text:p>
          </table:table-cell>
          <table:table-cell table:formula="of:=HYPERLINK(&quot;http://ark.bnf.fr/ark:/12148/cb39625433b&quot;; &quot;http://ark.bnf.fr/ark:/12148/cb39625433b&quot;)" office:value-type="string" office:string-value="http://ark.bnf.fr/ark:/12148/cb39625433b" calcext:value-type="string">
            <text:p>http://ark.bnf.fr/ark:/12148/cb39625433b</text:p>
          </table:table-cell>
          <table:table-cell/>
        </table:table-row>
        <table:table-row table:style-name="ro1">
          <table:table-cell table:formula="of:=HYPERLINK(&quot;http://elec.enc.sorbonne.fr/imprimeurs/node/26337&quot;; &quot;http://elec.enc.sorbonne.fr/imprimeurs/node/26337&quot;)" office:value-type="string" office:string-value="http://elec.enc.sorbonne.fr/imprimeurs/node/26337" calcext:value-type="string">
            <text:p>http://elec.enc.sorbonne.fr/imprimeurs/node/26337</text:p>
          </table:table-cell>
          <table:table-cell office:value-type="string" calcext:value-type="string">
            <text:p>La Normandie monumentale et pittoresque, édifices publics, églises, châteaux, manoirs, etc. / Héliogravures de P. Dujardin ;</text:p>
          </table:table-cell>
          <table:table-cell table:formula="of:=HYPERLINK(&quot;http://ark.bnf.fr/ark:/12148/cb31490892r&quot;; &quot;http://ark.bnf.fr/ark:/12148/cb31490892r&quot;)" office:value-type="string" office:string-value="http://ark.bnf.fr/ark:/12148/cb31490892r" calcext:value-type="string">
            <text:p>http://ark.bnf.fr/ark:/12148/cb31490892r</text:p>
          </table:table-cell>
          <table:table-cell/>
        </table:table-row>
        <table:table-row table:style-name="ro1">
          <table:table-cell table:formula="of:=HYPERLINK(&quot;http://elec.enc.sorbonne.fr/imprimeurs/node/23476&quot;; &quot;http://elec.enc.sorbonne.fr/imprimeurs/node/23476&quot;)" office:value-type="string" office:string-value="http://elec.enc.sorbonne.fr/imprimeurs/node/23476" calcext:value-type="string">
            <text:p>http://elec.enc.sorbonne.fr/imprimeurs/node/23476</text:p>
          </table:table-cell>
          <table:table-cell office:value-type="string" calcext:value-type="string">
            <text:p>Carte générale des chemins de fer de la Champagne et de l'Aisne</text:p>
          </table:table-cell>
          <table:table-cell table:formula="of:=HYPERLINK(&quot;http://ark.bnf.fr/ark:/12148/cb40605550n&quot;; &quot;http://ark.bnf.fr/ark:/12148/cb40605550n&quot;)" office:value-type="string" office:string-value="http://ark.bnf.fr/ark:/12148/cb40605550n" calcext:value-type="string">
            <text:p>http://ark.bnf.fr/ark:/12148/cb40605550n</text:p>
          </table:table-cell>
          <table:table-cell/>
        </table:table-row>
        <table:table-row table:style-name="ro1">
          <table:table-cell table:formula="of:=HYPERLINK(&quot;http://elec.enc.sorbonne.fr/imprimeurs/node/24075&quot;; &quot;http://elec.enc.sorbonne.fr/imprimeurs/node/24075&quot;)" office:value-type="string" office:string-value="http://elec.enc.sorbonne.fr/imprimeurs/node/24075" calcext:value-type="string">
            <text:p>http://elec.enc.sorbonne.fr/imprimeurs/node/24075</text:p>
          </table:table-cell>
          <table:table-cell office:value-type="string" calcext:value-type="string">
            <text:p>Études d'entomologie [Texte imprimé]. Faunes entomologiques, descriptions d'insectes nouveaux ou peu connus / par Charles Oberthür : Rennes : impr. de Oberthür, 1876-190</text:p>
          </table:table-cell>
          <table:table-cell table:formula="of:=HYPERLINK(&quot;http://ark.bnf.fr/ark:/12148/cb310297977&quot;; &quot;http://ark.bnf.fr/ark:/12148/cb310297977&quot;)" office:value-type="string" office:string-value="http://ark.bnf.fr/ark:/12148/cb310297977" calcext:value-type="string">
            <text:p>http://ark.bnf.fr/ark:/12148/cb310297977</text:p>
          </table:table-cell>
          <table:table-cell/>
        </table:table-row>
        <table:table-row table:style-name="ro1">
          <table:table-cell table:formula="of:=HYPERLINK(&quot;http://elec.enc.sorbonne.fr/imprimeurs/node/25978&quot;; &quot;http://elec.enc.sorbonne.fr/imprimeurs/node/25978&quot;)" office:value-type="string" office:string-value="http://elec.enc.sorbonne.fr/imprimeurs/node/25978" calcext:value-type="string">
            <text:p>http://elec.enc.sorbonne.fr/imprimeurs/node/25978</text:p>
          </table:table-cell>
          <table:table-cell office:value-type="string" calcext:value-type="string">
            <text:p>Exposition internationale des applications de l'électricité, Marseille, 1908</text:p>
          </table:table-cell>
          <table:table-cell table:formula="of:=HYPERLINK(&quot;http://ark.bnf.fr/ark:/12148/cb30402262n&quot;; &quot;http://ark.bnf.fr/ark:/12148/cb30402262n&quot;)" office:value-type="string" office:string-value="http://ark.bnf.fr/ark:/12148/cb30402262n" calcext:value-type="string">
            <text:p>http://ark.bnf.fr/ark:/12148/cb30402262n</text:p>
          </table:table-cell>
          <table:table-cell/>
        </table:table-row>
        <table:table-row table:style-name="ro1">
          <table:table-cell table:formula="of:=HYPERLINK(&quot;http://elec.enc.sorbonne.fr/imprimeurs/node/23959&quot;; &quot;http://elec.enc.sorbonne.fr/imprimeurs/node/23959&quot;)" office:value-type="string" office:string-value="http://elec.enc.sorbonne.fr/imprimeurs/node/23959" calcext:value-type="string">
            <text:p>http://elec.enc.sorbonne.fr/imprimeurs/node/23959</text:p>
          </table:table-cell>
          <table:table-cell office:value-type="string" calcext:value-type="string">
            <text:p>Alphonse Chassant, Paléographie des chartes et manuscrits du XIe au XVIIe siècle</text:p>
          </table:table-cell>
          <table:table-cell table:formula="of:=HYPERLINK(&quot;http://ark.bnf.fr/ark:/12148/cb30226722t&quot;; &quot;http://ark.bnf.fr/ark:/12148/cb30226722t&quot;)" office:value-type="string" office:string-value="http://ark.bnf.fr/ark:/12148/cb30226722t" calcext:value-type="string">
            <text:p>http://ark.bnf.fr/ark:/12148/cb30226722t</text:p>
          </table:table-cell>
          <table:table-cell/>
        </table:table-row>
        <table:table-row table:style-name="ro1">
          <table:table-cell table:formula="of:=HYPERLINK(&quot;http://elec.enc.sorbonne.fr/imprimeurs/node/24075&quot;; &quot;http://elec.enc.sorbonne.fr/imprimeurs/node/24075&quot;)" office:value-type="string" office:string-value="http://elec.enc.sorbonne.fr/imprimeurs/node/24075" calcext:value-type="string">
            <text:p>http://elec.enc.sorbonne.fr/imprimeurs/node/24075</text:p>
          </table:table-cell>
          <table:table-cell office:value-type="string" calcext:value-type="string">
            <text:p>Carte du département d'Ille-et-Vilaine,[...] publiée par MM. Landais et Oberthur [...], 1847. AD 35, 24 F 32.</text:p>
          </table:table-cell>
          <table:table-cell table:formula="of:=HYPERLINK(&quot;http://archives.ille-et-vilaine.fr&quot;; &quot;http://archives.ille-et-vilaine.fr&quot;)" office:value-type="string" office:string-value="http://archives.ille-et-vilaine.fr" calcext:value-type="string">
            <text:p>http://archives.ille-et-vilaine.fr</text:p>
          </table:table-cell>
          <table:table-cell/>
        </table:table-row>
        <table:table-row table:style-name="ro1">
          <table:table-cell table:formula="of:=HYPERLINK(&quot;http://elec.enc.sorbonne.fr/imprimeurs/node/23476&quot;; &quot;http://elec.enc.sorbonne.fr/imprimeurs/node/23476&quot;)" office:value-type="string" office:string-value="http://elec.enc.sorbonne.fr/imprimeurs/node/23476" calcext:value-type="string">
            <text:p>http://elec.enc.sorbonne.fr/imprimeurs/node/23476</text:p>
          </table:table-cell>
          <table:table-cell office:value-type="string" calcext:value-type="string">
            <text:p>Carte routière du département des Ardennes et des environs en 1842</text:p>
          </table:table-cell>
          <table:table-cell table:formula="of:=HYPERLINK(&quot;http://ark.bnf.fr/ark:/12148/cb40601998s&quot;; &quot;http://ark.bnf.fr/ark:/12148/cb40601998s&quot;)" office:value-type="string" office:string-value="http://ark.bnf.fr/ark:/12148/cb40601998s" calcext:value-type="string">
            <text:p>http://ark.bnf.fr/ark:/12148/cb40601998s</text:p>
          </table:table-cell>
          <table:table-cell/>
        </table:table-row>
        <table:table-row table:style-name="ro1">
          <table:table-cell table:formula="of:=HYPERLINK(&quot;http://elec.enc.sorbonne.fr/imprimeurs/node/24546&quot;; &quot;http://elec.enc.sorbonne.fr/imprimeurs/node/24546&quot;)" office:value-type="string" office:string-value="http://elec.enc.sorbonne.fr/imprimeurs/node/24546" calcext:value-type="string">
            <text:p>http://elec.enc.sorbonne.fr/imprimeurs/node/24546</text:p>
          </table:table-cell>
          <table:table-cell office:value-type="string" calcext:value-type="string">
            <text:p>Plan de la ville de Metz / lithographié par Ch.Hancké</text:p>
          </table:table-cell>
          <table:table-cell table:formula="of:=HYPERLINK(&quot;http://ark.bnf.fr/ark:/12148/cb406277774&quot;; &quot;http://ark.bnf.fr/ark:/12148/cb406277774&quot;)" office:value-type="string" office:string-value="http://ark.bnf.fr/ark:/12148/cb406277774" calcext:value-type="string">
            <text:p>http://ark.bnf.fr/ark:/12148/cb406277774</text:p>
          </table:table-cell>
          <table:table-cell/>
        </table:table-row>
        <table:table-row table:style-name="ro1">
          <table:table-cell table:formula="of:=HYPERLINK(&quot;http://elec.enc.sorbonne.fr/imprimeurs/node/24470&quot;; &quot;http://elec.enc.sorbonne.fr/imprimeurs/node/24470&quot;)" office:value-type="string" office:string-value="http://elec.enc.sorbonne.fr/imprimeurs/node/24470" calcext:value-type="string">
            <text:p>http://elec.enc.sorbonne.fr/imprimeurs/node/24470</text:p>
          </table:table-cell>
          <table:table-cell office:value-type="string" calcext:value-type="string">
            <text:p>Plan monumental et topographique de Toulon, dédié à ses habitants par Mr Bellue</text:p>
          </table:table-cell>
          <table:table-cell table:formula="of:=HYPERLINK(&quot;http://ark.bnf.fr/ark:/12148/cb43772023p&quot;; &quot;http://ark.bnf.fr/ark:/12148/cb43772023p&quot;)" office:value-type="string" office:string-value="http://ark.bnf.fr/ark:/12148/cb43772023p" calcext:value-type="string">
            <text:p>http://ark.bnf.fr/ark:/12148/cb43772023p</text:p>
          </table:table-cell>
          <table:table-cell/>
        </table:table-row>
        <table:table-row table:style-name="ro1">
          <table:table-cell table:formula="of:=HYPERLINK(&quot;http://elec.enc.sorbonne.fr/imprimeurs/node/23095&quot;; &quot;http://elec.enc.sorbonne.fr/imprimeurs/node/23095&quot;)" office:value-type="string" office:string-value="http://elec.enc.sorbonne.fr/imprimeurs/node/23095" calcext:value-type="string">
            <text:p>http://elec.enc.sorbonne.fr/imprimeurs/node/23095</text:p>
          </table:table-cell>
          <table:table-cell office:value-type="string" calcext:value-type="string">
            <text:p>L'Architecture et l'industrie comme moyen de perfection sociale, par Amédée Couder.</text:p>
          </table:table-cell>
          <table:table-cell table:formula="of:=HYPERLINK(&quot;http://ark.bnf.fr/ark:/12148/cb41518734v&quot;; &quot;http://ark.bnf.fr/ark:/12148/cb41518734v&quot;)" office:value-type="string" office:string-value="http://ark.bnf.fr/ark:/12148/cb41518734v" calcext:value-type="string">
            <text:p>http://ark.bnf.fr/ark:/12148/cb41518734v</text:p>
          </table:table-cell>
          <table:table-cell/>
        </table:table-row>
        <table:table-row table:style-name="ro1">
          <table:table-cell table:formula="of:=HYPERLINK(&quot;http://elec.enc.sorbonne.fr/imprimeurs/node/25036&quot;; &quot;http://elec.enc.sorbonne.fr/imprimeurs/node/25036&quot;)" office:value-type="string" office:string-value="http://elec.enc.sorbonne.fr/imprimeurs/node/25036" calcext:value-type="string">
            <text:p>http://elec.enc.sorbonne.fr/imprimeurs/node/25036</text:p>
          </table:table-cell>
          <table:table-cell office:value-type="string" calcext:value-type="string">
            <text:p>Carte postale indiquant l'itinéraire des facteurs ruraux du bureau de St Omer</text:p>
          </table:table-cell>
          <table:table-cell table:formula="of:=HYPERLINK(&quot;http://ark.bnf.fr/ark:/12148/cb43696358c&quot;; &quot;http://ark.bnf.fr/ark:/12148/cb43696358c&quot;)" office:value-type="string" office:string-value="http://ark.bnf.fr/ark:/12148/cb43696358c" calcext:value-type="string">
            <text:p>http://ark.bnf.fr/ark:/12148/cb43696358c</text:p>
          </table:table-cell>
          <table:table-cell/>
        </table:table-row>
        <table:table-row table:style-name="ro1">
          <table:table-cell table:formula="of:=HYPERLINK(&quot;http://elec.enc.sorbonne.fr/imprimeurs/node/25166&quot;; &quot;http://elec.enc.sorbonne.fr/imprimeurs/node/25166&quot;)" office:value-type="string" office:string-value="http://elec.enc.sorbonne.fr/imprimeurs/node/25166" calcext:value-type="string">
            <text:p>http://elec.enc.sorbonne.fr/imprimeurs/node/25166</text:p>
          </table:table-cell>
          <table:table-cell office:value-type="string" calcext:value-type="string">
            <text:p>Plan de Douai [Document cartographique] : Nord / dessiné et lithographié par Jules Mortreux</text:p>
          </table:table-cell>
          <table:table-cell table:formula="of:=HYPERLINK(&quot;http://ark.bnf.fr/ark:/12148/cb43649699g&quot;; &quot;http://ark.bnf.fr/ark:/12148/cb43649699g&quot;)" office:value-type="string" office:string-value="http://ark.bnf.fr/ark:/12148/cb43649699g" calcext:value-type="string">
            <text:p>http://ark.bnf.fr/ark:/12148/cb43649699g</text:p>
          </table:table-cell>
          <table:table-cell/>
        </table:table-row>
        <table:table-row table:style-name="ro1">
          <table:table-cell table:formula="of:=HYPERLINK(&quot;http://elec.enc.sorbonne.fr/imprimeurs/node/25315&quot;; &quot;http://elec.enc.sorbonne.fr/imprimeurs/node/25315&quot;)" office:value-type="string" office:string-value="http://elec.enc.sorbonne.fr/imprimeurs/node/25315" calcext:value-type="string">
            <text:p>http://elec.enc.sorbonne.fr/imprimeurs/node/25315</text:p>
          </table:table-cell>
          <table:table-cell office:value-type="string" calcext:value-type="string">
            <text:p>Notes détaillées à l'usage des souscripteurs au cours de musique de P. Galin</text:p>
          </table:table-cell>
          <table:table-cell table:formula="of:=HYPERLINK(&quot;http://ark.bnf.fr/ark:/12148/cb43190320c&quot;; &quot;http://ark.bnf.fr/ark:/12148/cb43190320c&quot;)" office:value-type="string" office:string-value="http://ark.bnf.fr/ark:/12148/cb43190320c" calcext:value-type="string">
            <text:p>http://ark.bnf.fr/ark:/12148/cb43190320c</text:p>
          </table:table-cell>
          <table:table-cell/>
        </table:table-row>
        <table:table-row table:style-name="ro1">
          <table:table-cell table:formula="of:=HYPERLINK(&quot;http://elec.enc.sorbonne.fr/imprimeurs/node/23095&quot;; &quot;http://elec.enc.sorbonne.fr/imprimeurs/node/23095&quot;)" office:value-type="string" office:string-value="http://elec.enc.sorbonne.fr/imprimeurs/node/23095" calcext:value-type="string">
            <text:p>http://elec.enc.sorbonne.fr/imprimeurs/node/23095</text:p>
          </table:table-cell>
          <table:table-cell office:value-type="string" calcext:value-type="string">
            <text:p>Nouveau plan complet de Paris / par Alexandre ; lith. de Simon ; dessiné et gravé par Alexandre Zakrzewski</text:p>
          </table:table-cell>
          <table:table-cell table:formula="of:=HYPERLINK(&quot;http://ark.bnf.fr/ark:/12148/cb42774798v&quot;; &quot;http://ark.bnf.fr/ark:/12148/cb42774798v&quot;)" office:value-type="string" office:string-value="http://ark.bnf.fr/ark:/12148/cb42774798v" calcext:value-type="string">
            <text:p>http://ark.bnf.fr/ark:/12148/cb42774798v</text:p>
          </table:table-cell>
          <table:table-cell/>
        </table:table-row>
        <table:table-row table:style-name="ro1">
          <table:table-cell table:formula="of:=HYPERLINK(&quot;http://elec.enc.sorbonne.fr/imprimeurs/node/23127&quot;; &quot;http://elec.enc.sorbonne.fr/imprimeurs/node/23127&quot;)" office:value-type="string" office:string-value="http://elec.enc.sorbonne.fr/imprimeurs/node/23127" calcext:value-type="string">
            <text:p>http://elec.enc.sorbonne.fr/imprimeurs/node/23127</text:p>
          </table:table-cell>
          <table:table-cell office:value-type="string" calcext:value-type="string">
            <text:p>Conseils de Madame Coralie Frenouillard à Mlle Fifine Cloquet, sa nièce</text:p>
          </table:table-cell>
          <table:table-cell table:formula="of:=HYPERLINK(&quot;http://ark.bnf.fr/ark:/12148/cb42763483j&quot;; &quot;http://ark.bnf.fr/ark:/12148/cb42763483j&quot;)" office:value-type="string" office:string-value="http://ark.bnf.fr/ark:/12148/cb42763483j" calcext:value-type="string">
            <text:p>http://ark.bnf.fr/ark:/12148/cb42763483j</text:p>
          </table:table-cell>
          <table:table-cell/>
        </table:table-row>
        <table:table-row table:style-name="ro1">
          <table:table-cell table:formula="of:=HYPERLINK(&quot;http://elec.enc.sorbonne.fr/imprimeurs/node/23095&quot;; &quot;http://elec.enc.sorbonne.fr/imprimeurs/node/23095&quot;)" office:value-type="string" office:string-value="http://elec.enc.sorbonne.fr/imprimeurs/node/23095" calcext:value-type="string">
            <text:p>http://elec.enc.sorbonne.fr/imprimeurs/node/23095</text:p>
          </table:table-cell>
          <table:table-cell office:value-type="string" calcext:value-type="string">
            <text:p>Petite carte d'Orient et de la Méditerranée / gravée par Ch. Avril ; lith. J. Simon</text:p>
          </table:table-cell>
          <table:table-cell table:formula="of:=HYPERLINK(&quot;http://ark.bnf.fr/ark:/12148/cb42748484p&quot;; &quot;http://ark.bnf.fr/ark:/12148/cb42748484p&quot;)" office:value-type="string" office:string-value="http://ark.bnf.fr/ark:/12148/cb42748484p" calcext:value-type="string">
            <text:p>http://ark.bnf.fr/ark:/12148/cb42748484p</text:p>
          </table:table-cell>
          <table:table-cell/>
        </table:table-row>
        <table:table-row table:style-name="ro1">
          <table:table-cell table:formula="of:=HYPERLINK(&quot;http://elec.enc.sorbonne.fr/imprimeurs/node/23095&quot;; &quot;http://elec.enc.sorbonne.fr/imprimeurs/node/23095&quot;)" office:value-type="string" office:string-value="http://elec.enc.sorbonne.fr/imprimeurs/node/23095" calcext:value-type="string">
            <text:p>http://elec.enc.sorbonne.fr/imprimeurs/node/23095</text:p>
          </table:table-cell>
          <table:table-cell office:value-type="string" calcext:value-type="string">
            <text:p>Environs et banlieue de Paris / Lith. J. Simon</text:p>
          </table:table-cell>
          <table:table-cell table:formula="of:=HYPERLINK(&quot;http://ark.bnf.fr/ark:/12148/cb42669381v&quot;; &quot;http://ark.bnf.fr/ark:/12148/cb42669381v&quot;)" office:value-type="string" office:string-value="http://ark.bnf.fr/ark:/12148/cb42669381v" calcext:value-type="string">
            <text:p>http://ark.bnf.fr/ark:/12148/cb42669381v</text:p>
          </table:table-cell>
          <table:table-cell/>
        </table:table-row>
        <table:table-row table:style-name="ro1">
          <table:table-cell table:formula="of:=HYPERLINK(&quot;http://elec.enc.sorbonne.fr/imprimeurs/node/27190&quot;; &quot;http://elec.enc.sorbonne.fr/imprimeurs/node/27190&quot;)" office:value-type="string" office:string-value="http://elec.enc.sorbonne.fr/imprimeurs/node/27190" calcext:value-type="string">
            <text:p>http://elec.enc.sorbonne.fr/imprimeurs/node/27190</text:p>
          </table:table-cell>
          <table:table-cell office:value-type="string" calcext:value-type="string">
            <text:p>Théâtre de la Porte St Martin... La Bouquetière des innocents.</text:p>
          </table:table-cell>
          <table:table-cell table:formula="of:=HYPERLINK(&quot;http://ark.bnf.fr/ark:/12148/cb423102528&quot;; &quot;http://ark.bnf.fr/ark:/12148/cb423102528&quot;)" office:value-type="string" office:string-value="http://ark.bnf.fr/ark:/12148/cb423102528" calcext:value-type="string">
            <text:p>http://ark.bnf.fr/ark:/12148/cb423102528</text:p>
          </table:table-cell>
          <table:table-cell/>
        </table:table-row>
        <table:table-row table:style-name="ro1">
          <table:table-cell table:formula="of:=HYPERLINK(&quot;http://elec.enc.sorbonne.fr/imprimeurs/node/22382&quot;; &quot;http://elec.enc.sorbonne.fr/imprimeurs/node/22382&quot;)" office:value-type="string" office:string-value="http://elec.enc.sorbonne.fr/imprimeurs/node/22382" calcext:value-type="string">
            <text:p>http://elec.enc.sorbonne.fr/imprimeurs/node/22382</text:p>
          </table:table-cell>
          <table:table-cell office:value-type="string" calcext:value-type="string">
            <text:p>"Certificat de dix actions de dix francs au porteur" délivré par "La Bretonne, Compagnie agricole pour l'exploitation des terrains et des mines d'or de Californie", le 14 févr. 1851</text:p>
          </table:table-cell>
          <table:table-cell table:formula="of:=HYPERLINK(&quot;http://ark.bnf.fr/ark:/12148/cb415255234&quot;; &quot;http://ark.bnf.fr/ark:/12148/cb415255234&quot;)" office:value-type="string" office:string-value="http://ark.bnf.fr/ark:/12148/cb415255234" calcext:value-type="string">
            <text:p>http://ark.bnf.fr/ark:/12148/cb415255234</text:p>
          </table:table-cell>
          <table:table-cell/>
        </table:table-row>
        <table:table-row table:style-name="ro1">
          <table:table-cell table:formula="of:=HYPERLINK(&quot;http://elec.enc.sorbonne.fr/imprimeurs/node/23127&quot;; &quot;http://elec.enc.sorbonne.fr/imprimeurs/node/23127&quot;)" office:value-type="string" office:string-value="http://elec.enc.sorbonne.fr/imprimeurs/node/23127" calcext:value-type="string">
            <text:p>http://elec.enc.sorbonne.fr/imprimeurs/node/23127</text:p>
          </table:table-cell>
          <table:table-cell office:value-type="string" calcext:value-type="string">
            <text:p>"Entrée pour une dame" au "Bal Masqué travesti et dansant" de l'Académie Royale de Musique. le 23 févr. 1843</text:p>
          </table:table-cell>
          <table:table-cell table:formula="of:=HYPERLINK(&quot;http://ark.bnf.fr/ark:/12148/cb415195603&quot;; &quot;http://ark.bnf.fr/ark:/12148/cb415195603&quot;)" office:value-type="string" office:string-value="http://ark.bnf.fr/ark:/12148/cb415195603" calcext:value-type="string">
            <text:p>http://ark.bnf.fr/ark:/12148/cb415195603</text:p>
          </table:table-cell>
          <table:table-cell/>
        </table:table-row>
        <table:table-row table:style-name="ro1">
          <table:table-cell table:formula="of:=HYPERLINK(&quot;http://elec.enc.sorbonne.fr/imprimeurs/node/22318&quot;; &quot;http://elec.enc.sorbonne.fr/imprimeurs/node/22318&quot;)" office:value-type="string" office:string-value="http://elec.enc.sorbonne.fr/imprimeurs/node/22318" calcext:value-type="string">
            <text:p>http://elec.enc.sorbonne.fr/imprimeurs/node/22318</text:p>
          </table:table-cell>
          <table:table-cell office:value-type="string" calcext:value-type="string">
            <text:p>Les princes citoyens. Duc d'Orléans ; - Prince de Joinville ; - Duc de Nemours. Dédié à la Garde nationale de France</text:p>
          </table:table-cell>
          <table:table-cell table:formula="of:=HYPERLINK(&quot;http://ark.bnf.fr/ark:/12148/cb41518960z&quot;; &quot;http://ark.bnf.fr/ark:/12148/cb41518960z&quot;)" office:value-type="string" office:string-value="http://ark.bnf.fr/ark:/12148/cb41518960z" calcext:value-type="string">
            <text:p>http://ark.bnf.fr/ark:/12148/cb41518960z</text:p>
          </table:table-cell>
          <table:table-cell/>
        </table:table-row>
        <table:table-row table:style-name="ro1">
          <table:table-cell table:formula="of:=HYPERLINK(&quot;http://elec.enc.sorbonne.fr/imprimeurs/node/22318&quot;; &quot;http://elec.enc.sorbonne.fr/imprimeurs/node/22318&quot;)" office:value-type="string" office:string-value="http://elec.enc.sorbonne.fr/imprimeurs/node/22318" calcext:value-type="string">
            <text:p>http://elec.enc.sorbonne.fr/imprimeurs/node/22318</text:p>
          </table:table-cell>
          <table:table-cell office:value-type="string" calcext:value-type="string">
            <text:p>Arrestation de S. A. R. Madame</text:p>
          </table:table-cell>
          <table:table-cell table:formula="of:=HYPERLINK(&quot;http://ark.bnf.fr/ark:/12148/cb41518383z&quot;; &quot;http://ark.bnf.fr/ark:/12148/cb41518383z&quot;)" office:value-type="string" office:string-value="http://ark.bnf.fr/ark:/12148/cb41518383z" calcext:value-type="string">
            <text:p>http://ark.bnf.fr/ark:/12148/cb41518383z</text:p>
          </table:table-cell>
          <table:table-cell/>
        </table:table-row>
        <table:table-row table:style-name="ro1">
          <table:table-cell table:formula="of:=HYPERLINK(&quot;http://elec.enc.sorbonne.fr/imprimeurs/node/25036&quot;; &quot;http://elec.enc.sorbonne.fr/imprimeurs/node/25036&quot;)" office:value-type="string" office:string-value="http://elec.enc.sorbonne.fr/imprimeurs/node/25036" calcext:value-type="string">
            <text:p>http://elec.enc.sorbonne.fr/imprimeurs/node/25036</text:p>
          </table:table-cell>
          <table:table-cell office:value-type="string" calcext:value-type="string">
            <text:p>Plan de la ville de St Omer, chef-lieu judiciaire du Pas-de-Calais</text:p>
          </table:table-cell>
          <table:table-cell table:formula="of:=HYPERLINK(&quot;http://ark.bnf.fr/ark:/12148/cb40718895j&quot;; &quot;http://ark.bnf.fr/ark:/12148/cb40718895j&quot;)" office:value-type="string" office:string-value="http://ark.bnf.fr/ark:/12148/cb40718895j" calcext:value-type="string">
            <text:p>http://ark.bnf.fr/ark:/12148/cb40718895j</text:p>
          </table:table-cell>
          <table:table-cell/>
        </table:table-row>
        <table:table-row table:style-name="ro1">
          <table:table-cell table:formula="of:=HYPERLINK(&quot;http://elec.enc.sorbonne.fr/imprimeurs/node/22169&quot;; &quot;http://elec.enc.sorbonne.fr/imprimeurs/node/22169&quot;)" office:value-type="string" office:string-value="http://elec.enc.sorbonne.fr/imprimeurs/node/22169" calcext:value-type="string">
            <text:p>http://elec.enc.sorbonne.fr/imprimeurs/node/22169</text:p>
          </table:table-cell>
          <table:table-cell office:value-type="string" calcext:value-type="string">
            <text:p>L'ordre règne à Varsovie</text:p>
          </table:table-cell>
          <table:table-cell table:formula="of:=HYPERLINK(&quot;http://ark.bnf.fr/ark:/12148/cb41518106z&quot;; &quot;http://ark.bnf.fr/ark:/12148/cb41518106z&quot;)" office:value-type="string" office:string-value="http://ark.bnf.fr/ark:/12148/cb41518106z" calcext:value-type="string">
            <text:p>http://ark.bnf.fr/ark:/12148/cb41518106z</text:p>
          </table:table-cell>
          <table:table-cell/>
        </table:table-row>
        <table:table-row table:style-name="ro1">
          <table:table-cell table:formula="of:=HYPERLINK(&quot;http://elec.enc.sorbonne.fr/imprimeurs/node/22318&quot;; &quot;http://elec.enc.sorbonne.fr/imprimeurs/node/22318&quot;)" office:value-type="string" office:string-value="http://elec.enc.sorbonne.fr/imprimeurs/node/22318" calcext:value-type="string">
            <text:p>http://elec.enc.sorbonne.fr/imprimeurs/node/22318</text:p>
          </table:table-cell>
          <table:table-cell office:value-type="string" calcext:value-type="string">
            <text:p>Ils se relèveront</text:p>
          </table:table-cell>
          <table:table-cell table:formula="of:=HYPERLINK(&quot;http://ark.bnf.fr/ark:/12148/cb41517080v&quot;; &quot;http://ark.bnf.fr/ark:/12148/cb41517080v&quot;)" office:value-type="string" office:string-value="http://ark.bnf.fr/ark:/12148/cb41517080v" calcext:value-type="string">
            <text:p>http://ark.bnf.fr/ark:/12148/cb41517080v</text:p>
          </table:table-cell>
          <table:table-cell/>
        </table:table-row>
        <table:table-row table:style-name="ro1">
          <table:table-cell table:formula="of:=HYPERLINK(&quot;http://elec.enc.sorbonne.fr/imprimeurs/node/22318&quot;; &quot;http://elec.enc.sorbonne.fr/imprimeurs/node/22318&quot;)" office:value-type="string" office:string-value="http://elec.enc.sorbonne.fr/imprimeurs/node/22318" calcext:value-type="string">
            <text:p>http://elec.enc.sorbonne.fr/imprimeurs/node/22318</text:p>
          </table:table-cell>
          <table:table-cell office:value-type="string" calcext:value-type="string">
            <text:p>C'est sur son berceau que nous lui jurons amour et dévouement</text:p>
          </table:table-cell>
          <table:table-cell table:formula="of:=HYPERLINK(&quot;http://ark.bnf.fr/ark:/12148/cb41516937z&quot;; &quot;http://ark.bnf.fr/ark:/12148/cb41516937z&quot;)" office:value-type="string" office:string-value="http://ark.bnf.fr/ark:/12148/cb41516937z" calcext:value-type="string">
            <text:p>http://ark.bnf.fr/ark:/12148/cb41516937z</text:p>
          </table:table-cell>
          <table:table-cell/>
        </table:table-row>
        <table:table-row table:style-name="ro1">
          <table:table-cell table:formula="of:=HYPERLINK(&quot;http://elec.enc.sorbonne.fr/imprimeurs/node/22595&quot;; &quot;http://elec.enc.sorbonne.fr/imprimeurs/node/22595&quot;)" office:value-type="string" office:string-value="http://elec.enc.sorbonne.fr/imprimeurs/node/22595" calcext:value-type="string">
            <text:p>http://elec.enc.sorbonne.fr/imprimeurs/node/22595</text:p>
          </table:table-cell>
          <table:table-cell office:value-type="string" calcext:value-type="string">
            <text:p>La Messe de 93 <text:s/>: [estampe]</text:p>
          </table:table-cell>
          <table:table-cell table:formula="of:=HYPERLINK(&quot;http://ark.bnf.fr/ark:/12148/cb41516722c&quot;; &quot;http://ark.bnf.fr/ark:/12148/cb41516722c&quot;)" office:value-type="string" office:string-value="http://ark.bnf.fr/ark:/12148/cb41516722c" calcext:value-type="string">
            <text:p>http://ark.bnf.fr/ark:/12148/cb41516722c</text:p>
          </table:table-cell>
          <table:table-cell/>
        </table:table-row>
        <table:table-row table:style-name="ro1">
          <table:table-cell table:formula="of:=HYPERLINK(&quot;http://elec.enc.sorbonne.fr/imprimeurs/node/22595&quot;; &quot;http://elec.enc.sorbonne.fr/imprimeurs/node/22595&quot;)" office:value-type="string" office:string-value="http://elec.enc.sorbonne.fr/imprimeurs/node/22595" calcext:value-type="string">
            <text:p>http://elec.enc.sorbonne.fr/imprimeurs/node/22595</text:p>
          </table:table-cell>
          <table:table-cell office:value-type="string" calcext:value-type="string">
            <text:p>La loi des élections est accouchée heureusement d'un enfant marqué sur le front d'un grand R et de taches de sang sur les mains</text:p>
          </table:table-cell>
          <table:table-cell table:formula="of:=HYPERLINK(&quot;http://ark.bnf.fr/ark:/12148/cb415167211&quot;; &quot;http://ark.bnf.fr/ark:/12148/cb415167211&quot;)" office:value-type="string" office:string-value="http://ark.bnf.fr/ark:/12148/cb415167211" calcext:value-type="string">
            <text:p>http://ark.bnf.fr/ark:/12148/cb415167211</text:p>
          </table:table-cell>
          <table:table-cell/>
        </table:table-row>
        <table:table-row table:style-name="ro1">
          <table:table-cell table:formula="of:=HYPERLINK(&quot;http://elec.enc.sorbonne.fr/imprimeurs/node/23088&quot;; &quot;http://elec.enc.sorbonne.fr/imprimeurs/node/23088&quot;)" office:value-type="string" office:string-value="http://elec.enc.sorbonne.fr/imprimeurs/node/23088" calcext:value-type="string">
            <text:p>http://elec.enc.sorbonne.fr/imprimeurs/node/23088</text:p>
          </table:table-cell>
          <table:table-cell office:value-type="string" calcext:value-type="string">
            <text:p>«C'est décidé !», annonce avec joie un ultra, le journal à la main, à un grenadier, décoré de la Légion d'honneur qui, les bras croisés, lui oppose une froideur hautaine</text:p>
          </table:table-cell>
          <table:table-cell table:formula="of:=HYPERLINK(&quot;http://ark.bnf.fr/ark:/12148/cb41516491c&quot;; &quot;http://ark.bnf.fr/ark:/12148/cb41516491c&quot;)" office:value-type="string" office:string-value="http://ark.bnf.fr/ark:/12148/cb41516491c" calcext:value-type="string">
            <text:p>http://ark.bnf.fr/ark:/12148/cb41516491c</text:p>
          </table:table-cell>
          <table:table-cell/>
        </table:table-row>
        <table:table-row table:style-name="ro1">
          <table:table-cell table:formula="of:=HYPERLINK(&quot;http://elec.enc.sorbonne.fr/imprimeurs/node/25761&quot;; &quot;http://elec.enc.sorbonne.fr/imprimeurs/node/25761&quot;)" office:value-type="string" office:string-value="http://elec.enc.sorbonne.fr/imprimeurs/node/25761" calcext:value-type="string">
            <text:p>http://elec.enc.sorbonne.fr/imprimeurs/node/25761</text:p>
          </table:table-cell>
          <table:table-cell office:value-type="string" calcext:value-type="string">
            <text:p>Le Bélisaire de la Place Vendôme Romance héroïque.</text:p>
          </table:table-cell>
          <table:table-cell table:formula="of:=HYPERLINK(&quot;http://ark.bnf.fr/ark:/12148/cb41515285n&quot;; &quot;http://ark.bnf.fr/ark:/12148/cb41515285n&quot;)" office:value-type="string" office:string-value="http://ark.bnf.fr/ark:/12148/cb41515285n" calcext:value-type="string">
            <text:p>http://ark.bnf.fr/ark:/12148/cb41515285n</text:p>
          </table:table-cell>
          <table:table-cell/>
        </table:table-row>
        <table:table-row table:style-name="ro1">
          <table:table-cell table:formula="of:=HYPERLINK(&quot;http://elec.enc.sorbonne.fr/imprimeurs/node/22618&quot;; &quot;http://elec.enc.sorbonne.fr/imprimeurs/node/22618&quot;)" office:value-type="string" office:string-value="http://elec.enc.sorbonne.fr/imprimeurs/node/22618" calcext:value-type="string">
            <text:p>http://elec.enc.sorbonne.fr/imprimeurs/node/22618</text:p>
          </table:table-cell>
          <table:table-cell office:value-type="string" calcext:value-type="string">
            <text:p>Lasteyrie, Charles-Philibert de, M.r Fualdès fils, dessiné d'apres Nature par Marlet</text:p>
          </table:table-cell>
          <table:table-cell table:formula="of:=HYPERLINK(&quot;http://ark.bnf.fr/ark:/12148/cb415149573&quot;; &quot;http://ark.bnf.fr/ark:/12148/cb415149573&quot;)" office:value-type="string" office:string-value="http://ark.bnf.fr/ark:/12148/cb415149573" calcext:value-type="string">
            <text:p>http://ark.bnf.fr/ark:/12148/cb415149573</text:p>
          </table:table-cell>
          <table:table-cell/>
        </table:table-row>
        <table:table-row table:style-name="ro1">
          <table:table-cell table:formula="of:=HYPERLINK(&quot;http://elec.enc.sorbonne.fr/imprimeurs/node/23088&quot;; &quot;http://elec.enc.sorbonne.fr/imprimeurs/node/23088&quot;)" office:value-type="string" office:string-value="http://elec.enc.sorbonne.fr/imprimeurs/node/23088" calcext:value-type="string">
            <text:p>http://elec.enc.sorbonne.fr/imprimeurs/node/23088</text:p>
          </table:table-cell>
          <table:table-cell office:value-type="string" calcext:value-type="string">
            <text:p>Georges Cadoudal : Lith de Sentex, Rue Richelieu, N° 10</text:p>
          </table:table-cell>
          <table:table-cell table:formula="of:=HYPERLINK(&quot;http://ark.bnf.fr/ark:/12148/cb41513977g&quot;; &quot;http://ark.bnf.fr/ark:/12148/cb41513977g&quot;)" office:value-type="string" office:string-value="http://ark.bnf.fr/ark:/12148/cb41513977g" calcext:value-type="string">
            <text:p>http://ark.bnf.fr/ark:/12148/cb41513977g</text:p>
          </table:table-cell>
          <table:table-cell/>
        </table:table-row>
        <table:table-row table:style-name="ro1">
          <table:table-cell table:formula="of:=HYPERLINK(&quot;http://elec.enc.sorbonne.fr/imprimeurs/node/24470&quot;; &quot;http://elec.enc.sorbonne.fr/imprimeurs/node/24470&quot;)" office:value-type="string" office:string-value="http://elec.enc.sorbonne.fr/imprimeurs/node/24470" calcext:value-type="string">
            <text:p>http://elec.enc.sorbonne.fr/imprimeurs/node/24470</text:p>
          </table:table-cell>
          <table:table-cell office:value-type="string" calcext:value-type="string">
            <text:p>Atlas ou Neptune des cartes de la mer Méditerranée</text:p>
          </table:table-cell>
          <table:table-cell table:formula="of:=HYPERLINK(&quot;http://ark.bnf.fr/ark:/12148/cb413716710&quot;; &quot;http://ark.bnf.fr/ark:/12148/cb413716710&quot;)" office:value-type="string" office:string-value="http://ark.bnf.fr/ark:/12148/cb413716710" calcext:value-type="string">
            <text:p>http://ark.bnf.fr/ark:/12148/cb413716710</text:p>
          </table:table-cell>
          <table:table-cell/>
        </table:table-row>
        <table:table-row table:style-name="ro1">
          <table:table-cell table:formula="of:=HYPERLINK(&quot;http://elec.enc.sorbonne.fr/imprimeurs/node/22860&quot;; &quot;http://elec.enc.sorbonne.fr/imprimeurs/node/22860&quot;)" office:value-type="string" office:string-value="http://elec.enc.sorbonne.fr/imprimeurs/node/22860" calcext:value-type="string">
            <text:p>http://elec.enc.sorbonne.fr/imprimeurs/node/22860</text:p>
          </table:table-cell>
          <table:table-cell office:value-type="string" calcext:value-type="string">
            <text:p>Compagnie parisienne d'éclairage et de chauffage par le gaz. Usine de La Villette.</text:p>
          </table:table-cell>
          <table:table-cell table:formula="of:=HYPERLINK(&quot;http://ark.bnf.fr/ark:/12148/cb407316304&quot;; &quot;http://ark.bnf.fr/ark:/12148/cb407316304&quot;)" office:value-type="string" office:string-value="http://ark.bnf.fr/ark:/12148/cb407316304" calcext:value-type="string">
            <text:p>http://ark.bnf.fr/ark:/12148/cb407316304</text:p>
          </table:table-cell>
          <table:table-cell/>
        </table:table-row>
        <table:table-row table:style-name="ro1">
          <table:table-cell table:formula="of:=HYPERLINK(&quot;http://elec.enc.sorbonne.fr/imprimeurs/node/23853&quot;; &quot;http://elec.enc.sorbonne.fr/imprimeurs/node/23853&quot;)" office:value-type="string" office:string-value="http://elec.enc.sorbonne.fr/imprimeurs/node/23853" calcext:value-type="string">
            <text:p>http://elec.enc.sorbonne.fr/imprimeurs/node/23853</text:p>
          </table:table-cell>
          <table:table-cell office:value-type="string" calcext:value-type="string">
            <text:p>Goësbriand, Pierre-Désiré de (1784-1853), “Gwerz emgann an tregont a vretonet a enep tregont saux, e qichen an derven hanter-hent etre Josselin ha Ploarmel, er bloas 1350, laqueet e rimou bresoneq gant P.-D. de Goe͏̈sbriand,”</text:p>
          </table:table-cell>
          <table:table-cell table:formula="of:=HYPERLINK(&quot;http://bibnum.univ-rennes2.fr/items/show/326.&quot;; &quot;http://bibnum.univ-rennes2.fr/items/show/326.&quot;)" office:value-type="string" office:string-value="http://bibnum.univ-rennes2.fr/items/show/326." calcext:value-type="string">
            <text:p>http://bibnum.univ-rennes2.fr/items/show/326.</text:p>
          </table:table-cell>
          <table:table-cell/>
        </table:table-row>
        <table:table-row table:style-name="ro1">
          <table:table-cell table:formula="of:=HYPERLINK(&quot;http://elec.enc.sorbonne.fr/imprimeurs/node/23439&quot;; &quot;http://elec.enc.sorbonne.fr/imprimeurs/node/23439&quot;)" office:value-type="string" office:string-value="http://elec.enc.sorbonne.fr/imprimeurs/node/23439" calcext:value-type="string">
            <text:p>http://elec.enc.sorbonne.fr/imprimeurs/node/23439</text:p>
          </table:table-cell>
          <table:table-cell office:value-type="string" calcext:value-type="string">
            <text:p>La faïence, les faïenciers et les émailleurs de Nevers par L. du Broc de Segange Nevers : Société nivernaise, 1863</text:p>
          </table:table-cell>
          <table:table-cell table:formula="of:=HYPERLINK(&quot;http://gallica.bnf.fr/ark:/12148/bpt6k5613316&quot;; &quot;http://gallica.bnf.fr/ark:/12148/bpt6k5613316&quot;)" office:value-type="string" office:string-value="http://gallica.bnf.fr/ark:/12148/bpt6k5613316" calcext:value-type="string">
            <text:p>http://gallica.bnf.fr/ark:/12148/bpt6k5613316</text:p>
          </table:table-cell>
          <table:table-cell/>
        </table:table-row>
        <table:table-row table:style-name="ro1">
          <table:table-cell table:formula="of:=HYPERLINK(&quot;http://elec.enc.sorbonne.fr/imprimeurs/node/24317&quot;; &quot;http://elec.enc.sorbonne.fr/imprimeurs/node/24317&quot;)" office:value-type="string" office:string-value="http://elec.enc.sorbonne.fr/imprimeurs/node/24317" calcext:value-type="string">
            <text:p>http://elec.enc.sorbonne.fr/imprimeurs/node/24317</text:p>
          </table:table-cell>
          <table:table-cell office:value-type="string" calcext:value-type="string">
            <text:p>Lectures illustrées de l'enfance. Lith. Fr. Wentzel à Wissembourg. Dépôt chez Vve Humbert, Paris</text:p>
          </table:table-cell>
          <table:table-cell table:formula="of:=HYPERLINK(&quot;http://gallica.bnf.fr/ark:/12148/bpt6k5551209&quot;; &quot;http://gallica.bnf.fr/ark:/12148/bpt6k5551209&quot;)" office:value-type="string" office:string-value="http://gallica.bnf.fr/ark:/12148/bpt6k5551209" calcext:value-type="string">
            <text:p>http://gallica.bnf.fr/ark:/12148/bpt6k5551209</text:p>
          </table:table-cell>
          <table:table-cell/>
        </table:table-row>
        <table:table-row table:style-name="ro1">
          <table:table-cell table:formula="of:=HYPERLINK(&quot;http://elec.enc.sorbonne.fr/imprimeurs/node/22388&quot;; &quot;http://elec.enc.sorbonne.fr/imprimeurs/node/22388&quot;)" office:value-type="string" office:string-value="http://elec.enc.sorbonne.fr/imprimeurs/node/22388" calcext:value-type="string">
            <text:p>http://elec.enc.sorbonne.fr/imprimeurs/node/22388</text:p>
          </table:table-cell>
          <table:table-cell office:value-type="string" calcext:value-type="string">
            <text:p>Nouvelles vues de Paris [Document cartographique] / par Ph. Benoist et J. Jacottet</text:p>
          </table:table-cell>
          <table:table-cell table:formula="of:=HYPERLINK(&quot;http://catalogue.bnf.fr/ark:/12148/cb43&quot;; &quot;http://catalogue.bnf.fr/ark:/12148/cb43&quot;)" office:value-type="string" office:string-value="http://catalogue.bnf.fr/ark:/12148/cb43" calcext:value-type="string">
            <text:p>http://catalogue.bnf.fr/ark:/12148/cb43</text:p>
          </table:table-cell>
          <table:table-cell/>
        </table:table-row>
        <table:table-row table:style-name="ro1">
          <table:table-cell table:formula="of:=HYPERLINK(&quot;http://elec.enc.sorbonne.fr/imprimeurs/node/23884&quot;; &quot;http://elec.enc.sorbonne.fr/imprimeurs/node/23884&quot;)" office:value-type="string" office:string-value="http://elec.enc.sorbonne.fr/imprimeurs/node/23884" calcext:value-type="string">
            <text:p>http://elec.enc.sorbonne.fr/imprimeurs/node/23884</text:p>
          </table:table-cell>
          <table:table-cell office:value-type="string" calcext:value-type="string">
            <text:p>TABLEAUX CHRONOLOGIQUES DE l'HISTOIRE DE TOURAINE/ VUE DU CHÂTEAU DE LOCHES, prise du Château de Sansac, 1842</text:p>
          </table:table-cell>
          <table:table-cell table:formula="of:=HYPERLINK(&quot;http://collections.departement-touraine.fr/web/ark:/37621/00372801&quot;; &quot;http://collections.departement-touraine.fr/web/ark:/37621/00372801&quot;)" office:value-type="string" office:string-value="http://collections.departement-touraine.fr/web/ark:/37621/00372801" calcext:value-type="string">
            <text:p>http://collections.departement-touraine.fr/web/ark:/37621/00372801</text:p>
          </table:table-cell>
          <table:table-cell/>
        </table:table-row>
        <table:table-row table:style-name="ro1">
          <table:table-cell table:formula="of:=HYPERLINK(&quot;http://elec.enc.sorbonne.fr/imprimeurs/node/23884&quot;; &quot;http://elec.enc.sorbonne.fr/imprimeurs/node/23884&quot;)" office:value-type="string" office:string-value="http://elec.enc.sorbonne.fr/imprimeurs/node/23884" calcext:value-type="string">
            <text:p>http://elec.enc.sorbonne.fr/imprimeurs/node/23884</text:p>
          </table:table-cell>
          <table:table-cell office:value-type="string" calcext:value-type="string">
            <text:p>TABLEAUX CHRONOLOGIQUES DE L'HISTOIRE DE TOURAINE, (11Ee SIECLE) / TOUR &amp; RUINES DE L'ABBAYE DE BEAULIEU LES-LOCHES,</text:p>
          </table:table-cell>
          <table:table-cell table:formula="of:=HYPERLINK(&quot;http://collections.departement-touraine.fr/web/ark:/37621/00372441&quot;; &quot;http://collections.departement-touraine.fr/web/ark:/37621/00372441&quot;)" office:value-type="string" office:string-value="http://collections.departement-touraine.fr/web/ark:/37621/00372441" calcext:value-type="string">
            <text:p>http://collections.departement-touraine.fr/web/ark:/37621/00372441</text:p>
          </table:table-cell>
          <table:table-cell/>
        </table:table-row>
        <table:table-row table:style-name="ro1">
          <table:table-cell table:formula="of:=HYPERLINK(&quot;http://elec.enc.sorbonne.fr/imprimeurs/node/23884&quot;; &quot;http://elec.enc.sorbonne.fr/imprimeurs/node/23884&quot;)" office:value-type="string" office:string-value="http://elec.enc.sorbonne.fr/imprimeurs/node/23884" calcext:value-type="string">
            <text:p>http://elec.enc.sorbonne.fr/imprimeurs/node/23884</text:p>
          </table:table-cell>
          <table:table-cell office:value-type="string" calcext:value-type="string">
            <text:p>TABLEAUX CHRONOLOGIQUES DE L'HISTOIRE DE TOURAINE, (XVe SIECLE). / CHAPELLE DU CHATEAU D'USSE.</text:p>
          </table:table-cell>
          <table:table-cell table:formula="of:=HYPERLINK(&quot;http://collections.departement-touraine.fr/web/ark:/37621/00372434&quot;; &quot;http://collections.departement-touraine.fr/web/ark:/37621/00372434&quot;)" office:value-type="string" office:string-value="http://collections.departement-touraine.fr/web/ark:/37621/00372434" calcext:value-type="string">
            <text:p>http://collections.departement-touraine.fr/web/ark:/37621/00372434</text:p>
          </table:table-cell>
          <table:table-cell/>
        </table:table-row>
        <table:table-row table:style-name="ro1">
          <table:table-cell table:formula="of:=HYPERLINK(&quot;http://elec.enc.sorbonne.fr/imprimeurs/node/21570&quot;; &quot;http://elec.enc.sorbonne.fr/imprimeurs/node/21570&quot;)" office:value-type="string" office:string-value="http://elec.enc.sorbonne.fr/imprimeurs/node/21570" calcext:value-type="string">
            <text:p>http://elec.enc.sorbonne.fr/imprimeurs/node/21570</text:p>
          </table:table-cell>
          <table:table-cell office:value-type="string" calcext:value-type="string">
            <text:p>Honoré de Balzac / [lithogr. de Benjamin Roubaud] <text:s text:c="2"/>[Paris] : Imp. d'Aubert &amp; Cie., [1838]</text:p>
          </table:table-cell>
          <table:table-cell table:formula="of:=HYPERLINK(&quot;http://catalogue.bnf.fr/ark:/12148/cb42&quot;; &quot;http://catalogue.bnf.fr/ark:/12148/cb42&quot;)" office:value-type="string" office:string-value="http://catalogue.bnf.fr/ark:/12148/cb42" calcext:value-type="string">
            <text:p>http://catalogue.bnf.fr/ark:/12148/cb42</text:p>
          </table:table-cell>
          <table:table-cell/>
        </table:table-row>
        <table:table-row table:style-name="ro1">
          <table:table-cell table:formula="of:=HYPERLINK(&quot;http://elec.enc.sorbonne.fr/imprimeurs/node/22371&quot;; &quot;http://elec.enc.sorbonne.fr/imprimeurs/node/22371&quot;)" office:value-type="string" office:string-value="http://elec.enc.sorbonne.fr/imprimeurs/node/22371" calcext:value-type="string">
            <text:p>http://elec.enc.sorbonne.fr/imprimeurs/node/22371</text:p>
          </table:table-cell>
          <table:table-cell office:value-type="string" calcext:value-type="string">
            <text:p>2 contes pour piano. 2, Conte fantastique : caprice de concert : piano : opus 17 / Albert Chandelier ; [ill. par E. Gendrot], 1905</text:p>
          </table:table-cell>
          <table:table-cell table:formula="of:=HYPERLINK(&quot;http://gallica.bnf.fr/ark:/12148/bpt6k3949469/f1.item&quot;; &quot;http://gallica.bnf.fr/ark:/12148/bpt6k3949469/f1.item&quot;)" office:value-type="string" office:string-value="http://gallica.bnf.fr/ark:/12148/bpt6k3949469/f1.item" calcext:value-type="string">
            <text:p>http://gallica.bnf.fr/ark:/12148/bpt6k3949469/f1.item</text:p>
          </table:table-cell>
          <table:table-cell/>
        </table:table-row>
        <table:table-row table:style-name="ro1">
          <table:table-cell table:formula="of:=HYPERLINK(&quot;http://elec.enc.sorbonne.fr/imprimeurs/node/27032&quot;; &quot;http://elec.enc.sorbonne.fr/imprimeurs/node/27032&quot;)" office:value-type="string" office:string-value="http://elec.enc.sorbonne.fr/imprimeurs/node/27032" calcext:value-type="string">
            <text:p>http://elec.enc.sorbonne.fr/imprimeurs/node/27032</text:p>
          </table:table-cell>
          <table:table-cell office:value-type="string" calcext:value-type="string">
            <text:p>La crèche. Krippe. Planche à découper et monter.</text:p>
          </table:table-cell>
          <table:table-cell table:formula="of:=HYPERLINK(&quot;www.reseau-canope.fr/musee/collections/fr/museum/mne/la-creche-krippe/9895ea7e-7621-4db1-a5e5-764b610a2668&quot;; &quot;www.reseau-canope.fr/musee/collections/fr/museum/mne/la-creche-krippe/9895ea7e-7621-4db1-a5e5-764b610a2668&quot;)" office:value-type="string" office:string-value="www.reseau-canope.fr/musee/collections/fr/museum/mne/la-creche-krippe/9895ea7e-7621-4db1-a5e5-764b610a2668" calcext:value-type="string">
            <text:p>www.reseau-canope.fr/musee/collections/fr/museum/mne/la-creche-krippe/9895ea7e-7621-4db1-a5e5-764b610a2668</text:p>
          </table:table-cell>
          <table:table-cell/>
        </table:table-row>
        <table:table-row table:style-name="ro1">
          <table:table-cell table:formula="of:=HYPERLINK(&quot;http://elec.enc.sorbonne.fr/imprimeurs/node/22585&quot;; &quot;http://elec.enc.sorbonne.fr/imprimeurs/node/22585&quot;)" office:value-type="string" office:string-value="http://elec.enc.sorbonne.fr/imprimeurs/node/22585" calcext:value-type="string">
            <text:p>http://elec.enc.sorbonne.fr/imprimeurs/node/22585</text:p>
          </table:table-cell>
          <table:table-cell office:value-type="string" calcext:value-type="string">
            <text:p>Art de représenter les nombres par abréviations, par N. Senocq,.</text:p>
          </table:table-cell>
          <table:table-cell table:formula="of:=HYPERLINK(&quot;https://catalogue.bnf.fr/ark:/12148/cb31&quot;; &quot;https://catalogue.bnf.fr/ark:/12148/cb31&quot;)" office:value-type="string" office:string-value="https://catalogue.bnf.fr/ark:/12148/cb31" calcext:value-type="string">
            <text:p>https://catalogue.bnf.fr/ark:/12148/cb31</text:p>
          </table:table-cell>
          <table:table-cell/>
        </table:table-row>
        <table:table-row table:style-name="ro1">
          <table:table-cell table:formula="of:=HYPERLINK(&quot;http://elec.enc.sorbonne.fr/imprimeurs/node/27143&quot;; &quot;http://elec.enc.sorbonne.fr/imprimeurs/node/27143&quot;)" office:value-type="string" office:string-value="http://elec.enc.sorbonne.fr/imprimeurs/node/27143" calcext:value-type="string">
            <text:p>http://elec.enc.sorbonne.fr/imprimeurs/node/27143</text:p>
          </table:table-cell>
          <table:table-cell office:value-type="string" calcext:value-type="string">
            <text:p>Cette. Bains de mer. La reine des plages de la Méditerranée. 1893.</text:p>
          </table:table-cell>
          <table:table-cell table:formula="of:=HYPERLINK(&quot;https://mediatheques.montpellier3m.fr/Default/doc/IFD/AFFICHE_10630/cette-sete-bains-de-mer&quot;; &quot;https://mediatheques.montpellier3m.fr/Default/doc/IFD/AFFICHE_10630/cette-sete-bains-de-mer&quot;)" office:value-type="string" office:string-value="https://mediatheques.montpellier3m.fr/Default/doc/IFD/AFFICHE_10630/cette-sete-bains-de-mer" calcext:value-type="string">
            <text:p>https://mediatheques.montpellier3m.fr/Default/doc/IFD/AFFICHE_10630/cette-sete-bains-de-mer</text:p>
          </table:table-cell>
          <table:table-cell/>
        </table:table-row>
        <table:table-row table:style-name="ro1">
          <table:table-cell table:formula="of:=HYPERLINK(&quot;http://elec.enc.sorbonne.fr/imprimeurs/node/24257&quot;; &quot;http://elec.enc.sorbonne.fr/imprimeurs/node/24257&quot;)" office:value-type="string" office:string-value="http://elec.enc.sorbonne.fr/imprimeurs/node/24257" calcext:value-type="string">
            <text:p>http://elec.enc.sorbonne.fr/imprimeurs/node/24257</text:p>
          </table:table-cell>
          <table:table-cell office:value-type="string" calcext:value-type="string">
            <text:p>Cloître [Saint-Guilhem-le-désert], ill. Jean-Joseph-Bonaventure Laurens. Lith. L. Marquier, 1837.</text:p>
          </table:table-cell>
          <table:table-cell table:formula="of:=HYPERLINK(&quot;https://mediatheques.montpellier3m.fr/doc/IFD/ESTAMPE_10594/cloitre-saint-guilhem-le-desert&quot;; &quot;https://mediatheques.montpellier3m.fr/doc/IFD/ESTAMPE_10594/cloitre-saint-guilhem-le-desert&quot;)" office:value-type="string" office:string-value="https://mediatheques.montpellier3m.fr/doc/IFD/ESTAMPE_10594/cloitre-saint-guilhem-le-desert" calcext:value-type="string">
            <text:p>https://mediatheques.montpellier3m.fr/doc/IFD/ESTAMPE_10594/cloitre-saint-guilhem-le-desert</text:p>
          </table:table-cell>
          <table:table-cell/>
        </table:table-row>
        <table:table-row table:style-name="ro1">
          <table:table-cell table:formula="of:=HYPERLINK(&quot;http://elec.enc.sorbonne.fr/imprimeurs/node/27032&quot;; &quot;http://elec.enc.sorbonne.fr/imprimeurs/node/27032&quot;)" office:value-type="string" office:string-value="http://elec.enc.sorbonne.fr/imprimeurs/node/27032" calcext:value-type="string">
            <text:p>http://elec.enc.sorbonne.fr/imprimeurs/node/27032</text:p>
          </table:table-cell>
          <table:table-cell office:value-type="string" calcext:value-type="string">
            <text:p>Bilder aus dem Leben von Kaiser Wilhelm dem Grossen</text:p>
          </table:table-cell>
          <table:table-cell table:formula="of:=HYPERLINK(&quot;www.reseau-canope.fr/musee/collections/fr/museum/mne/bilder-aus-dem-leben-von-kaiser-wilhelm-dem-grossen/3539998b-aa01-4802-abbd-2cebda1db25f&quot;; &quot;www.reseau-canope.fr/musee/collections/fr/museum/mne/bilder-aus-dem-leben-von-kaiser-wilhelm-dem-grossen/3539998b-aa01-4802-abbd-2cebda1db25f&quot;)" office:value-type="string" office:string-value="www.reseau-canope.fr/musee/collections/fr/museum/mne/bilder-aus-dem-leben-von-kaiser-wilhelm-dem-grossen/3539998b-aa01-4802-abbd-2cebda1db25f" calcext:value-type="string">
            <text:p>www.reseau-canope.fr/musee/collections/fr/museum/mne/bilder-aus-dem-leben-von-kaiser-wilhelm-dem-grossen/3539998b-aa01-4802-abbd-2cebda1db25f</text:p>
          </table:table-cell>
          <table:table-cell/>
        </table:table-row>
        <table:table-row table:style-name="ro1">
          <table:table-cell table:formula="of:=HYPERLINK(&quot;http://elec.enc.sorbonne.fr/imprimeurs/node/27077&quot;; &quot;http://elec.enc.sorbonne.fr/imprimeurs/node/27077&quot;)" office:value-type="string" office:string-value="http://elec.enc.sorbonne.fr/imprimeurs/node/27077" calcext:value-type="string">
            <text:p>http://elec.enc.sorbonne.fr/imprimeurs/node/27077</text:p>
          </table:table-cell>
          <table:table-cell office:value-type="string" calcext:value-type="string">
            <text:p>Collection de chromos Gibert-Clarey (Coll. particulière)</text:p>
          </table:table-cell>
          <table:table-cell table:formula="of:=HYPERLINK(&quot;www.chromo-clarey.com&quot;; &quot;www.chromo-clarey.com&quot;)" office:value-type="string" office:string-value="www.chromo-clarey.com" calcext:value-type="string">
            <text:p>www.chromo-clarey.com</text:p>
          </table:table-cell>
          <table:table-cell/>
        </table:table-row>
        <table:table-row table:style-name="ro1">
          <table:table-cell table:formula="of:=HYPERLINK(&quot;http://elec.enc.sorbonne.fr/imprimeurs/node/24609&quot;; &quot;http://elec.enc.sorbonne.fr/imprimeurs/node/24609&quot;)" office:value-type="string" office:string-value="http://elec.enc.sorbonne.fr/imprimeurs/node/24609" calcext:value-type="string">
            <text:p>http://elec.enc.sorbonne.fr/imprimeurs/node/24609</text:p>
          </table:table-cell>
          <table:table-cell office:value-type="string" calcext:value-type="string">
            <text:p>Vue du pont de Jurançon</text:p>
          </table:table-cell>
          <table:table-cell table:formula="of:=HYPERLINK(&quot;https://rosalis.bibliotheque.toulouse.fr/cgi-bin/hub?a=d&amp;d=%2Fark%3A%2F74899%2FB315556101_A_PARCDEPAU_007&quot;; &quot;https://rosalis.bibliotheque.toulouse.fr/cgi-bin/hub?a=d&amp;d=%2Fark%3A%2F74899%2FB315556101_A_PARCDEPAU_007&quot;)" office:value-type="string" office:string-value="https://rosalis.bibliotheque.toulouse.fr/cgi-bin/hub?a=d&amp;d=%2Fark%3A%2F74899%2FB315556101_A_PARCDEPAU_007" calcext:value-type="string">
            <text:p>https://rosalis.bibliotheque.toulouse.fr/cgi-bin/hub?a=d&amp;d=%2Fark%3A%2F74899%2FB315556101_A_PARCDEPAU_007</text:p>
          </table:table-cell>
          <table:table-cell/>
        </table:table-row>
        <table:table-row table:style-name="ro1">
          <table:table-cell table:formula="of:=HYPERLINK(&quot;http://elec.enc.sorbonne.fr/imprimeurs/node/24257&quot;; &quot;http://elec.enc.sorbonne.fr/imprimeurs/node/24257&quot;)" office:value-type="string" office:string-value="http://elec.enc.sorbonne.fr/imprimeurs/node/24257" calcext:value-type="string">
            <text:p>http://elec.enc.sorbonne.fr/imprimeurs/node/24257</text:p>
          </table:table-cell>
          <table:table-cell office:value-type="string" calcext:value-type="string">
            <text:p>Source du Verdus et Pas de l'Escaliou, ill. Jean-Joseph-Bonaventure Laurens. Lith. L. Marquier, 1837.</text:p>
          </table:table-cell>
          <table:table-cell table:formula="of:=HYPERLINK(&quot;https://mediatheques.montpellier3m.fr/doc/IFD/ESTAMPE_10595/source-du-verdus-et-pas-de-l-escaliou-saint-guilhem-le-desert&quot;; &quot;https://mediatheques.montpellier3m.fr/doc/IFD/ESTAMPE_10595/source-du-verdus-et-pas-de-l-escaliou-saint-guilhem-le-desert&quot;)" office:value-type="string" office:string-value="https://mediatheques.montpellier3m.fr/doc/IFD/ESTAMPE_10595/source-du-verdus-et-pas-de-l-escaliou-saint-guilhem-le-desert" calcext:value-type="string">
            <text:p>https://mediatheques.montpellier3m.fr/doc/IFD/ESTAMPE_10595/source-du-verdus-et-pas-de-l-escaliou-saint-guilhem-le-desert</text:p>
          </table:table-cell>
          <table:table-cell/>
        </table:table-row>
        <table:table-row table:style-name="ro1">
          <table:table-cell table:formula="of:=HYPERLINK(&quot;http://elec.enc.sorbonne.fr/imprimeurs/node/26809&quot;; &quot;http://elec.enc.sorbonne.fr/imprimeurs/node/26809&quot;)" office:value-type="string" office:string-value="http://elec.enc.sorbonne.fr/imprimeurs/node/26809" calcext:value-type="string">
            <text:p>http://elec.enc.sorbonne.fr/imprimeurs/node/26809</text:p>
          </table:table-cell>
          <table:table-cell office:value-type="string" calcext:value-type="string">
            <text:p>J.-J. B. Laurens, Ateliers de filature, 1841?</text:p>
          </table:table-cell>
          <table:table-cell table:formula="of:=HYPERLINK(&quot;https://mediatheques.montpellier3m.fr/infodoc/digitalcollections/viewerpopup.aspx?eid=IFD_FICJOINT_ESTAMPE_8480_1&amp;seid=ESTAMPE_8480&quot;; &quot;https://mediatheques.montpellier3m.fr/infodoc/digitalcollections/viewerpopup.aspx?eid=IFD_FICJOINT_ESTAMPE_8480_1&amp;seid=ESTAMPE_8480&quot;)" office:value-type="string" office:string-value="https://mediatheques.montpellier3m.fr/infodoc/digitalcollections/viewerpopup.aspx?eid=IFD_FICJOINT_ESTAMPE_8480_1&amp;seid=ESTAMPE_8480" calcext:value-type="string">
            <text:p>https://mediatheques.montpellier3m.fr/infodoc/digitalcollections/viewerpopup.aspx?eid=IFD_FICJOINT_ESTAMPE_8480_1&amp;seid=ESTAMPE_8480</text:p>
          </table:table-cell>
          <table:table-cell/>
        </table:table-row>
        <table:table-row table:style-name="ro1">
          <table:table-cell table:formula="of:=HYPERLINK(&quot;http://elec.enc.sorbonne.fr/imprimeurs/node/26809&quot;; &quot;http://elec.enc.sorbonne.fr/imprimeurs/node/26809&quot;)" office:value-type="string" office:string-value="http://elec.enc.sorbonne.fr/imprimeurs/node/26809" calcext:value-type="string">
            <text:p>http://elec.enc.sorbonne.fr/imprimeurs/node/26809</text:p>
          </table:table-cell>
          <table:table-cell office:value-type="string" calcext:value-type="string">
            <text:p>J.-J. B. Laurens, Bouquet de pins au bord du Lez, 1840</text:p>
          </table:table-cell>
          <table:table-cell table:formula="of:=HYPERLINK(&quot;https://mediatheques.montpellier3m.fr/infodoc/digitalcollections/viewerpopup.aspx?eid=IFD_FICJOINT_ESTAMPE_8478_1&amp;seid=ESTAMPE_8478&quot;; &quot;https://mediatheques.montpellier3m.fr/infodoc/digitalcollections/viewerpopup.aspx?eid=IFD_FICJOINT_ESTAMPE_8478_1&amp;seid=ESTAMPE_8478&quot;)" office:value-type="string" office:string-value="https://mediatheques.montpellier3m.fr/infodoc/digitalcollections/viewerpopup.aspx?eid=IFD_FICJOINT_ESTAMPE_8478_1&amp;seid=ESTAMPE_8478" calcext:value-type="string">
            <text:p>https://mediatheques.montpellier3m.fr/infodoc/digitalcollections/viewerpopup.aspx?eid=IFD_FICJOINT_ESTAMPE_8478_1&amp;seid=ESTAMPE_8478</text:p>
          </table:table-cell>
          <table:table-cell/>
        </table:table-row>
        <table:table-row table:style-name="ro1">
          <table:table-cell table:formula="of:=HYPERLINK(&quot;http://elec.enc.sorbonne.fr/imprimeurs/node/26809&quot;; &quot;http://elec.enc.sorbonne.fr/imprimeurs/node/26809&quot;)" office:value-type="string" office:string-value="http://elec.enc.sorbonne.fr/imprimeurs/node/26809" calcext:value-type="string">
            <text:p>http://elec.enc.sorbonne.fr/imprimeurs/node/26809</text:p>
          </table:table-cell>
          <table:table-cell office:value-type="string" calcext:value-type="string">
            <text:p>Statue équestre en bronze <text:s/>de Louis XIV</text:p>
          </table:table-cell>
          <table:table-cell table:formula="of:=HYPERLINK(&quot;https://mediatheques.montpellier3m.fr/infodoc/digitalcollections/viewerpopup.aspx?eid=IFD_FICJOINT_ESTAMPE_15147_1&amp;seid=ESTAMPE_15147&quot;; &quot;https://mediatheques.montpellier3m.fr/infodoc/digitalcollections/viewerpopup.aspx?eid=IFD_FICJOINT_ESTAMPE_15147_1&amp;seid=ESTAMPE_15147&quot;)" office:value-type="string" office:string-value="https://mediatheques.montpellier3m.fr/infodoc/digitalcollections/viewerpopup.aspx?eid=IFD_FICJOINT_ESTAMPE_15147_1&amp;seid=ESTAMPE_15147" calcext:value-type="string">
            <text:p>https://mediatheques.montpellier3m.fr/infodoc/digitalcollections/viewerpopup.aspx?eid=IFD_FICJOINT_ESTAMPE_15147_1&amp;seid=ESTAMPE_15147</text:p>
          </table:table-cell>
          <table:table-cell/>
        </table:table-row>
        <table:table-row table:style-name="ro1">
          <table:table-cell table:formula="of:=HYPERLINK(&quot;http://elec.enc.sorbonne.fr/imprimeurs/node/24251&quot;; &quot;http://elec.enc.sorbonne.fr/imprimeurs/node/24251&quot;)" office:value-type="string" office:string-value="http://elec.enc.sorbonne.fr/imprimeurs/node/24251" calcext:value-type="string">
            <text:p>http://elec.enc.sorbonne.fr/imprimeurs/node/24251</text:p>
          </table:table-cell>
          <table:table-cell office:value-type="string" calcext:value-type="string">
            <text:p>J. J. B. Laurens, Cathédrale et École de médecine de Montpellier</text:p>
          </table:table-cell>
          <table:table-cell table:formula="of:=HYPERLINK(&quot;https://mediatheques.montpellier3m.fr/infodoc/digitalcollections/viewerpopup.aspx?eid=IFD_FICJOINT_ESTAMPE_14984_1&amp;seid=ESTAMPE_14984&quot;; &quot;https://mediatheques.montpellier3m.fr/infodoc/digitalcollections/viewerpopup.aspx?eid=IFD_FICJOINT_ESTAMPE_14984_1&amp;seid=ESTAMPE_14984&quot;)" office:value-type="string" office:string-value="https://mediatheques.montpellier3m.fr/infodoc/digitalcollections/viewerpopup.aspx?eid=IFD_FICJOINT_ESTAMPE_14984_1&amp;seid=ESTAMPE_14984" calcext:value-type="string">
            <text:p>https://mediatheques.montpellier3m.fr/infodoc/digitalcollections/viewerpopup.aspx?eid=IFD_FICJOINT_ESTAMPE_14984_1&amp;seid=ESTAMPE_14984</text:p>
          </table:table-cell>
          <table:table-cell/>
        </table:table-row>
        <table:table-row table:style-name="ro1">
          <table:table-cell table:formula="of:=HYPERLINK(&quot;http://elec.enc.sorbonne.fr/imprimeurs/node/24251&quot;; &quot;http://elec.enc.sorbonne.fr/imprimeurs/node/24251&quot;)" office:value-type="string" office:string-value="http://elec.enc.sorbonne.fr/imprimeurs/node/24251" calcext:value-type="string">
            <text:p>http://elec.enc.sorbonne.fr/imprimeurs/node/24251</text:p>
          </table:table-cell>
          <table:table-cell office:value-type="string" calcext:value-type="string">
            <text:p>J. L. Boilly, Le docteur Dubreuil</text:p>
          </table:table-cell>
          <table:table-cell table:formula="of:=HYPERLINK(&quot;https://mediatheques.montpellier3m.fr/infodoc/digitalcollections/viewerpopup.aspx?eid=IFD_FICJOINT_ESTAMPE_14559_1&amp;seid=ESTAMPE_14559&quot;; &quot;https://mediatheques.montpellier3m.fr/infodoc/digitalcollections/viewerpopup.aspx?eid=IFD_FICJOINT_ESTAMPE_14559_1&amp;seid=ESTAMPE_14559&quot;)" office:value-type="string" office:string-value="https://mediatheques.montpellier3m.fr/infodoc/digitalcollections/viewerpopup.aspx?eid=IFD_FICJOINT_ESTAMPE_14559_1&amp;seid=ESTAMPE_14559" calcext:value-type="string">
            <text:p>https://mediatheques.montpellier3m.fr/infodoc/digitalcollections/viewerpopup.aspx?eid=IFD_FICJOINT_ESTAMPE_14559_1&amp;seid=ESTAMPE_14559</text:p>
          </table:table-cell>
          <table:table-cell/>
        </table:table-row>
        <table:table-row table:style-name="ro1">
          <table:table-cell table:formula="of:=HYPERLINK(&quot;http://elec.enc.sorbonne.fr/imprimeurs/node/24251&quot;; &quot;http://elec.enc.sorbonne.fr/imprimeurs/node/24251&quot;)" office:value-type="string" office:string-value="http://elec.enc.sorbonne.fr/imprimeurs/node/24251" calcext:value-type="string">
            <text:p>http://elec.enc.sorbonne.fr/imprimeurs/node/24251</text:p>
          </table:table-cell>
          <table:table-cell office:value-type="string" calcext:value-type="string">
            <text:p>J. L. Boilly, Le docteur Chrestien, 1833.</text:p>
          </table:table-cell>
          <table:table-cell table:formula="of:=HYPERLINK(&quot;https://mediatheques.montpellier3m.fr/infodoc/digitalcollections/viewerpopup.aspx?eid=IFD_FICJOINT_ESTAMPE_14552_1&amp;seid=ESTAMPE_14552&quot;; &quot;https://mediatheques.montpellier3m.fr/infodoc/digitalcollections/viewerpopup.aspx?eid=IFD_FICJOINT_ESTAMPE_14552_1&amp;seid=ESTAMPE_14552&quot;)" office:value-type="string" office:string-value="https://mediatheques.montpellier3m.fr/infodoc/digitalcollections/viewerpopup.aspx?eid=IFD_FICJOINT_ESTAMPE_14552_1&amp;seid=ESTAMPE_14552" calcext:value-type="string">
            <text:p>https://mediatheques.montpellier3m.fr/infodoc/digitalcollections/viewerpopup.aspx?eid=IFD_FICJOINT_ESTAMPE_14552_1&amp;seid=ESTAMPE_14552</text:p>
          </table:table-cell>
          <table:table-cell/>
        </table:table-row>
        <table:table-row table:style-name="ro1">
          <table:table-cell table:formula="of:=HYPERLINK(&quot;http://elec.enc.sorbonne.fr/imprimeurs/node/26809&quot;; &quot;http://elec.enc.sorbonne.fr/imprimeurs/node/26809&quot;)" office:value-type="string" office:string-value="http://elec.enc.sorbonne.fr/imprimeurs/node/26809" calcext:value-type="string">
            <text:p>http://elec.enc.sorbonne.fr/imprimeurs/node/26809</text:p>
          </table:table-cell>
          <table:table-cell office:value-type="string" calcext:value-type="string">
            <text:p>J.-J. B. Laurens, Bords de l'étang de Thau, 1853.</text:p>
          </table:table-cell>
          <table:table-cell table:formula="of:=HYPERLINK(&quot;https://mediatheques.montpellier3m.fr/infodoc/digitalcollections/viewerpopup.aspx?eid=IFD_FICJOINT_ESTAMPE_10673_1&amp;seid=ESTAMPE_10673&quot;; &quot;https://mediatheques.montpellier3m.fr/infodoc/digitalcollections/viewerpopup.aspx?eid=IFD_FICJOINT_ESTAMPE_10673_1&amp;seid=ESTAMPE_10673&quot;)" office:value-type="string" office:string-value="https://mediatheques.montpellier3m.fr/infodoc/digitalcollections/viewerpopup.aspx?eid=IFD_FICJOINT_ESTAMPE_10673_1&amp;seid=ESTAMPE_10673" calcext:value-type="string">
            <text:p>https://mediatheques.montpellier3m.fr/infodoc/digitalcollections/viewerpopup.aspx?eid=IFD_FICJOINT_ESTAMPE_10673_1&amp;seid=ESTAMPE_10673</text:p>
          </table:table-cell>
          <table:table-cell/>
        </table:table-row>
        <table:table-row table:style-name="ro1">
          <table:table-cell table:formula="of:=HYPERLINK(&quot;http://elec.enc.sorbonne.fr/imprimeurs/node/26809&quot;; &quot;http://elec.enc.sorbonne.fr/imprimeurs/node/26809&quot;)" office:value-type="string" office:string-value="http://elec.enc.sorbonne.fr/imprimeurs/node/26809" calcext:value-type="string">
            <text:p>http://elec.enc.sorbonne.fr/imprimeurs/node/26809</text:p>
          </table:table-cell>
          <table:table-cell office:value-type="string" calcext:value-type="string">
            <text:p>J.-J.B. Laurens, Cathédrale de Saint-Fulcrand à Lodève, 1839.</text:p>
          </table:table-cell>
          <table:table-cell table:formula="of:=HYPERLINK(&quot;https://mediatheques.montpellier3m.fr/infodoc/digitalcollections/viewerpopup.aspx?eid=IFD_FICJOINT_ESTAMPE_10608_1&amp;seid=ESTAMPE_10608&quot;; &quot;https://mediatheques.montpellier3m.fr/infodoc/digitalcollections/viewerpopup.aspx?eid=IFD_FICJOINT_ESTAMPE_10608_1&amp;seid=ESTAMPE_10608&quot;)" office:value-type="string" office:string-value="https://mediatheques.montpellier3m.fr/infodoc/digitalcollections/viewerpopup.aspx?eid=IFD_FICJOINT_ESTAMPE_10608_1&amp;seid=ESTAMPE_10608" calcext:value-type="string">
            <text:p>https://mediatheques.montpellier3m.fr/infodoc/digitalcollections/viewerpopup.aspx?eid=IFD_FICJOINT_ESTAMPE_10608_1&amp;seid=ESTAMPE_10608</text:p>
          </table:table-cell>
          <table:table-cell/>
        </table:table-row>
        <table:table-row table:style-name="ro1">
          <table:table-cell table:formula="of:=HYPERLINK(&quot;http://elec.enc.sorbonne.fr/imprimeurs/node/26809&quot;; &quot;http://elec.enc.sorbonne.fr/imprimeurs/node/26809&quot;)" office:value-type="string" office:string-value="http://elec.enc.sorbonne.fr/imprimeurs/node/26809" calcext:value-type="string">
            <text:p>http://elec.enc.sorbonne.fr/imprimeurs/node/26809</text:p>
          </table:table-cell>
          <table:table-cell office:value-type="string" calcext:value-type="string">
            <text:p>J. Cassan, Projet de marché couvert, 1855.</text:p>
          </table:table-cell>
          <table:table-cell table:formula="of:=HYPERLINK(&quot;https://mediatheques.montpellier3m.fr/infodoc/digitalcollections/viewerpopup.aspx?eid=IFD_FICJOINT_CARTE_ET_PLAN_3849_1&amp;seid=CARTE_ET_PLAN_3849&quot;; &quot;https://mediatheques.montpellier3m.fr/infodoc/digitalcollections/viewerpopup.aspx?eid=IFD_FICJOINT_CARTE_ET_PLAN_3849_1&amp;seid=CARTE_ET_PLAN_3849&quot;)" office:value-type="string" office:string-value="https://mediatheques.montpellier3m.fr/infodoc/digitalcollections/viewerpopup.aspx?eid=IFD_FICJOINT_CARTE_ET_PLAN_3849_1&amp;seid=CARTE_ET_PLAN_3849" calcext:value-type="string">
            <text:p>https://mediatheques.montpellier3m.fr/infodoc/digitalcollections/viewerpopup.aspx?eid=IFD_FICJOINT_CARTE_ET_PLAN_3849_1&amp;seid=CARTE_ET_PLAN_3849</text:p>
          </table:table-cell>
          <table:table-cell/>
        </table:table-row>
        <table:table-row table:style-name="ro1">
          <table:table-cell table:formula="of:=HYPERLINK(&quot;http://elec.enc.sorbonne.fr/imprimeurs/node/24251&quot;; &quot;http://elec.enc.sorbonne.fr/imprimeurs/node/24251&quot;)" office:value-type="string" office:string-value="http://elec.enc.sorbonne.fr/imprimeurs/node/24251" calcext:value-type="string">
            <text:p>http://elec.enc.sorbonne.fr/imprimeurs/node/24251</text:p>
          </table:table-cell>
          <table:table-cell office:value-type="string" calcext:value-type="string">
            <text:p>Carte du département de l'Hérault, Moquin et cie, 1835?</text:p>
          </table:table-cell>
          <table:table-cell table:formula="of:=HYPERLINK(&quot;https://mediatheques.montpellier3m.fr/infodoc/digitalcollections/viewerpopup.aspx?eid=IFD_FICJOINT_CARTE_ET_PLAN_10832_1_1&amp;seid=CARTE_ET_PLAN_10832&quot;; &quot;https://mediatheques.montpellier3m.fr/infodoc/digitalcollections/viewerpopup.aspx?eid=IFD_FICJOINT_CARTE_ET_PLAN_10832_1_1&amp;seid=CARTE_ET_PLAN_10832&quot;)" office:value-type="string" office:string-value="https://mediatheques.montpellier3m.fr/infodoc/digitalcollections/viewerpopup.aspx?eid=IFD_FICJOINT_CARTE_ET_PLAN_10832_1_1&amp;seid=CARTE_ET_PLAN_10832" calcext:value-type="string">
            <text:p>https://mediatheques.montpellier3m.fr/infodoc/digitalcollections/viewerpopup.aspx?eid=IFD_FICJOINT_CARTE_ET_PLAN_10832_1_1&amp;seid=CARTE_ET_PLAN_10832</text:p>
          </table:table-cell>
          <table:table-cell/>
        </table:table-row>
        <table:table-row table:style-name="ro1">
          <table:table-cell table:formula="of:=HYPERLINK(&quot;http://elec.enc.sorbonne.fr/imprimeurs/node/24257&quot;; &quot;http://elec.enc.sorbonne.fr/imprimeurs/node/24257&quot;)" office:value-type="string" office:string-value="http://elec.enc.sorbonne.fr/imprimeurs/node/24257" calcext:value-type="string">
            <text:p>http://elec.enc.sorbonne.fr/imprimeurs/node/24257</text:p>
          </table:table-cell>
          <table:table-cell office:value-type="string" calcext:value-type="string">
            <text:p>Intérieur de l'église [Saint-Guilhem-le-désert], ill. Jean-Joseph-Bonaventure Laurens. Lith. L. Marquier, 1837.</text:p>
          </table:table-cell>
          <table:table-cell table:formula="of:=HYPERLINK(&quot;https://mediatheques.montpellier3m.fr/doc/IFD/ESTAMPE_10596/interieur-de-l-eglise-saint-guilhem-le-desert&quot;; &quot;https://mediatheques.montpellier3m.fr/doc/IFD/ESTAMPE_10596/interieur-de-l-eglise-saint-guilhem-le-desert&quot;)" office:value-type="string" office:string-value="https://mediatheques.montpellier3m.fr/doc/IFD/ESTAMPE_10596/interieur-de-l-eglise-saint-guilhem-le-desert" calcext:value-type="string">
            <text:p>https://mediatheques.montpellier3m.fr/doc/IFD/ESTAMPE_10596/interieur-de-l-eglise-saint-guilhem-le-desert</text:p>
          </table:table-cell>
          <table:table-cell/>
        </table:table-row>
        <table:table-row table:style-name="ro1">
          <table:table-cell table:formula="of:=HYPERLINK(&quot;http://elec.enc.sorbonne.fr/imprimeurs/node/27032&quot;; &quot;http://elec.enc.sorbonne.fr/imprimeurs/node/27032&quot;)" office:value-type="string" office:string-value="http://elec.enc.sorbonne.fr/imprimeurs/node/27032" calcext:value-type="string">
            <text:p>http://elec.enc.sorbonne.fr/imprimeurs/node/27032</text:p>
          </table:table-cell>
          <table:table-cell office:value-type="string" calcext:value-type="string">
            <text:p>L'Éléphant. [image servant de cible]</text:p>
          </table:table-cell>
          <table:table-cell table:formula="of:=HYPERLINK(&quot;www.reseau-canope.fr/musee/collections/fr/museum/mne/l-elephant/47547d86-6afd-4342-8a08-64b9dce2ccbb&quot;; &quot;www.reseau-canope.fr/musee/collections/fr/museum/mne/l-elephant/47547d86-6afd-4342-8a08-64b9dce2ccbb&quot;)" office:value-type="string" office:string-value="www.reseau-canope.fr/musee/collections/fr/museum/mne/l-elephant/47547d86-6afd-4342-8a08-64b9dce2ccbb" calcext:value-type="string">
            <text:p>www.reseau-canope.fr/musee/collections/fr/museum/mne/l-elephant/47547d86-6afd-4342-8a08-64b9dce2ccbb</text:p>
          </table:table-cell>
          <table:table-cell/>
        </table:table-row>
        <table:table-row table:style-name="ro1">
          <table:table-cell table:formula="of:=HYPERLINK(&quot;http://elec.enc.sorbonne.fr/imprimeurs/node/22841&quot;; &quot;http://elec.enc.sorbonne.fr/imprimeurs/node/22841&quot;)" office:value-type="string" office:string-value="http://elec.enc.sorbonne.fr/imprimeurs/node/22841" calcext:value-type="string">
            <text:p>http://elec.enc.sorbonne.fr/imprimeurs/node/22841</text:p>
          </table:table-cell>
          <table:table-cell office:value-type="string" calcext:value-type="string">
            <text:p>Carte du Kiangsi (Chine), gravé par Erhard, Paris : imp. Monrocq, 1875.</text:p>
          </table:table-cell>
          <table:table-cell table:formula="of:=HYPERLINK(&quot;http://gallica.bnf.fr/ark:/12148/btv1b53058201&quot;; &quot;http://gallica.bnf.fr/ark:/12148/btv1b53058201&quot;)" office:value-type="string" office:string-value="http://gallica.bnf.fr/ark:/12148/btv1b53058201" calcext:value-type="string">
            <text:p>http://gallica.bnf.fr/ark:/12148/btv1b53058201</text:p>
          </table:table-cell>
          <table:table-cell/>
        </table:table-row>
        <table:table-row table:style-name="ro1">
          <table:table-cell table:formula="of:=HYPERLINK(&quot;http://elec.enc.sorbonne.fr/imprimeurs/node/21623&quot;; &quot;http://elec.enc.sorbonne.fr/imprimeurs/node/21623&quot;)" office:value-type="string" office:string-value="http://elec.enc.sorbonne.fr/imprimeurs/node/21623" calcext:value-type="string">
            <text:p>http://elec.enc.sorbonne.fr/imprimeurs/node/21623</text:p>
          </table:table-cell>
          <table:table-cell office:value-type="string" calcext:value-type="string">
            <text:p>Alfred Mutel / E. Pirodon lith., portrait, 1880</text:p>
          </table:table-cell>
          <table:table-cell table:formula="of:=HYPERLINK(&quot;http://gallica.bnf.fr/ark:/12148/btv1b7721755t/f1.item&quot;; &quot;http://gallica.bnf.fr/ark:/12148/btv1b7721755t/f1.item&quot;)" office:value-type="string" office:string-value="http://gallica.bnf.fr/ark:/12148/btv1b7721755t/f1.item" calcext:value-type="string">
            <text:p>http://gallica.bnf.fr/ark:/12148/btv1b7721755t/f1.item</text:p>
          </table:table-cell>
          <table:table-cell/>
        </table:table-row>
        <table:table-row table:style-name="ro1">
          <table:table-cell table:formula="of:=HYPERLINK(&quot;http://elec.enc.sorbonne.fr/imprimeurs/node/22301&quot;; &quot;http://elec.enc.sorbonne.fr/imprimeurs/node/22301&quot;)" office:value-type="string" office:string-value="http://elec.enc.sorbonne.fr/imprimeurs/node/22301" calcext:value-type="string">
            <text:p>http://elec.enc.sorbonne.fr/imprimeurs/node/22301</text:p>
          </table:table-cell>
          <table:table-cell office:value-type="string" calcext:value-type="string">
            <text:p>Montjoie. Académie Royale de Musique</text:p>
          </table:table-cell>
          <table:table-cell table:formula="of:=HYPERLINK(&quot;http://gallica.bnf.fr/ark:/12148/btv1b7721714w/f1.item&quot;; &quot;http://gallica.bnf.fr/ark:/12148/btv1b7721714w/f1.item&quot;)" office:value-type="string" office:string-value="http://gallica.bnf.fr/ark:/12148/btv1b7721714w/f1.item" calcext:value-type="string">
            <text:p>http://gallica.bnf.fr/ark:/12148/btv1b7721714w/f1.item</text:p>
          </table:table-cell>
          <table:table-cell/>
        </table:table-row>
        <table:table-row table:style-name="ro1">
          <table:table-cell table:formula="of:=HYPERLINK(&quot;http://elec.enc.sorbonne.fr/imprimeurs/node/22667&quot;; &quot;http://elec.enc.sorbonne.fr/imprimeurs/node/22667&quot;)" office:value-type="string" office:string-value="http://elec.enc.sorbonne.fr/imprimeurs/node/22667" calcext:value-type="string">
            <text:p>http://elec.enc.sorbonne.fr/imprimeurs/node/22667</text:p>
          </table:table-cell>
          <table:table-cell office:value-type="string" calcext:value-type="string">
            <text:p>Charles Lecocq (1832-1918), portrait</text:p>
          </table:table-cell>
          <table:table-cell table:formula="of:=HYPERLINK(&quot;http://gallica.bnf.fr/ark:/12148/btv1b7721397s/f2.item&quot;; &quot;http://gallica.bnf.fr/ark:/12148/btv1b7721397s/f2.item&quot;)" office:value-type="string" office:string-value="http://gallica.bnf.fr/ark:/12148/btv1b7721397s/f2.item" calcext:value-type="string">
            <text:p>http://gallica.bnf.fr/ark:/12148/btv1b7721397s/f2.item</text:p>
          </table:table-cell>
          <table:table-cell/>
        </table:table-row>
        <table:table-row table:style-name="ro1">
          <table:table-cell table:formula="of:=HYPERLINK(&quot;http://elec.enc.sorbonne.fr/imprimeurs/node/24671&quot;; &quot;http://elec.enc.sorbonne.fr/imprimeurs/node/24671&quot;)" office:value-type="string" office:string-value="http://elec.enc.sorbonne.fr/imprimeurs/node/24671" calcext:value-type="string">
            <text:p>http://elec.enc.sorbonne.fr/imprimeurs/node/24671</text:p>
          </table:table-cell>
          <table:table-cell office:value-type="string" calcext:value-type="string">
            <text:p>Jeune Paysanne de la vallée d'Ossau</text:p>
          </table:table-cell>
          <table:table-cell table:formula="of:=HYPERLINK(&quot;http://numerique.bibliotheque.toulouse.fr/ark:/74899/B315556101_A_POUBLAN_001&quot;; &quot;http://numerique.bibliotheque.toulouse.fr/ark:/74899/B315556101_A_POUBLAN_001&quot;)" office:value-type="string" office:string-value="http://numerique.bibliotheque.toulouse.fr/ark:/74899/B315556101_A_POUBLAN_001" calcext:value-type="string">
            <text:p>http://numerique.bibliotheque.toulouse.fr/ark:/74899/B315556101_A_POUBLAN_001</text:p>
          </table:table-cell>
          <table:table-cell/>
        </table:table-row>
        <table:table-row table:style-name="ro1">
          <table:table-cell table:formula="of:=HYPERLINK(&quot;http://elec.enc.sorbonne.fr/imprimeurs/node/22331&quot;; &quot;http://elec.enc.sorbonne.fr/imprimeurs/node/22331&quot;)" office:value-type="string" office:string-value="http://elec.enc.sorbonne.fr/imprimeurs/node/22331" calcext:value-type="string">
            <text:p>http://elec.enc.sorbonne.fr/imprimeurs/node/22331</text:p>
          </table:table-cell>
          <table:table-cell office:value-type="string" calcext:value-type="string">
            <text:p>Pyrénées centrales - Panorama pris du som de Nère (2401 m) près de Luz</text:p>
          </table:table-cell>
          <table:table-cell table:formula="of:=HYPERLINK(&quot;http://numerique.bibliotheque.toulouse.fr/ark:/74899/B315556101_A_WALLON_4_001&quot;; &quot;http://numerique.bibliotheque.toulouse.fr/ark:/74899/B315556101_A_WALLON_4_001&quot;)" office:value-type="string" office:string-value="http://numerique.bibliotheque.toulouse.fr/ark:/74899/B315556101_A_WALLON_4_001" calcext:value-type="string">
            <text:p>http://numerique.bibliotheque.toulouse.fr/ark:/74899/B315556101_A_WALLON_4_001</text:p>
          </table:table-cell>
          <table:table-cell/>
        </table:table-row>
        <table:table-row table:style-name="ro1">
          <table:table-cell table:formula="of:=HYPERLINK(&quot;http://elec.enc.sorbonne.fr/imprimeurs/node/22331&quot;; &quot;http://elec.enc.sorbonne.fr/imprimeurs/node/22331&quot;)" office:value-type="string" office:string-value="http://elec.enc.sorbonne.fr/imprimeurs/node/22331" calcext:value-type="string">
            <text:p>http://elec.enc.sorbonne.fr/imprimeurs/node/22331</text:p>
          </table:table-cell>
          <table:table-cell office:value-type="string" calcext:value-type="string">
            <text:p>Pyrénées centrales - Panorama général circulaire pris du sommet du pic de Sauvegarde (près du Port de Vénasque)</text:p>
          </table:table-cell>
          <table:table-cell table:formula="of:=HYPERLINK(&quot;http://numerique.bibliotheque.toulouse.fr/ark:/74899/B315556101_A_WALLON_3_001&quot;; &quot;http://numerique.bibliotheque.toulouse.fr/ark:/74899/B315556101_A_WALLON_3_001&quot;)" office:value-type="string" office:string-value="http://numerique.bibliotheque.toulouse.fr/ark:/74899/B315556101_A_WALLON_3_001" calcext:value-type="string">
            <text:p>http://numerique.bibliotheque.toulouse.fr/ark:/74899/B315556101_A_WALLON_3_001</text:p>
          </table:table-cell>
          <table:table-cell/>
        </table:table-row>
        <table:table-row table:style-name="ro1">
          <table:table-cell table:formula="of:=HYPERLINK(&quot;http://elec.enc.sorbonne.fr/imprimeurs/node/22331&quot;; &quot;http://elec.enc.sorbonne.fr/imprimeurs/node/22331&quot;)" office:value-type="string" office:string-value="http://elec.enc.sorbonne.fr/imprimeurs/node/22331" calcext:value-type="string">
            <text:p>http://elec.enc.sorbonne.fr/imprimeurs/node/22331</text:p>
          </table:table-cell>
          <table:table-cell office:value-type="string" calcext:value-type="string">
            <text:p>Pyrénées centrales - Panorama général circulaire pris du plateau de Pène-Nère (N. du col de Riou près de Cauterets)</text:p>
          </table:table-cell>
          <table:table-cell table:formula="of:=HYPERLINK(&quot;http://numerique.bibliotheque.toulouse.fr/ark:/74899/B315556101_A_WALLON_2_001&quot;; &quot;http://numerique.bibliotheque.toulouse.fr/ark:/74899/B315556101_A_WALLON_2_001&quot;)" office:value-type="string" office:string-value="http://numerique.bibliotheque.toulouse.fr/ark:/74899/B315556101_A_WALLON_2_001" calcext:value-type="string">
            <text:p>http://numerique.bibliotheque.toulouse.fr/ark:/74899/B315556101_A_WALLON_2_001</text:p>
          </table:table-cell>
          <table:table-cell/>
        </table:table-row>
        <table:table-row table:style-name="ro1">
          <table:table-cell table:formula="of:=HYPERLINK(&quot;http://elec.enc.sorbonne.fr/imprimeurs/node/22331&quot;; &quot;http://elec.enc.sorbonne.fr/imprimeurs/node/22331&quot;)" office:value-type="string" office:string-value="http://elec.enc.sorbonne.fr/imprimeurs/node/22331" calcext:value-type="string">
            <text:p>http://elec.enc.sorbonne.fr/imprimeurs/node/22331</text:p>
          </table:table-cell>
          <table:table-cell office:value-type="string" calcext:value-type="string">
            <text:p>Pyrénées centrales - Panorama général circulaire pris du sommet du pic Ardiden (près de Cauterets</text:p>
          </table:table-cell>
          <table:table-cell table:formula="of:=HYPERLINK(&quot;http://numerique.bibliotheque.toulouse.fr/ark:/74899/B315556101_A_WALLON_1_001&quot;; &quot;http://numerique.bibliotheque.toulouse.fr/ark:/74899/B315556101_A_WALLON_1_001&quot;)" office:value-type="string" office:string-value="http://numerique.bibliotheque.toulouse.fr/ark:/74899/B315556101_A_WALLON_1_001" calcext:value-type="string">
            <text:p>http://numerique.bibliotheque.toulouse.fr/ark:/74899/B315556101_A_WALLON_1_001</text:p>
          </table:table-cell>
          <table:table-cell/>
        </table:table-row>
        <table:table-row table:style-name="ro1">
          <table:table-cell table:formula="of:=HYPERLINK(&quot;http://elec.enc.sorbonne.fr/imprimeurs/node/24620&quot;; &quot;http://elec.enc.sorbonne.fr/imprimeurs/node/24620&quot;)" office:value-type="string" office:string-value="http://elec.enc.sorbonne.fr/imprimeurs/node/24620" calcext:value-type="string">
            <text:p>http://elec.enc.sorbonne.fr/imprimeurs/node/24620</text:p>
          </table:table-cell>
          <table:table-cell office:value-type="string" calcext:value-type="string">
            <text:p>[Piéces séparées de scènes toulousaines]</text:p>
          </table:table-cell>
          <table:table-cell table:formula="of:=HYPERLINK(&quot;http://numerique.bibliotheque.toulouse.fr/ark:/74899/B315556101_A_SOULIE_004&quot;; &quot;http://numerique.bibliotheque.toulouse.fr/ark:/74899/B315556101_A_SOULIE_004&quot;)" office:value-type="string" office:string-value="http://numerique.bibliotheque.toulouse.fr/ark:/74899/B315556101_A_SOULIE_004" calcext:value-type="string">
            <text:p>http://numerique.bibliotheque.toulouse.fr/ark:/74899/B315556101_A_SOULIE_004</text:p>
          </table:table-cell>
          <table:table-cell/>
        </table:table-row>
        <table:table-row table:style-name="ro1">
          <table:table-cell table:formula="of:=HYPERLINK(&quot;http://elec.enc.sorbonne.fr/imprimeurs/node/22117&quot;; &quot;http://elec.enc.sorbonne.fr/imprimeurs/node/22117&quot;)" office:value-type="string" office:string-value="http://elec.enc.sorbonne.fr/imprimeurs/node/22117" calcext:value-type="string">
            <text:p>http://elec.enc.sorbonne.fr/imprimeurs/node/22117</text:p>
          </table:table-cell>
          <table:table-cell office:value-type="string" calcext:value-type="string">
            <text:p>Moulin et villa (Bagnères-Bigorre), 1840</text:p>
          </table:table-cell>
          <table:table-cell table:formula="of:=HYPERLINK(&quot;http://numerique.bibliotheque.toulouse.fr/ark:/74899/B315556101_A_SEWRIN_005&quot;; &quot;http://numerique.bibliotheque.toulouse.fr/ark:/74899/B315556101_A_SEWRIN_005&quot;)" office:value-type="string" office:string-value="http://numerique.bibliotheque.toulouse.fr/ark:/74899/B315556101_A_SEWRIN_005" calcext:value-type="string">
            <text:p>http://numerique.bibliotheque.toulouse.fr/ark:/74899/B315556101_A_SEWRIN_005</text:p>
          </table:table-cell>
          <table:table-cell/>
        </table:table-row>
        <table:table-row table:style-name="ro1">
          <table:table-cell table:formula="of:=HYPERLINK(&quot;http://elec.enc.sorbonne.fr/imprimeurs/node/22117&quot;; &quot;http://elec.enc.sorbonne.fr/imprimeurs/node/22117&quot;)" office:value-type="string" office:string-value="http://elec.enc.sorbonne.fr/imprimeurs/node/22117" calcext:value-type="string">
            <text:p>http://elec.enc.sorbonne.fr/imprimeurs/node/22117</text:p>
          </table:table-cell>
          <table:table-cell office:value-type="string" calcext:value-type="string">
            <text:p>Costumes (Bagnères-Bigorre), 1840</text:p>
          </table:table-cell>
          <table:table-cell table:formula="of:=HYPERLINK(&quot;http://numerique.bibliotheque.toulouse.fr/ark:/74899/B315556101_A_SEWRIN_004&quot;; &quot;http://numerique.bibliotheque.toulouse.fr/ark:/74899/B315556101_A_SEWRIN_004&quot;)" office:value-type="string" office:string-value="http://numerique.bibliotheque.toulouse.fr/ark:/74899/B315556101_A_SEWRIN_004" calcext:value-type="string">
            <text:p>http://numerique.bibliotheque.toulouse.fr/ark:/74899/B315556101_A_SEWRIN_004</text:p>
          </table:table-cell>
          <table:table-cell/>
        </table:table-row>
        <table:table-row table:style-name="ro1">
          <table:table-cell table:formula="of:=HYPERLINK(&quot;http://elec.enc.sorbonne.fr/imprimeurs/node/22117&quot;; &quot;http://elec.enc.sorbonne.fr/imprimeurs/node/22117&quot;)" office:value-type="string" office:string-value="http://elec.enc.sorbonne.fr/imprimeurs/node/22117" calcext:value-type="string">
            <text:p>http://elec.enc.sorbonne.fr/imprimeurs/node/22117</text:p>
          </table:table-cell>
          <table:table-cell office:value-type="string" calcext:value-type="string">
            <text:p>Marbrerie Géruzet (Bagnères-Bigorre), 1840</text:p>
          </table:table-cell>
          <table:table-cell table:formula="of:=HYPERLINK(&quot;http://numerique.bibliotheque.toulouse.fr/ark:/74899/B315556101_A_SEWRIN_003&quot;; &quot;http://numerique.bibliotheque.toulouse.fr/ark:/74899/B315556101_A_SEWRIN_003&quot;)" office:value-type="string" office:string-value="http://numerique.bibliotheque.toulouse.fr/ark:/74899/B315556101_A_SEWRIN_003" calcext:value-type="string">
            <text:p>http://numerique.bibliotheque.toulouse.fr/ark:/74899/B315556101_A_SEWRIN_003</text:p>
          </table:table-cell>
          <table:table-cell/>
        </table:table-row>
        <table:table-row table:style-name="ro1">
          <table:table-cell table:formula="of:=HYPERLINK(&quot;http://elec.enc.sorbonne.fr/imprimeurs/node/22117&quot;; &quot;http://elec.enc.sorbonne.fr/imprimeurs/node/22117&quot;)" office:value-type="string" office:string-value="http://elec.enc.sorbonne.fr/imprimeurs/node/22117" calcext:value-type="string">
            <text:p>http://elec.enc.sorbonne.fr/imprimeurs/node/22117</text:p>
          </table:table-cell>
          <table:table-cell office:value-type="string" calcext:value-type="string">
            <text:p>La prison, l'hospice et les thermes (Bagnères-Bigorre), 1840</text:p>
          </table:table-cell>
          <table:table-cell table:formula="of:=HYPERLINK(&quot;http://numerique.bibliotheque.toulouse.fr/ark:/74899/B315556101_A_SEWRIN_002&quot;; &quot;http://numerique.bibliotheque.toulouse.fr/ark:/74899/B315556101_A_SEWRIN_002&quot;)" office:value-type="string" office:string-value="http://numerique.bibliotheque.toulouse.fr/ark:/74899/B315556101_A_SEWRIN_002" calcext:value-type="string">
            <text:p>http://numerique.bibliotheque.toulouse.fr/ark:/74899/B315556101_A_SEWRIN_002</text:p>
          </table:table-cell>
          <table:table-cell/>
        </table:table-row>
        <table:table-row table:style-name="ro1">
          <table:table-cell table:formula="of:=HYPERLINK(&quot;http://elec.enc.sorbonne.fr/imprimeurs/node/22117&quot;; &quot;http://elec.enc.sorbonne.fr/imprimeurs/node/22117&quot;)" office:value-type="string" office:string-value="http://elec.enc.sorbonne.fr/imprimeurs/node/22117" calcext:value-type="string">
            <text:p>http://elec.enc.sorbonne.fr/imprimeurs/node/22117</text:p>
          </table:table-cell>
          <table:table-cell office:value-type="string" calcext:value-type="string">
            <text:p>Tour des Jacobins (Bagnères-Bigorre), 1840, lithographie en couleurs</text:p>
          </table:table-cell>
          <table:table-cell table:formula="of:=HYPERLINK(&quot;http://numerique.bibliotheque.toulouse.fr/ark:/74899/B315556101_A_SEWRIN_001&quot;; &quot;http://numerique.bibliotheque.toulouse.fr/ark:/74899/B315556101_A_SEWRIN_001&quot;)" office:value-type="string" office:string-value="http://numerique.bibliotheque.toulouse.fr/ark:/74899/B315556101_A_SEWRIN_001" calcext:value-type="string">
            <text:p>http://numerique.bibliotheque.toulouse.fr/ark:/74899/B315556101_A_SEWRIN_001</text:p>
          </table:table-cell>
          <table:table-cell/>
        </table:table-row>
        <table:table-row table:style-name="ro1">
          <table:table-cell table:formula="of:=HYPERLINK(&quot;http://elec.enc.sorbonne.fr/imprimeurs/node/23127&quot;; &quot;http://elec.enc.sorbonne.fr/imprimeurs/node/23127&quot;)" office:value-type="string" office:string-value="http://elec.enc.sorbonne.fr/imprimeurs/node/23127" calcext:value-type="string">
            <text:p>http://elec.enc.sorbonne.fr/imprimeurs/node/23127</text:p>
          </table:table-cell>
          <table:table-cell office:value-type="string" calcext:value-type="string">
            <text:p>Le Basque (Gascogne) - The Basque - Der Baske</text:p>
          </table:table-cell>
          <table:table-cell table:formula="of:=HYPERLINK(&quot;http://numerique.bibliotheque.toulouse.fr/ark:/74899/B315556101_A_SAINTGERMAIN_002&quot;; &quot;http://numerique.bibliotheque.toulouse.fr/ark:/74899/B315556101_A_SAINTGERMAIN_002&quot;)" office:value-type="string" office:string-value="http://numerique.bibliotheque.toulouse.fr/ark:/74899/B315556101_A_SAINTGERMAIN_002" calcext:value-type="string">
            <text:p>http://numerique.bibliotheque.toulouse.fr/ark:/74899/B315556101_A_SAINTGERMAIN_002</text:p>
          </table:table-cell>
          <table:table-cell/>
        </table:table-row>
        <table:table-row table:style-name="ro1">
          <table:table-cell table:formula="of:=HYPERLINK(&quot;http://elec.enc.sorbonne.fr/imprimeurs/node/24669&quot;; &quot;http://elec.enc.sorbonne.fr/imprimeurs/node/24669&quot;)" office:value-type="string" office:string-value="http://elec.enc.sorbonne.fr/imprimeurs/node/24669" calcext:value-type="string">
            <text:p>http://elec.enc.sorbonne.fr/imprimeurs/node/24669</text:p>
          </table:table-cell>
          <table:table-cell office:value-type="string" calcext:value-type="string">
            <text:p>Cauterets - Cascade du Cérizet (vignette au titre)</text:p>
          </table:table-cell>
          <table:table-cell table:formula="of:=HYPERLINK(&quot;http://numerique.bibliotheque.toulouse.fr/ark:/74899/B315556101_A_PETIT_2_036&quot;; &quot;http://numerique.bibliotheque.toulouse.fr/ark:/74899/B315556101_A_PETIT_2_036&quot;)" office:value-type="string" office:string-value="http://numerique.bibliotheque.toulouse.fr/ark:/74899/B315556101_A_PETIT_2_036" calcext:value-type="string">
            <text:p>http://numerique.bibliotheque.toulouse.fr/ark:/74899/B315556101_A_PETIT_2_036</text:p>
          </table:table-cell>
          <table:table-cell/>
        </table:table-row>
        <table:table-row table:style-name="ro1">
          <table:table-cell table:formula="of:=HYPERLINK(&quot;http://elec.enc.sorbonne.fr/imprimeurs/node/23679&quot;; &quot;http://elec.enc.sorbonne.fr/imprimeurs/node/23679&quot;)" office:value-type="string" office:string-value="http://elec.enc.sorbonne.fr/imprimeurs/node/23679" calcext:value-type="string">
            <text:p>http://elec.enc.sorbonne.fr/imprimeurs/node/23679</text:p>
          </table:table-cell>
          <table:table-cell office:value-type="string" calcext:value-type="string">
            <text:p>Budget - Reboisement</text:p>
          </table:table-cell>
          <table:table-cell table:formula="of:=HYPERLINK(&quot;http://numerique.bibliotheque.toulouse.fr/ark:/74899/B315556101_BC_000103_005&quot;; &quot;http://numerique.bibliotheque.toulouse.fr/ark:/74899/B315556101_BC_000103_005&quot;)" office:value-type="string" office:string-value="http://numerique.bibliotheque.toulouse.fr/ark:/74899/B315556101_BC_000103_005" calcext:value-type="string">
            <text:p>http://numerique.bibliotheque.toulouse.fr/ark:/74899/B315556101_BC_000103_005</text:p>
          </table:table-cell>
          <table:table-cell/>
        </table:table-row>
        <table:table-row table:style-name="ro1">
          <table:table-cell table:formula="of:=HYPERLINK(&quot;http://elec.enc.sorbonne.fr/imprimeurs/node/24567&quot;; &quot;http://elec.enc.sorbonne.fr/imprimeurs/node/24567&quot;)" office:value-type="string" office:string-value="http://elec.enc.sorbonne.fr/imprimeurs/node/24567" calcext:value-type="string">
            <text:p>http://elec.enc.sorbonne.fr/imprimeurs/node/24567</text:p>
          </table:table-cell>
          <table:table-cell office:value-type="string" calcext:value-type="string">
            <text:p>Eaux-Bonnes, version en couleurs</text:p>
          </table:table-cell>
          <table:table-cell table:formula="of:=HYPERLINK(&quot;http://numerique.bibliotheque.toulouse.fr/ark:/74899/B315556101_A_PAPIER_2_027&quot;; &quot;http://numerique.bibliotheque.toulouse.fr/ark:/74899/B315556101_A_PAPIER_2_027&quot;)" office:value-type="string" office:string-value="http://numerique.bibliotheque.toulouse.fr/ark:/74899/B315556101_A_PAPIER_2_027" calcext:value-type="string">
            <text:p>http://numerique.bibliotheque.toulouse.fr/ark:/74899/B315556101_A_PAPIER_2_027</text:p>
          </table:table-cell>
          <table:table-cell/>
        </table:table-row>
        <table:table-row table:style-name="ro1">
          <table:table-cell table:formula="of:=HYPERLINK(&quot;http://elec.enc.sorbonne.fr/imprimeurs/node/24567&quot;; &quot;http://elec.enc.sorbonne.fr/imprimeurs/node/24567&quot;)" office:value-type="string" office:string-value="http://elec.enc.sorbonne.fr/imprimeurs/node/24567" calcext:value-type="string">
            <text:p>http://elec.enc.sorbonne.fr/imprimeurs/node/24567</text:p>
          </table:table-cell>
          <table:table-cell office:value-type="string" calcext:value-type="string">
            <text:p>Eaux-Bonnes</text:p>
          </table:table-cell>
          <table:table-cell table:formula="of:=HYPERLINK(&quot;http://numerique.bibliotheque.toulouse.fr/ark:/74899/B315556101_A_PAPIER_2_025&quot;; &quot;http://numerique.bibliotheque.toulouse.fr/ark:/74899/B315556101_A_PAPIER_2_025&quot;)" office:value-type="string" office:string-value="http://numerique.bibliotheque.toulouse.fr/ark:/74899/B315556101_A_PAPIER_2_025" calcext:value-type="string">
            <text:p>http://numerique.bibliotheque.toulouse.fr/ark:/74899/B315556101_A_PAPIER_2_025</text:p>
          </table:table-cell>
          <table:table-cell/>
        </table:table-row>
        <table:table-row table:style-name="ro1">
          <table:table-cell table:formula="of:=HYPERLINK(&quot;http://elec.enc.sorbonne.fr/imprimeurs/node/24570&quot;; &quot;http://elec.enc.sorbonne.fr/imprimeurs/node/24570&quot;)" office:value-type="string" office:string-value="http://elec.enc.sorbonne.fr/imprimeurs/node/24570" calcext:value-type="string">
            <text:p>http://elec.enc.sorbonne.fr/imprimeurs/node/24570</text:p>
          </table:table-cell>
          <table:table-cell office:value-type="string" calcext:value-type="string">
            <text:p>Costumes des Basses Pyrénées</text:p>
          </table:table-cell>
          <table:table-cell table:formula="of:=HYPERLINK(&quot;http://numerique.bibliotheque.toulouse.fr/ark:/74899/B315556101_A_PAPIER_2_010&quot;; &quot;http://numerique.bibliotheque.toulouse.fr/ark:/74899/B315556101_A_PAPIER_2_010&quot;)" office:value-type="string" office:string-value="http://numerique.bibliotheque.toulouse.fr/ark:/74899/B315556101_A_PAPIER_2_010" calcext:value-type="string">
            <text:p>http://numerique.bibliotheque.toulouse.fr/ark:/74899/B315556101_A_PAPIER_2_010</text:p>
          </table:table-cell>
          <table:table-cell/>
        </table:table-row>
        <table:table-row table:style-name="ro1">
          <table:table-cell table:formula="of:=HYPERLINK(&quot;http://elec.enc.sorbonne.fr/imprimeurs/node/21570&quot;; &quot;http://elec.enc.sorbonne.fr/imprimeurs/node/21570&quot;)" office:value-type="string" office:string-value="http://elec.enc.sorbonne.fr/imprimeurs/node/21570" calcext:value-type="string">
            <text:p>http://elec.enc.sorbonne.fr/imprimeurs/node/21570</text:p>
          </table:table-cell>
          <table:table-cell office:value-type="string" calcext:value-type="string">
            <text:p>Perpignan (Pyrénées orientales), Vues des chefs lieux de la France</text:p>
          </table:table-cell>
          <table:table-cell table:formula="of:=HYPERLINK(&quot;http://numerique.bibliotheque.toulouse.fr/ark:/74899/B315556101_A_MONTHELIER_2_006&quot;; &quot;http://numerique.bibliotheque.toulouse.fr/ark:/74899/B315556101_A_MONTHELIER_2_006&quot;)" office:value-type="string" office:string-value="http://numerique.bibliotheque.toulouse.fr/ark:/74899/B315556101_A_MONTHELIER_2_006" calcext:value-type="string">
            <text:p>http://numerique.bibliotheque.toulouse.fr/ark:/74899/B315556101_A_MONTHELIER_2_006</text:p>
          </table:table-cell>
          <table:table-cell/>
        </table:table-row>
        <table:table-row table:style-name="ro1">
          <table:table-cell table:formula="of:=HYPERLINK(&quot;http://elec.enc.sorbonne.fr/imprimeurs/node/21570&quot;; &quot;http://elec.enc.sorbonne.fr/imprimeurs/node/21570&quot;)" office:value-type="string" office:string-value="http://elec.enc.sorbonne.fr/imprimeurs/node/21570" calcext:value-type="string">
            <text:p>http://elec.enc.sorbonne.fr/imprimeurs/node/21570</text:p>
          </table:table-cell>
          <table:table-cell office:value-type="string" calcext:value-type="string">
            <text:p>Toulouse (Haute-Garonne), Vues des chefs lieux de la France</text:p>
          </table:table-cell>
          <table:table-cell table:formula="of:=HYPERLINK(&quot;http://numerique.bibliotheque.toulouse.fr/ark:/74899/B315556101_A_MONTHELIER_2_004&quot;; &quot;http://numerique.bibliotheque.toulouse.fr/ark:/74899/B315556101_A_MONTHELIER_2_004&quot;)" office:value-type="string" office:string-value="http://numerique.bibliotheque.toulouse.fr/ark:/74899/B315556101_A_MONTHELIER_2_004" calcext:value-type="string">
            <text:p>http://numerique.bibliotheque.toulouse.fr/ark:/74899/B315556101_A_MONTHELIER_2_004</text:p>
          </table:table-cell>
          <table:table-cell/>
        </table:table-row>
        <table:table-row table:style-name="ro1">
          <table:table-cell table:formula="of:=HYPERLINK(&quot;http://elec.enc.sorbonne.fr/imprimeurs/node/24559&quot;; &quot;http://elec.enc.sorbonne.fr/imprimeurs/node/24559&quot;)" office:value-type="string" office:string-value="http://elec.enc.sorbonne.fr/imprimeurs/node/24559" calcext:value-type="string">
            <text:p>http://elec.enc.sorbonne.fr/imprimeurs/node/24559</text:p>
          </table:table-cell>
          <table:table-cell office:value-type="string" calcext:value-type="string">
            <text:p>Une visite au bon Henri, suivie d'une excursion en Guipuscon par Bayonne. Texte par G. de Clausade et dessins par E. de Malbos</text:p>
          </table:table-cell>
          <table:table-cell table:formula="of:=HYPERLINK(&quot;http://numerique.bibliotheque.toulouse.fr/ark:/74899/B315556101_A_MALBOS_2_014&quot;; &quot;http://numerique.bibliotheque.toulouse.fr/ark:/74899/B315556101_A_MALBOS_2_014&quot;)" office:value-type="string" office:string-value="http://numerique.bibliotheque.toulouse.fr/ark:/74899/B315556101_A_MALBOS_2_014" calcext:value-type="string">
            <text:p>http://numerique.bibliotheque.toulouse.fr/ark:/74899/B315556101_A_MALBOS_2_014</text:p>
          </table:table-cell>
          <table:table-cell/>
        </table:table-row>
        <table:table-row table:style-name="ro1">
          <table:table-cell table:formula="of:=HYPERLINK(&quot;http://elec.enc.sorbonne.fr/imprimeurs/node/24559&quot;; &quot;http://elec.enc.sorbonne.fr/imprimeurs/node/24559&quot;)" office:value-type="string" office:string-value="http://elec.enc.sorbonne.fr/imprimeurs/node/24559" calcext:value-type="string">
            <text:p>http://elec.enc.sorbonne.fr/imprimeurs/node/24559</text:p>
          </table:table-cell>
          <table:table-cell office:value-type="string" calcext:value-type="string">
            <text:p>Une visite au bon Henri, suivie d'une excursion en Guipuscon par Bayonne. Texte par G. de Clausade et dessins par E. de Malbos</text:p>
          </table:table-cell>
          <table:table-cell table:formula="of:=HYPERLINK(&quot;http://numerique.bibliotheque.toulouse.fr/ark:/74899/B315556101_A_MALBOS_2_002&quot;; &quot;http://numerique.bibliotheque.toulouse.fr/ark:/74899/B315556101_A_MALBOS_2_002&quot;)" office:value-type="string" office:string-value="http://numerique.bibliotheque.toulouse.fr/ark:/74899/B315556101_A_MALBOS_2_002" calcext:value-type="string">
            <text:p>http://numerique.bibliotheque.toulouse.fr/ark:/74899/B315556101_A_MALBOS_2_002</text:p>
          </table:table-cell>
          <table:table-cell/>
        </table:table-row>
        <table:table-row table:style-name="ro1">
          <table:table-cell table:formula="of:=HYPERLINK(&quot;http://elec.enc.sorbonne.fr/imprimeurs/node/24559&quot;; &quot;http://elec.enc.sorbonne.fr/imprimeurs/node/24559&quot;)" office:value-type="string" office:string-value="http://elec.enc.sorbonne.fr/imprimeurs/node/24559" calcext:value-type="string">
            <text:p>http://elec.enc.sorbonne.fr/imprimeurs/node/24559</text:p>
          </table:table-cell>
          <table:table-cell office:value-type="string" calcext:value-type="string">
            <text:p>Croquis d'un élève de M. Latour par E. de Malbos</text:p>
          </table:table-cell>
          <table:table-cell table:formula="of:=HYPERLINK(&quot;http://numerique.bibliotheque.toulouse.fr/ark:/74899/B315556101_A_MALBOS_1_001&quot;; &quot;http://numerique.bibliotheque.toulouse.fr/ark:/74899/B315556101_A_MALBOS_1_001&quot;)" office:value-type="string" office:string-value="http://numerique.bibliotheque.toulouse.fr/ark:/74899/B315556101_A_MALBOS_1_001" calcext:value-type="string">
            <text:p>http://numerique.bibliotheque.toulouse.fr/ark:/74899/B315556101_A_MALBOS_1_001</text:p>
          </table:table-cell>
          <table:table-cell/>
        </table:table-row>
        <table:table-row table:style-name="ro1">
          <table:table-cell table:formula="of:=HYPERLINK(&quot;http://elec.enc.sorbonne.fr/imprimeurs/node/22685&quot;; &quot;http://elec.enc.sorbonne.fr/imprimeurs/node/22685&quot;)" office:value-type="string" office:string-value="http://elec.enc.sorbonne.fr/imprimeurs/node/22685" calcext:value-type="string">
            <text:p>http://elec.enc.sorbonne.fr/imprimeurs/node/22685</text:p>
          </table:table-cell>
          <table:table-cell office:value-type="string" calcext:value-type="string">
            <text:p>Département de la Drôme, carte, 1854</text:p>
          </table:table-cell>
          <table:table-cell table:formula="of:=HYPERLINK(&quot;http://numerique.bibliotheque.toulouse.fr/ark:/74899/B315556101_A_LEVASSEUR_029&quot;; &quot;http://numerique.bibliotheque.toulouse.fr/ark:/74899/B315556101_A_LEVASSEUR_029&quot;)" office:value-type="string" office:string-value="http://numerique.bibliotheque.toulouse.fr/ark:/74899/B315556101_A_LEVASSEUR_029" calcext:value-type="string">
            <text:p>http://numerique.bibliotheque.toulouse.fr/ark:/74899/B315556101_A_LEVASSEUR_029</text:p>
          </table:table-cell>
          <table:table-cell/>
        </table:table-row>
        <table:table-row table:style-name="ro1">
          <table:table-cell table:formula="of:=HYPERLINK(&quot;http://elec.enc.sorbonne.fr/imprimeurs/node/24570&quot;; &quot;http://elec.enc.sorbonne.fr/imprimeurs/node/24570&quot;)" office:value-type="string" office:string-value="http://elec.enc.sorbonne.fr/imprimeurs/node/24570" calcext:value-type="string">
            <text:p>http://elec.enc.sorbonne.fr/imprimeurs/node/24570</text:p>
          </table:table-cell>
          <table:table-cell office:value-type="string" calcext:value-type="string">
            <text:p>Vallée d'Ossau</text:p>
          </table:table-cell>
          <table:table-cell table:formula="of:=HYPERLINK(&quot;http://numerique.bibliotheque.toulouse.fr/ark:/74899/B315556101_A_LEJEUNE_005&quot;; &quot;http://numerique.bibliotheque.toulouse.fr/ark:/74899/B315556101_A_LEJEUNE_005&quot;)" office:value-type="string" office:string-value="http://numerique.bibliotheque.toulouse.fr/ark:/74899/B315556101_A_LEJEUNE_005" calcext:value-type="string">
            <text:p>http://numerique.bibliotheque.toulouse.fr/ark:/74899/B315556101_A_LEJEUNE_005</text:p>
          </table:table-cell>
          <table:table-cell/>
        </table:table-row>
        <table:table-row table:style-name="ro1">
          <table:table-cell table:formula="of:=HYPERLINK(&quot;http://elec.enc.sorbonne.fr/imprimeurs/node/24655&quot;; &quot;http://elec.enc.sorbonne.fr/imprimeurs/node/24655&quot;)" office:value-type="string" office:string-value="http://elec.enc.sorbonne.fr/imprimeurs/node/24655" calcext:value-type="string">
            <text:p>http://elec.enc.sorbonne.fr/imprimeurs/node/24655</text:p>
          </table:table-cell>
          <table:table-cell office:value-type="string" calcext:value-type="string">
            <text:p>Frontispice : Album des deux Frontières - France - 1ère partie - Cimetière des Anglais (Environs de Bayonne)</text:p>
          </table:table-cell>
          <table:table-cell table:formula="of:=HYPERLINK(&quot;http://numerique.bibliotheque.toulouse.fr/ark:/74899/B315556101_A_HENNEBUTTE_1_1_008&quot;; &quot;http://numerique.bibliotheque.toulouse.fr/ark:/74899/B315556101_A_HENNEBUTTE_1_1_008&quot;)" office:value-type="string" office:string-value="http://numerique.bibliotheque.toulouse.fr/ark:/74899/B315556101_A_HENNEBUTTE_1_1_008" calcext:value-type="string">
            <text:p>http://numerique.bibliotheque.toulouse.fr/ark:/74899/B315556101_A_HENNEBUTTE_1_1_008</text:p>
          </table:table-cell>
          <table:table-cell/>
        </table:table-row>
        <table:table-row table:style-name="ro1">
          <table:table-cell table:formula="of:=HYPERLINK(&quot;http://elec.enc.sorbonne.fr/imprimeurs/node/24575&quot;; &quot;http://elec.enc.sorbonne.fr/imprimeurs/node/24575&quot;)" office:value-type="string" office:string-value="http://elec.enc.sorbonne.fr/imprimeurs/node/24575" calcext:value-type="string">
            <text:p>http://elec.enc.sorbonne.fr/imprimeurs/node/24575</text:p>
          </table:table-cell>
          <table:table-cell office:value-type="string" calcext:value-type="string">
            <text:p>Album pittoresque et historique des Pyrénées par A. Fourcade, 1835</text:p>
          </table:table-cell>
          <table:table-cell table:formula="of:=HYPERLINK(&quot;http://numerique.bibliotheque.toulouse.fr/ark:/74899/B315556101_BC_000015&quot;; &quot;http://numerique.bibliotheque.toulouse.fr/ark:/74899/B315556101_BC_000015&quot;)" office:value-type="string" office:string-value="http://numerique.bibliotheque.toulouse.fr/ark:/74899/B315556101_BC_000015" calcext:value-type="string">
            <text:p>http://numerique.bibliotheque.toulouse.fr/ark:/74899/B315556101_BC_000015</text:p>
          </table:table-cell>
          <table:table-cell/>
        </table:table-row>
        <table:table-row table:style-name="ro1">
          <table:table-cell table:formula="of:=HYPERLINK(&quot;http://elec.enc.sorbonne.fr/imprimeurs/node/22821&quot;; &quot;http://elec.enc.sorbonne.fr/imprimeurs/node/22821&quot;)" office:value-type="string" office:string-value="http://elec.enc.sorbonne.fr/imprimeurs/node/22821" calcext:value-type="string">
            <text:p>http://elec.enc.sorbonne.fr/imprimeurs/node/22821</text:p>
          </table:table-cell>
          <table:table-cell office:value-type="string" calcext:value-type="string">
            <text:p>Excursion dans les Pyrénées, composée de 100 croquis pittoresques, Paris 1837</text:p>
          </table:table-cell>
          <table:table-cell table:formula="of:=HYPERLINK(&quot;http://numerique.bibliotheque.toulouse.fr/ark:/74899/B315556101_RA19_000164&quot;; &quot;http://numerique.bibliotheque.toulouse.fr/ark:/74899/B315556101_RA19_000164&quot;)" office:value-type="string" office:string-value="http://numerique.bibliotheque.toulouse.fr/ark:/74899/B315556101_RA19_000164" calcext:value-type="string">
            <text:p>http://numerique.bibliotheque.toulouse.fr/ark:/74899/B315556101_RA19_000164</text:p>
          </table:table-cell>
          <table:table-cell/>
        </table:table-row>
        <table:table-row table:style-name="ro1">
          <table:table-cell table:formula="of:=HYPERLINK(&quot;http://elec.enc.sorbonne.fr/imprimeurs/node/22841&quot;; &quot;http://elec.enc.sorbonne.fr/imprimeurs/node/22841&quot;)" office:value-type="string" office:string-value="http://elec.enc.sorbonne.fr/imprimeurs/node/22841" calcext:value-type="string">
            <text:p>http://elec.enc.sorbonne.fr/imprimeurs/node/22841</text:p>
          </table:table-cell>
          <table:table-cell office:value-type="string" calcext:value-type="string">
            <text:p>Chapelle, Côté nord, abside</text:p>
          </table:table-cell>
          <table:table-cell table:formula="of:=HYPERLINK(&quot;http://numerique.bibliotheque.toulouse.fr/ark:/74899/B315556101_A_GORSEANDRE_007&quot;; &quot;http://numerique.bibliotheque.toulouse.fr/ark:/74899/B315556101_A_GORSEANDRE_007&quot;)" office:value-type="string" office:string-value="http://numerique.bibliotheque.toulouse.fr/ark:/74899/B315556101_A_GORSEANDRE_007" calcext:value-type="string">
            <text:p>http://numerique.bibliotheque.toulouse.fr/ark:/74899/B315556101_A_GORSEANDRE_007</text:p>
          </table:table-cell>
          <table:table-cell/>
        </table:table-row>
        <table:table-row table:style-name="ro1">
          <table:table-cell table:formula="of:=HYPERLINK(&quot;http://elec.enc.sorbonne.fr/imprimeurs/node/22302&quot;; &quot;http://elec.enc.sorbonne.fr/imprimeurs/node/22302&quot;)" office:value-type="string" office:string-value="http://elec.enc.sorbonne.fr/imprimeurs/node/22302" calcext:value-type="string">
            <text:p>http://elec.enc.sorbonne.fr/imprimeurs/node/22302</text:p>
          </table:table-cell>
          <table:table-cell office:value-type="string" calcext:value-type="string">
            <text:p>Aux fleurs des Champs 1860 Adrot. Parfumerie et savonnerie fine, 1860</text:p>
          </table:table-cell>
          <table:table-cell table:formula="of:=HYPERLINK(&quot;http://silos.ville-chaumont.fr/floraoai/jsp/index_view_direct_anonymous.jsp?record=default:UNIMARC:80660&quot;; &quot;http://silos.ville-chaumont.fr/floraoai/jsp/index_view_direct_anonymous.jsp?record=default:UNIMARC:80660&quot;)" office:value-type="string" office:string-value="http://silos.ville-chaumont.fr/floraoai/jsp/index_view_direct_anonymous.jsp?record=default:UNIMARC:80660" calcext:value-type="string">
            <text:p>http://silos.ville-chaumont.fr/floraoai/jsp/index_view_direct_anonymous.jsp?record=default:UNIMARC:80660</text:p>
          </table:table-cell>
          <table:table-cell/>
        </table:table-row>
        <table:table-row table:style-name="ro1">
          <table:table-cell table:formula="of:=HYPERLINK(&quot;http://elec.enc.sorbonne.fr/imprimeurs/node/22033&quot;; &quot;http://elec.enc.sorbonne.fr/imprimeurs/node/22033&quot;)" office:value-type="string" office:string-value="http://elec.enc.sorbonne.fr/imprimeurs/node/22033" calcext:value-type="string">
            <text:p>http://elec.enc.sorbonne.fr/imprimeurs/node/22033</text:p>
          </table:table-cell>
          <table:table-cell office:value-type="string" calcext:value-type="string">
            <text:p>Carte des Environs de Paris publiée par la Librairie Chaix</text:p>
          </table:table-cell>
          <table:table-cell table:formula="of:=HYPERLINK(&quot;http://silos.ville-chaumont.fr/floraoai/jsp/index_view_direct_anonymous.jsp?record=default:UNIMARC:79779&quot;; &quot;http://silos.ville-chaumont.fr/floraoai/jsp/index_view_direct_anonymous.jsp?record=default:UNIMARC:79779&quot;)" office:value-type="string" office:string-value="http://silos.ville-chaumont.fr/floraoai/jsp/index_view_direct_anonymous.jsp?record=default:UNIMARC:79779" calcext:value-type="string">
            <text:p>http://silos.ville-chaumont.fr/floraoai/jsp/index_view_direct_anonymous.jsp?record=default:UNIMARC:79779</text:p>
          </table:table-cell>
          <table:table-cell/>
        </table:table-row>
        <table:table-row table:style-name="ro1">
          <table:table-cell table:formula="of:=HYPERLINK(&quot;http://elec.enc.sorbonne.fr/imprimeurs/node/22387&quot;; &quot;http://elec.enc.sorbonne.fr/imprimeurs/node/22387&quot;)" office:value-type="string" office:string-value="http://elec.enc.sorbonne.fr/imprimeurs/node/22387" calcext:value-type="string">
            <text:p>http://elec.enc.sorbonne.fr/imprimeurs/node/22387</text:p>
          </table:table-cell>
          <table:table-cell office:value-type="string" calcext:value-type="string">
            <text:p>Gran Plaza de Toros du Bois de Boulogne , affiche</text:p>
          </table:table-cell>
          <table:table-cell table:formula="of:=HYPERLINK(&quot;http://silos.ville-chaumont.fr/floraoai/jsp/index_view_direct_anonymous.jsp?record=default:UNIMARC:79423&quot;; &quot;http://silos.ville-chaumont.fr/floraoai/jsp/index_view_direct_anonymous.jsp?record=default:UNIMARC:79423&quot;)" office:value-type="string" office:string-value="http://silos.ville-chaumont.fr/floraoai/jsp/index_view_direct_anonymous.jsp?record=default:UNIMARC:79423" calcext:value-type="string">
            <text:p>http://silos.ville-chaumont.fr/floraoai/jsp/index_view_direct_anonymous.jsp?record=default:UNIMARC:79423</text:p>
          </table:table-cell>
          <table:table-cell/>
        </table:table-row>
        <table:table-row table:style-name="ro1">
          <table:table-cell table:formula="of:=HYPERLINK(&quot;http://elec.enc.sorbonne.fr/imprimeurs/node/22667&quot;; &quot;http://elec.enc.sorbonne.fr/imprimeurs/node/22667&quot;)" office:value-type="string" office:string-value="http://elec.enc.sorbonne.fr/imprimeurs/node/22667" calcext:value-type="string">
            <text:p>http://elec.enc.sorbonne.fr/imprimeurs/node/22667</text:p>
          </table:table-cell>
          <table:table-cell office:value-type="string" calcext:value-type="string">
            <text:p>Le Nil, affiche en couleurs</text:p>
          </table:table-cell>
          <table:table-cell table:formula="of:=HYPERLINK(&quot;http://silos.ville-chaumont.fr/flora/jsp/index_view_direct_anonymous.jsp?record=default:UNIMARC:81192&quot;; &quot;http://silos.ville-chaumont.fr/flora/jsp/index_view_direct_anonymous.jsp?record=default:UNIMARC:81192&quot;)" office:value-type="string" office:string-value="http://silos.ville-chaumont.fr/flora/jsp/index_view_direct_anonymous.jsp?record=default:UNIMARC:81192" calcext:value-type="string">
            <text:p>http://silos.ville-chaumont.fr/flora/jsp/index_view_direct_anonymous.jsp?record=default:UNIMARC:81192</text:p>
          </table:table-cell>
          <table:table-cell/>
        </table:table-row>
        <table:table-row table:style-name="ro1">
          <table:table-cell table:formula="of:=HYPERLINK(&quot;http://elec.enc.sorbonne.fr/imprimeurs/node/22667&quot;; &quot;http://elec.enc.sorbonne.fr/imprimeurs/node/22667&quot;)" office:value-type="string" office:string-value="http://elec.enc.sorbonne.fr/imprimeurs/node/22667" calcext:value-type="string">
            <text:p>http://elec.enc.sorbonne.fr/imprimeurs/node/22667</text:p>
          </table:table-cell>
          <table:table-cell office:value-type="string" calcext:value-type="string">
            <text:p>Encres Naquet , affiche</text:p>
          </table:table-cell>
          <table:table-cell table:formula="of:=HYPERLINK(&quot;http://silos.ville-chaumont.fr/flora/jsp/index_view_direct_anonymous.jsp?record=default:UNIMARC:81146&quot;; &quot;http://silos.ville-chaumont.fr/flora/jsp/index_view_direct_anonymous.jsp?record=default:UNIMARC:81146&quot;)" office:value-type="string" office:string-value="http://silos.ville-chaumont.fr/flora/jsp/index_view_direct_anonymous.jsp?record=default:UNIMARC:81146" calcext:value-type="string">
            <text:p>http://silos.ville-chaumont.fr/flora/jsp/index_view_direct_anonymous.jsp?record=default:UNIMARC:81146</text:p>
          </table:table-cell>
          <table:table-cell/>
        </table:table-row>
        <table:table-row table:style-name="ro1">
          <table:table-cell table:formula="of:=HYPERLINK(&quot;http://elec.enc.sorbonne.fr/imprimeurs/node/22434&quot;; &quot;http://elec.enc.sorbonne.fr/imprimeurs/node/22434&quot;)" office:value-type="string" office:string-value="http://elec.enc.sorbonne.fr/imprimeurs/node/22434" calcext:value-type="string">
            <text:p>http://elec.enc.sorbonne.fr/imprimeurs/node/22434</text:p>
          </table:table-cell>
          <table:table-cell office:value-type="string" calcext:value-type="string">
            <text:p>Biberon-pompe, Monchovaut, affiche</text:p>
          </table:table-cell>
          <table:table-cell table:formula="of:=HYPERLINK(&quot;http://silos.ville-chaumont.fr/flora/jsp/index_view_direct_anonymous.jsp?record=default:UNIMARC:80199&quot;; &quot;http://silos.ville-chaumont.fr/flora/jsp/index_view_direct_anonymous.jsp?record=default:UNIMARC:80199&quot;)" office:value-type="string" office:string-value="http://silos.ville-chaumont.fr/flora/jsp/index_view_direct_anonymous.jsp?record=default:UNIMARC:80199" calcext:value-type="string">
            <text:p>http://silos.ville-chaumont.fr/flora/jsp/index_view_direct_anonymous.jsp?record=default:UNIMARC:80199</text:p>
          </table:table-cell>
          <table:table-cell/>
        </table:table-row>
        <table:table-row table:style-name="ro1">
          <table:table-cell table:formula="of:=HYPERLINK(&quot;http://elec.enc.sorbonne.fr/imprimeurs/node/22561&quot;; &quot;http://elec.enc.sorbonne.fr/imprimeurs/node/22561&quot;)" office:value-type="string" office:string-value="http://elec.enc.sorbonne.fr/imprimeurs/node/22561" calcext:value-type="string">
            <text:p>http://elec.enc.sorbonne.fr/imprimeurs/node/22561</text:p>
          </table:table-cell>
          <table:table-cell office:value-type="string" calcext:value-type="string">
            <text:p>Alexandre Fouret. Ex. écuyer et clown du cirque Bastien Franconi et sa famille</text:p>
          </table:table-cell>
          <table:table-cell table:formula="of:=HYPERLINK(&quot;http://silos.ville-chaumont.fr/flora/jsp/index_view_direct_anonymous.jsp?record=default:UNIMARC:79974&quot;; &quot;http://silos.ville-chaumont.fr/flora/jsp/index_view_direct_anonymous.jsp?record=default:UNIMARC:79974&quot;)" office:value-type="string" office:string-value="http://silos.ville-chaumont.fr/flora/jsp/index_view_direct_anonymous.jsp?record=default:UNIMARC:79974" calcext:value-type="string">
            <text:p>http://silos.ville-chaumont.fr/flora/jsp/index_view_direct_anonymous.jsp?record=default:UNIMARC:79974</text:p>
          </table:table-cell>
          <table:table-cell/>
        </table:table-row>
        <table:table-row table:style-name="ro1">
          <table:table-cell table:formula="of:=HYPERLINK(&quot;http://elec.enc.sorbonne.fr/imprimeurs/node/23571&quot;; &quot;http://elec.enc.sorbonne.fr/imprimeurs/node/23571&quot;)" office:value-type="string" office:string-value="http://elec.enc.sorbonne.fr/imprimeurs/node/23571" calcext:value-type="string">
            <text:p>http://elec.enc.sorbonne.fr/imprimeurs/node/23571</text:p>
          </table:table-cell>
          <table:table-cell office:value-type="string" calcext:value-type="string">
            <text:p>Devinette avec objet caché. Image publicitaire.</text:p>
          </table:table-cell>
          <table:table-cell table:formula="of:=HYPERLINK(&quot;http://patrimoine-archives.grand-dole.fr/ark:/naan/a0114608219660UjYPL/c784b71de3&quot;; &quot;http://patrimoine-archives.grand-dole.fr/ark:/naan/a0114608219660UjYPL/c784b71de3&quot;)" office:value-type="string" office:string-value="http://patrimoine-archives.grand-dole.fr/ark:/naan/a0114608219660UjYPL/c784b71de3" calcext:value-type="string">
            <text:p>http://patrimoine-archives.grand-dole.fr/ark:/naan/a0114608219660UjYPL/c784b71de3</text:p>
          </table:table-cell>
          <table:table-cell/>
        </table:table-row>
        <table:table-row table:style-name="ro1">
          <table:table-cell table:formula="of:=HYPERLINK(&quot;http://elec.enc.sorbonne.fr/imprimeurs/node/23374&quot;; &quot;http://elec.enc.sorbonne.fr/imprimeurs/node/23374&quot;)" office:value-type="string" office:string-value="http://elec.enc.sorbonne.fr/imprimeurs/node/23374" calcext:value-type="string">
            <text:p>http://elec.enc.sorbonne.fr/imprimeurs/node/23374</text:p>
          </table:table-cell>
          <table:table-cell office:value-type="string" calcext:value-type="string">
            <text:p>Théâtre de Foix, programme du samedi 23 février 1895</text:p>
          </table:table-cell>
          <table:table-cell table:formula="of:=HYPERLINK(&quot;http://numerique.bibliotheque.toulouse.fr/ark:/74899/B315556101_RB19_000336&quot;; &quot;http://numerique.bibliotheque.toulouse.fr/ark:/74899/B315556101_RB19_000336&quot;)" office:value-type="string" office:string-value="http://numerique.bibliotheque.toulouse.fr/ark:/74899/B315556101_RB19_000336" calcext:value-type="string">
            <text:p>http://numerique.bibliotheque.toulouse.fr/ark:/74899/B315556101_RB19_000336</text:p>
          </table:table-cell>
          <table:table-cell/>
        </table:table-row>
        <table:table-row table:style-name="ro1">
          <table:table-cell table:formula="of:=HYPERLINK(&quot;http://elec.enc.sorbonne.fr/imprimeurs/node/23571&quot;; &quot;http://elec.enc.sorbonne.fr/imprimeurs/node/23571&quot;)" office:value-type="string" office:string-value="http://elec.enc.sorbonne.fr/imprimeurs/node/23571" calcext:value-type="string">
            <text:p>http://elec.enc.sorbonne.fr/imprimeurs/node/23571</text:p>
          </table:table-cell>
          <table:table-cell office:value-type="string" calcext:value-type="string">
            <text:p>A la maison de Paris. Les Lapins. Le duel. Carte publicitaire.</text:p>
          </table:table-cell>
          <table:table-cell table:formula="of:=HYPERLINK(&quot;http://patrimoine-archives.grand-dole.fr/ark:/naan/a011460812403joptUH/e8a3bfd886&quot;; &quot;http://patrimoine-archives.grand-dole.fr/ark:/naan/a011460812403joptUH/e8a3bfd886&quot;)" office:value-type="string" office:string-value="http://patrimoine-archives.grand-dole.fr/ark:/naan/a011460812403joptUH/e8a3bfd886" calcext:value-type="string">
            <text:p>http://patrimoine-archives.grand-dole.fr/ark:/naan/a011460812403joptUH/e8a3bfd886</text:p>
          </table:table-cell>
          <table:table-cell/>
        </table:table-row>
        <table:table-row table:style-name="ro1">
          <table:table-cell table:formula="of:=HYPERLINK(&quot;http://elec.enc.sorbonne.fr/imprimeurs/node/23571&quot;; &quot;http://elec.enc.sorbonne.fr/imprimeurs/node/23571&quot;)" office:value-type="string" office:string-value="http://elec.enc.sorbonne.fr/imprimeurs/node/23571" calcext:value-type="string">
            <text:p>http://elec.enc.sorbonne.fr/imprimeurs/node/23571</text:p>
          </table:table-cell>
          <table:table-cell office:value-type="string" calcext:value-type="string">
            <text:p>Histoire d'un trésor perdu retrouvé par des plongeurs. Carte publicitaire.</text:p>
          </table:table-cell>
          <table:table-cell table:formula="of:=HYPERLINK(&quot;http://patrimoine-archives.grand-dole.fr/ark:/naan/a011429538834GUc5vO/c773b08ea0&quot;; &quot;http://patrimoine-archives.grand-dole.fr/ark:/naan/a011429538834GUc5vO/c773b08ea0&quot;)" office:value-type="string" office:string-value="http://patrimoine-archives.grand-dole.fr/ark:/naan/a011429538834GUc5vO/c773b08ea0" calcext:value-type="string">
            <text:p>http://patrimoine-archives.grand-dole.fr/ark:/naan/a011429538834GUc5vO/c773b08ea0</text:p>
          </table:table-cell>
          <table:table-cell/>
        </table:table-row>
        <table:table-row table:style-name="ro1">
          <table:table-cell table:formula="of:=HYPERLINK(&quot;http://elec.enc.sorbonne.fr/imprimeurs/node/23571&quot;; &quot;http://elec.enc.sorbonne.fr/imprimeurs/node/23571&quot;)" office:value-type="string" office:string-value="http://elec.enc.sorbonne.fr/imprimeurs/node/23571" calcext:value-type="string">
            <text:p>http://elec.enc.sorbonne.fr/imprimeurs/node/23571</text:p>
          </table:table-cell>
          <table:table-cell office:value-type="string" calcext:value-type="string">
            <text:p>Histoire d'un garçon de cuisine et de sa petite amie. Carte publicitaire.</text:p>
          </table:table-cell>
          <table:table-cell table:formula="of:=HYPERLINK(&quot;http://patrimoine-archives.grand-dole.fr/ark:/naan/a0114285251957t9gds/8e26889fe8&quot;; &quot;http://patrimoine-archives.grand-dole.fr/ark:/naan/a0114285251957t9gds/8e26889fe8&quot;)" office:value-type="string" office:string-value="http://patrimoine-archives.grand-dole.fr/ark:/naan/a0114285251957t9gds/8e26889fe8" calcext:value-type="string">
            <text:p>http://patrimoine-archives.grand-dole.fr/ark:/naan/a0114285251957t9gds/8e26889fe8</text:p>
          </table:table-cell>
          <table:table-cell/>
        </table:table-row>
        <table:table-row table:style-name="ro1">
          <table:table-cell table:formula="of:=HYPERLINK(&quot;http://elec.enc.sorbonne.fr/imprimeurs/node/23571&quot;; &quot;http://elec.enc.sorbonne.fr/imprimeurs/node/23571&quot;)" office:value-type="string" office:string-value="http://elec.enc.sorbonne.fr/imprimeurs/node/23571" calcext:value-type="string">
            <text:p>http://elec.enc.sorbonne.fr/imprimeurs/node/23571</text:p>
          </table:table-cell>
          <table:table-cell office:value-type="string" calcext:value-type="string">
            <text:p>La guerre franco-tunisienne. 1881. Carte publicitaire.</text:p>
          </table:table-cell>
          <table:table-cell table:formula="of:=HYPERLINK(&quot;http://patrimoine-archives.grand-dole.fr/ark:/naan/a011428506467aG95ZB/e471b1476c&quot;; &quot;http://patrimoine-archives.grand-dole.fr/ark:/naan/a011428506467aG95ZB/e471b1476c&quot;)" office:value-type="string" office:string-value="http://patrimoine-archives.grand-dole.fr/ark:/naan/a011428506467aG95ZB/e471b1476c" calcext:value-type="string">
            <text:p>http://patrimoine-archives.grand-dole.fr/ark:/naan/a011428506467aG95ZB/e471b1476c</text:p>
          </table:table-cell>
          <table:table-cell/>
        </table:table-row>
        <table:table-row table:style-name="ro1">
          <table:table-cell table:formula="of:=HYPERLINK(&quot;http://elec.enc.sorbonne.fr/imprimeurs/node/23584&quot;; &quot;http://elec.enc.sorbonne.fr/imprimeurs/node/23584&quot;)" office:value-type="string" office:string-value="http://elec.enc.sorbonne.fr/imprimeurs/node/23584" calcext:value-type="string">
            <text:p>http://elec.enc.sorbonne.fr/imprimeurs/node/23584</text:p>
          </table:table-cell>
          <table:table-cell office:value-type="string" calcext:value-type="string">
            <text:p>Album du dessinateur franc-comtois ou vues pittoresques et historiques de la Franche-Comté, dessinées par M. Lainé et lithographiées par M. Pointurier</text:p>
          </table:table-cell>
          <table:table-cell table:formula="of:=HYPERLINK(&quot;http://patrimoine-archives.grand-dole.fr/ark:/55063/e3f08b2ccd&quot;; &quot;http://patrimoine-archives.grand-dole.fr/ark:/55063/e3f08b2ccd&quot;)" office:value-type="string" office:string-value="http://patrimoine-archives.grand-dole.fr/ark:/55063/e3f08b2ccd" calcext:value-type="string">
            <text:p>http://patrimoine-archives.grand-dole.fr/ark:/55063/e3f08b2ccd</text:p>
          </table:table-cell>
          <table:table-cell/>
        </table:table-row>
        <table:table-row table:style-name="ro1">
          <table:table-cell table:formula="of:=HYPERLINK(&quot;http://elec.enc.sorbonne.fr/imprimeurs/node/23584&quot;; &quot;http://elec.enc.sorbonne.fr/imprimeurs/node/23584&quot;)" office:value-type="string" office:string-value="http://elec.enc.sorbonne.fr/imprimeurs/node/23584" calcext:value-type="string">
            <text:p>http://elec.enc.sorbonne.fr/imprimeurs/node/23584</text:p>
          </table:table-cell>
          <table:table-cell office:value-type="string" calcext:value-type="string">
            <text:p>Louis Nicole, dessiné par Pointurier fils, 1831. Lithographie de Pointurier à Dole.</text:p>
          </table:table-cell>
          <table:table-cell table:formula="of:=HYPERLINK(&quot;http://patrimoine-archives.grand-dole.fr/ark:/55063/748a6eabde&quot;; &quot;http://patrimoine-archives.grand-dole.fr/ark:/55063/748a6eabde&quot;)" office:value-type="string" office:string-value="http://patrimoine-archives.grand-dole.fr/ark:/55063/748a6eabde" calcext:value-type="string">
            <text:p>http://patrimoine-archives.grand-dole.fr/ark:/55063/748a6eabde</text:p>
          </table:table-cell>
          <table:table-cell/>
        </table:table-row>
        <table:table-row table:style-name="ro1">
          <table:table-cell table:formula="of:=HYPERLINK(&quot;http://elec.enc.sorbonne.fr/imprimeurs/node/23569&quot;; &quot;http://elec.enc.sorbonne.fr/imprimeurs/node/23569&quot;)" office:value-type="string" office:string-value="http://elec.enc.sorbonne.fr/imprimeurs/node/23569" calcext:value-type="string">
            <text:p>http://elec.enc.sorbonne.fr/imprimeurs/node/23569</text:p>
          </table:table-cell>
          <table:table-cell office:value-type="string" calcext:value-type="string">
            <text:p>Vue de Dole prise du faubourg dit La Bedugue, 1843.</text:p>
          </table:table-cell>
          <table:table-cell table:formula="of:=HYPERLINK(&quot;http://patrimoine-archives.grand-dole.fr/ark:/55063/0c5fc84da0&quot;; &quot;http://patrimoine-archives.grand-dole.fr/ark:/55063/0c5fc84da0&quot;)" office:value-type="string" office:string-value="http://patrimoine-archives.grand-dole.fr/ark:/55063/0c5fc84da0" calcext:value-type="string">
            <text:p>http://patrimoine-archives.grand-dole.fr/ark:/55063/0c5fc84da0</text:p>
          </table:table-cell>
          <table:table-cell/>
        </table:table-row>
        <table:table-row table:style-name="ro1">
          <table:table-cell table:formula="of:=HYPERLINK(&quot;http://elec.enc.sorbonne.fr/imprimeurs/node/24593&quot;; &quot;http://elec.enc.sorbonne.fr/imprimeurs/node/24593&quot;)" office:value-type="string" office:string-value="http://elec.enc.sorbonne.fr/imprimeurs/node/24593" calcext:value-type="string">
            <text:p>http://elec.enc.sorbonne.fr/imprimeurs/node/24593</text:p>
          </table:table-cell>
          <table:table-cell office:value-type="string" calcext:value-type="string">
            <text:p>Description géologique et paléontologique des Pyrénées de la Haute-Garonne... par A. Leymerie, ... ; (Ed. par Louis Lartet ; Precede d'un avis de E. Privat ; Tables par Caralp et Bayle. Tome 1) Description géologique et paléontologique des Pyrénées de la</text:p>
          </table:table-cell>
          <table:table-cell table:formula="of:=HYPERLINK(&quot;http://numerique.bibliotheque.toulouse.fr/ark:/74899/B315556101_RC19_000816_002&quot;; &quot;http://numerique.bibliotheque.toulouse.fr/ark:/74899/B315556101_RC19_000816_002&quot;)" office:value-type="string" office:string-value="http://numerique.bibliotheque.toulouse.fr/ark:/74899/B315556101_RC19_000816_002" calcext:value-type="string">
            <text:p>http://numerique.bibliotheque.toulouse.fr/ark:/74899/B315556101_RC19_000816_002</text:p>
          </table:table-cell>
          <table:table-cell/>
        </table:table-row>
        <table:table-row table:style-name="ro1">
          <table:table-cell table:formula="of:=HYPERLINK(&quot;http://elec.enc.sorbonne.fr/imprimeurs/node/24593&quot;; &quot;http://elec.enc.sorbonne.fr/imprimeurs/node/24593&quot;)" office:value-type="string" office:string-value="http://elec.enc.sorbonne.fr/imprimeurs/node/24593" calcext:value-type="string">
            <text:p>http://elec.enc.sorbonne.fr/imprimeurs/node/24593</text:p>
          </table:table-cell>
          <table:table-cell office:value-type="string" calcext:value-type="string">
            <text:p>Catalogue raisonné des oiseaux observés dans les Pyrénées françaises et les régions limitrophes</text:p>
          </table:table-cell>
          <table:table-cell table:formula="of:=HYPERLINK(&quot;http://numerique.bibliotheque.toulouse.fr/ark:/74899/B315556101_RB19_514_001&quot;; &quot;http://numerique.bibliotheque.toulouse.fr/ark:/74899/B315556101_RB19_514_001&quot;)" office:value-type="string" office:string-value="http://numerique.bibliotheque.toulouse.fr/ark:/74899/B315556101_RB19_514_001" calcext:value-type="string">
            <text:p>http://numerique.bibliotheque.toulouse.fr/ark:/74899/B315556101_RB19_514_001</text:p>
          </table:table-cell>
          <table:table-cell/>
        </table:table-row>
        <table:table-row table:style-name="ro1">
          <table:table-cell table:formula="of:=HYPERLINK(&quot;http://elec.enc.sorbonne.fr/imprimeurs/node/22526&quot;; &quot;http://elec.enc.sorbonne.fr/imprimeurs/node/22526&quot;)" office:value-type="string" office:string-value="http://elec.enc.sorbonne.fr/imprimeurs/node/22526" calcext:value-type="string">
            <text:p>http://elec.enc.sorbonne.fr/imprimeurs/node/22526</text:p>
          </table:table-cell>
          <table:table-cell office:value-type="string" calcext:value-type="string">
            <text:p>A paysan of the Valley of Aspe, lithographie en couleurs, 1830-1832</text:p>
          </table:table-cell>
          <table:table-cell table:formula="of:=HYPERLINK(&quot;http://numerique.bibliotheque.toulouse.fr/ark:/74899/B315556101_A_HARDING_022&quot;; &quot;http://numerique.bibliotheque.toulouse.fr/ark:/74899/B315556101_A_HARDING_022&quot;)" office:value-type="string" office:string-value="http://numerique.bibliotheque.toulouse.fr/ark:/74899/B315556101_A_HARDING_022" calcext:value-type="string">
            <text:p>http://numerique.bibliotheque.toulouse.fr/ark:/74899/B315556101_A_HARDING_022</text:p>
          </table:table-cell>
          <table:table-cell/>
        </table:table-row>
        <table:table-row table:style-name="ro1">
          <table:table-cell table:formula="of:=HYPERLINK(&quot;http://elec.enc.sorbonne.fr/imprimeurs/node/22841&quot;; &quot;http://elec.enc.sorbonne.fr/imprimeurs/node/22841&quot;)" office:value-type="string" office:string-value="http://elec.enc.sorbonne.fr/imprimeurs/node/22841" calcext:value-type="string">
            <text:p>http://elec.enc.sorbonne.fr/imprimeurs/node/22841</text:p>
          </table:table-cell>
          <table:table-cell office:value-type="string" calcext:value-type="string">
            <text:p>Bernadette, portrait</text:p>
          </table:table-cell>
          <table:table-cell table:formula="of:=HYPERLINK(&quot;http://numerique.bibliotheque.toulouse.fr/ark:/74899/B315556101_A_GORSEANDRE_002&quot;; &quot;http://numerique.bibliotheque.toulouse.fr/ark:/74899/B315556101_A_GORSEANDRE_002&quot;)" office:value-type="string" office:string-value="http://numerique.bibliotheque.toulouse.fr/ark:/74899/B315556101_A_GORSEANDRE_002" calcext:value-type="string">
            <text:p>http://numerique.bibliotheque.toulouse.fr/ark:/74899/B315556101_A_GORSEANDRE_002</text:p>
          </table:table-cell>
          <table:table-cell/>
        </table:table-row>
        <table:table-row table:style-name="ro1">
          <table:table-cell table:formula="of:=HYPERLINK(&quot;http://elec.enc.sorbonne.fr/imprimeurs/node/24604&quot;; &quot;http://elec.enc.sorbonne.fr/imprimeurs/node/24604&quot;)" office:value-type="string" office:string-value="http://elec.enc.sorbonne.fr/imprimeurs/node/24604" calcext:value-type="string">
            <text:p>http://elec.enc.sorbonne.fr/imprimeurs/node/24604</text:p>
          </table:table-cell>
          <table:table-cell office:value-type="string" calcext:value-type="string">
            <text:p>Nouvelle suite de costumes des Pyrénées par Ferogio, d'après Lagarrigue.1841</text:p>
          </table:table-cell>
          <table:table-cell table:formula="of:=HYPERLINK(&quot;http://numerique.bibliotheque.toulouse.fr/ark:/74899/B315556101_A_FEROGIO_011&quot;; &quot;http://numerique.bibliotheque.toulouse.fr/ark:/74899/B315556101_A_FEROGIO_011&quot;)" office:value-type="string" office:string-value="http://numerique.bibliotheque.toulouse.fr/ark:/74899/B315556101_A_FEROGIO_011" calcext:value-type="string">
            <text:p>http://numerique.bibliotheque.toulouse.fr/ark:/74899/B315556101_A_FEROGIO_011</text:p>
          </table:table-cell>
          <table:table-cell/>
        </table:table-row>
        <table:table-row table:style-name="ro1">
          <table:table-cell table:formula="of:=HYPERLINK(&quot;http://elec.enc.sorbonne.fr/imprimeurs/node/24609&quot;; &quot;http://elec.enc.sorbonne.fr/imprimeurs/node/24609&quot;)" office:value-type="string" office:string-value="http://elec.enc.sorbonne.fr/imprimeurs/node/24609" calcext:value-type="string">
            <text:p>http://elec.enc.sorbonne.fr/imprimeurs/node/24609</text:p>
          </table:table-cell>
          <table:table-cell office:value-type="string" calcext:value-type="string">
            <text:p>Un des plus beaux vitraux de la cathédrale d'Auch. Atlas pyrénéen</text:p>
          </table:table-cell>
          <table:table-cell table:formula="of:=HYPERLINK(&quot;http://numerique.bibliotheque.toulouse.fr/ark:/74899/B315556101_A_DUMEGE_023&quot;; &quot;http://numerique.bibliotheque.toulouse.fr/ark:/74899/B315556101_A_DUMEGE_023&quot;)" office:value-type="string" office:string-value="http://numerique.bibliotheque.toulouse.fr/ark:/74899/B315556101_A_DUMEGE_023" calcext:value-type="string">
            <text:p>http://numerique.bibliotheque.toulouse.fr/ark:/74899/B315556101_A_DUMEGE_023</text:p>
          </table:table-cell>
          <table:table-cell/>
        </table:table-row>
        <table:table-row table:style-name="ro1">
          <table:table-cell table:formula="of:=HYPERLINK(&quot;http://elec.enc.sorbonne.fr/imprimeurs/node/24609&quot;; &quot;http://elec.enc.sorbonne.fr/imprimeurs/node/24609&quot;)" office:value-type="string" office:string-value="http://elec.enc.sorbonne.fr/imprimeurs/node/24609" calcext:value-type="string">
            <text:p>http://elec.enc.sorbonne.fr/imprimeurs/node/24609</text:p>
          </table:table-cell>
          <table:table-cell office:value-type="string" calcext:value-type="string">
            <text:p>Palais Tutèle, d'après une gravure sur bois, publiée à Bordeaux en 1565. Atlas pyrénéen.</text:p>
          </table:table-cell>
          <table:table-cell table:formula="of:=HYPERLINK(&quot;http://numerique.bibliotheque.toulouse.fr/ark:/74899/B315556101_A_DUMEGE_021&quot;; &quot;http://numerique.bibliotheque.toulouse.fr/ark:/74899/B315556101_A_DUMEGE_021&quot;)" office:value-type="string" office:string-value="http://numerique.bibliotheque.toulouse.fr/ark:/74899/B315556101_A_DUMEGE_021" calcext:value-type="string">
            <text:p>http://numerique.bibliotheque.toulouse.fr/ark:/74899/B315556101_A_DUMEGE_021</text:p>
          </table:table-cell>
          <table:table-cell/>
        </table:table-row>
        <table:table-row table:style-name="ro1">
          <table:table-cell table:formula="of:=HYPERLINK(&quot;http://elec.enc.sorbonne.fr/imprimeurs/node/24558&quot;; &quot;http://elec.enc.sorbonne.fr/imprimeurs/node/24558&quot;)" office:value-type="string" office:string-value="http://elec.enc.sorbonne.fr/imprimeurs/node/24558" calcext:value-type="string">
            <text:p>http://elec.enc.sorbonne.fr/imprimeurs/node/24558</text:p>
          </table:table-cell>
          <table:table-cell office:value-type="string" calcext:value-type="string">
            <text:p>Croquis de l'une des mosaiques découvertes par M. Soulages, 1858-1862</text:p>
          </table:table-cell>
          <table:table-cell table:formula="of:=HYPERLINK(&quot;http://numerique.bibliotheque.toulouse.fr/ark:/74899/B315556101_A_DUMEGE_019&quot;; &quot;http://numerique.bibliotheque.toulouse.fr/ark:/74899/B315556101_A_DUMEGE_019&quot;)" office:value-type="string" office:string-value="http://numerique.bibliotheque.toulouse.fr/ark:/74899/B315556101_A_DUMEGE_019" calcext:value-type="string">
            <text:p>http://numerique.bibliotheque.toulouse.fr/ark:/74899/B315556101_A_DUMEGE_019</text:p>
          </table:table-cell>
          <table:table-cell/>
        </table:table-row>
        <table:table-row table:style-name="ro1">
          <table:table-cell table:formula="of:=HYPERLINK(&quot;http://elec.enc.sorbonne.fr/imprimeurs/node/24573&quot;; &quot;http://elec.enc.sorbonne.fr/imprimeurs/node/24573&quot;)" office:value-type="string" office:string-value="http://elec.enc.sorbonne.fr/imprimeurs/node/24573" calcext:value-type="string">
            <text:p>http://elec.enc.sorbonne.fr/imprimeurs/node/24573</text:p>
          </table:table-cell>
          <table:table-cell office:value-type="string" calcext:value-type="string">
            <text:p>Guide-album des eaux des Pyrénées, 1855</text:p>
          </table:table-cell>
          <table:table-cell table:formula="of:=HYPERLINK(&quot;http://numerique.bibliotheque.toulouse.fr/ark:/74899/B315556101_A_ABADIE_5_002&quot;; &quot;http://numerique.bibliotheque.toulouse.fr/ark:/74899/B315556101_A_ABADIE_5_002&quot;)" office:value-type="string" office:string-value="http://numerique.bibliotheque.toulouse.fr/ark:/74899/B315556101_A_ABADIE_5_002" calcext:value-type="string">
            <text:p>http://numerique.bibliotheque.toulouse.fr/ark:/74899/B315556101_A_ABADIE_5_002</text:p>
          </table:table-cell>
          <table:table-cell/>
        </table:table-row>
        <table:table-row table:style-name="ro1">
          <table:table-cell table:formula="of:=HYPERLINK(&quot;http://elec.enc.sorbonne.fr/imprimeurs/node/22541&quot;; &quot;http://elec.enc.sorbonne.fr/imprimeurs/node/22541&quot;)" office:value-type="string" office:string-value="http://elec.enc.sorbonne.fr/imprimeurs/node/22541" calcext:value-type="string">
            <text:p>http://elec.enc.sorbonne.fr/imprimeurs/node/22541</text:p>
          </table:table-cell>
          <table:table-cell office:value-type="string" calcext:value-type="string">
            <text:p>Guide-album aux eaux des Pyrénées, vallées du Lavedan.</text:p>
          </table:table-cell>
          <table:table-cell table:formula="of:=HYPERLINK(&quot;http://numerique.bibliotheque.toulouse.fr/ark:/74899/B315556101_A_ABADIE_2_002&quot;; &quot;http://numerique.bibliotheque.toulouse.fr/ark:/74899/B315556101_A_ABADIE_2_002&quot;)" office:value-type="string" office:string-value="http://numerique.bibliotheque.toulouse.fr/ark:/74899/B315556101_A_ABADIE_2_002" calcext:value-type="string">
            <text:p>http://numerique.bibliotheque.toulouse.fr/ark:/74899/B315556101_A_ABADIE_2_002</text:p>
          </table:table-cell>
          <table:table-cell/>
        </table:table-row>
        <table:table-row table:style-name="ro1">
          <table:table-cell table:formula="of:=HYPERLINK(&quot;http://elec.enc.sorbonne.fr/imprimeurs/node/25379&quot;; &quot;http://elec.enc.sorbonne.fr/imprimeurs/node/25379&quot;)" office:value-type="string" office:string-value="http://elec.enc.sorbonne.fr/imprimeurs/node/25379" calcext:value-type="string">
            <text:p>http://elec.enc.sorbonne.fr/imprimeurs/node/25379</text:p>
          </table:table-cell>
          <table:table-cell office:value-type="string" calcext:value-type="string">
            <text:p>Portrait de Simon Blocquel</text:p>
          </table:table-cell>
          <table:table-cell table:formula="of:=HYPERLINK(&quot;http://numerique.bibliotheque.bm-lille.fr/sdx/num/fonds_lefebvre_5/lef0005ch017doc01a?p=1&quot;; &quot;http://numerique.bibliotheque.bm-lille.fr/sdx/num/fonds_lefebvre_5/lef0005ch017doc01a?p=1&quot;)" office:value-type="string" office:string-value="http://numerique.bibliotheque.bm-lille.fr/sdx/num/fonds_lefebvre_5/lef0005ch017doc01a?p=1" calcext:value-type="string">
            <text:p>http://numerique.bibliotheque.bm-lille.fr/sdx/num/fonds_lefebvre_5/lef0005ch017doc01a?p=1</text:p>
          </table:table-cell>
          <table:table-cell/>
        </table:table-row>
        <table:table-row table:style-name="ro1">
          <table:table-cell table:formula="of:=HYPERLINK(&quot;http://elec.enc.sorbonne.fr/imprimeurs/node/25379&quot;; &quot;http://elec.enc.sorbonne.fr/imprimeurs/node/25379&quot;)" office:value-type="string" office:string-value="http://elec.enc.sorbonne.fr/imprimeurs/node/25379" calcext:value-type="string">
            <text:p>http://elec.enc.sorbonne.fr/imprimeurs/node/25379</text:p>
          </table:table-cell>
          <table:table-cell office:value-type="string" calcext:value-type="string">
            <text:p>Armée belge. Marin. Sapeur et tambour.</text:p>
          </table:table-cell>
          <table:table-cell table:formula="of:=HYPERLINK(&quot;http://numerique.bibliotheque.bm-lille.fr/sdx/num/carton_52/ca52__15-7a?p=1&quot;; &quot;http://numerique.bibliotheque.bm-lille.fr/sdx/num/carton_52/ca52__15-7a?p=1&quot;)" office:value-type="string" office:string-value="http://numerique.bibliotheque.bm-lille.fr/sdx/num/carton_52/ca52__15-7a?p=1" calcext:value-type="string">
            <text:p>http://numerique.bibliotheque.bm-lille.fr/sdx/num/carton_52/ca52__15-7a?p=1</text:p>
          </table:table-cell>
          <table:table-cell/>
        </table:table-row>
        <table:table-row table:style-name="ro1">
          <table:table-cell table:formula="of:=HYPERLINK(&quot;http://elec.enc.sorbonne.fr/imprimeurs/node/25379&quot;; &quot;http://elec.enc.sorbonne.fr/imprimeurs/node/25379&quot;)" office:value-type="string" office:string-value="http://elec.enc.sorbonne.fr/imprimeurs/node/25379" calcext:value-type="string">
            <text:p>http://elec.enc.sorbonne.fr/imprimeurs/node/25379</text:p>
          </table:table-cell>
          <table:table-cell office:value-type="string" calcext:value-type="string">
            <text:p>Le Mardi-Gras à Paris.</text:p>
          </table:table-cell>
          <table:table-cell table:formula="of:=HYPERLINK(&quot;http://numerique.bibliotheque.bm-lille.fr/sdx/num/carton_52/ca52__15-6_?p=1&quot;; &quot;http://numerique.bibliotheque.bm-lille.fr/sdx/num/carton_52/ca52__15-6_?p=1&quot;)" office:value-type="string" office:string-value="http://numerique.bibliotheque.bm-lille.fr/sdx/num/carton_52/ca52__15-6_?p=1" calcext:value-type="string">
            <text:p>http://numerique.bibliotheque.bm-lille.fr/sdx/num/carton_52/ca52__15-6_?p=1</text:p>
          </table:table-cell>
          <table:table-cell/>
        </table:table-row>
        <table:table-row table:style-name="ro1">
          <table:table-cell table:formula="of:=HYPERLINK(&quot;http://elec.enc.sorbonne.fr/imprimeurs/node/25379&quot;; &quot;http://elec.enc.sorbonne.fr/imprimeurs/node/25379&quot;)" office:value-type="string" office:string-value="http://elec.enc.sorbonne.fr/imprimeurs/node/25379" calcext:value-type="string">
            <text:p>http://elec.enc.sorbonne.fr/imprimeurs/node/25379</text:p>
          </table:table-cell>
          <table:table-cell office:value-type="string" calcext:value-type="string">
            <text:p>La translation des cendres de Napoléon. Passage aux Champs-Élysées.</text:p>
          </table:table-cell>
          <table:table-cell table:formula="of:=HYPERLINK(&quot;http://numerique.bibliotheque.bm-lille.fr/sdx/num/carton_52/ca52__15-2_?p=1&quot;; &quot;http://numerique.bibliotheque.bm-lille.fr/sdx/num/carton_52/ca52__15-2_?p=1&quot;)" office:value-type="string" office:string-value="http://numerique.bibliotheque.bm-lille.fr/sdx/num/carton_52/ca52__15-2_?p=1" calcext:value-type="string">
            <text:p>http://numerique.bibliotheque.bm-lille.fr/sdx/num/carton_52/ca52__15-2_?p=1</text:p>
          </table:table-cell>
          <table:table-cell/>
        </table:table-row>
        <table:table-row table:style-name="ro1">
          <table:table-cell table:formula="of:=HYPERLINK(&quot;http://elec.enc.sorbonne.fr/imprimeurs/node/25379&quot;; &quot;http://elec.enc.sorbonne.fr/imprimeurs/node/25379&quot;)" office:value-type="string" office:string-value="http://elec.enc.sorbonne.fr/imprimeurs/node/25379" calcext:value-type="string">
            <text:p>http://elec.enc.sorbonne.fr/imprimeurs/node/25379</text:p>
          </table:table-cell>
          <table:table-cell office:value-type="string" calcext:value-type="string">
            <text:p>La tentation de Saint-Antoine</text:p>
          </table:table-cell>
          <table:table-cell table:formula="of:=HYPERLINK(&quot;http://numerique.bibliotheque.bm-lille.fr/sdx/num/carton_52/ca52__15-1a?p=1&quot;; &quot;http://numerique.bibliotheque.bm-lille.fr/sdx/num/carton_52/ca52__15-1a?p=1&quot;)" office:value-type="string" office:string-value="http://numerique.bibliotheque.bm-lille.fr/sdx/num/carton_52/ca52__15-1a?p=1" calcext:value-type="string">
            <text:p>http://numerique.bibliotheque.bm-lille.fr/sdx/num/carton_52/ca52__15-1a?p=1</text:p>
          </table:table-cell>
          <table:table-cell/>
        </table:table-row>
        <table:table-row table:style-name="ro1">
          <table:table-cell table:formula="of:=HYPERLINK(&quot;http://elec.enc.sorbonne.fr/imprimeurs/node/22362&quot;; &quot;http://elec.enc.sorbonne.fr/imprimeurs/node/22362&quot;)" office:value-type="string" office:string-value="http://elec.enc.sorbonne.fr/imprimeurs/node/22362" calcext:value-type="string">
            <text:p>http://elec.enc.sorbonne.fr/imprimeurs/node/22362</text:p>
          </table:table-cell>
          <table:table-cell office:value-type="string" calcext:value-type="string">
            <text:p>Roche percée dans la descente de Gex : Jura / Ed. Hostein lith : Imp. lith. de H. Gaugain</text:p>
          </table:table-cell>
          <table:table-cell table:formula="of:=HYPERLINK(&quot;http://memoirevive.besancon.fr/ark:/48565/a011370352031XexJXG&quot;; &quot;http://memoirevive.besancon.fr/ark:/48565/a011370352031XexJXG&quot;)" office:value-type="string" office:string-value="http://memoirevive.besancon.fr/ark:/48565/a011370352031XexJXG" calcext:value-type="string">
            <text:p>http://memoirevive.besancon.fr/ark:/48565/a011370352031XexJXG</text:p>
          </table:table-cell>
          <table:table-cell/>
        </table:table-row>
        <table:table-row table:style-name="ro1">
          <table:table-cell table:formula="of:=HYPERLINK(&quot;http://elec.enc.sorbonne.fr/imprimeurs/node/22362&quot;; &quot;http://elec.enc.sorbonne.fr/imprimeurs/node/22362&quot;)" office:value-type="string" office:string-value="http://elec.enc.sorbonne.fr/imprimeurs/node/22362" calcext:value-type="string">
            <text:p>http://elec.enc.sorbonne.fr/imprimeurs/node/22362</text:p>
          </table:table-cell>
          <table:table-cell office:value-type="string" calcext:value-type="string">
            <text:p>Moulins de Champagnole [estampe] : Jura / Ed. Hostein lith. : Impr. lith. de H. Gaugain</text:p>
          </table:table-cell>
          <table:table-cell table:formula="of:=HYPERLINK(&quot;http://memoirevive.besancon.fr/ark:/48565/a011370352031RwsBhm&quot;; &quot;http://memoirevive.besancon.fr/ark:/48565/a011370352031RwsBhm&quot;)" office:value-type="string" office:string-value="http://memoirevive.besancon.fr/ark:/48565/a011370352031RwsBhm" calcext:value-type="string">
            <text:p>http://memoirevive.besancon.fr/ark:/48565/a011370352031RwsBhm</text:p>
          </table:table-cell>
          <table:table-cell/>
        </table:table-row>
        <table:table-row table:style-name="ro1">
          <table:table-cell table:formula="of:=HYPERLINK(&quot;http://elec.enc.sorbonne.fr/imprimeurs/node/22362&quot;; &quot;http://elec.enc.sorbonne.fr/imprimeurs/node/22362&quot;)" office:value-type="string" office:string-value="http://elec.enc.sorbonne.fr/imprimeurs/node/22362" calcext:value-type="string">
            <text:p>http://elec.enc.sorbonne.fr/imprimeurs/node/22362</text:p>
          </table:table-cell>
          <table:table-cell office:value-type="string" calcext:value-type="string">
            <text:p>Vue des cascades de l'Esme près la Billaude [estampe] : Jura / Ed. Hostein lith. : Impr. lith. de H. Gaugain</text:p>
          </table:table-cell>
          <table:table-cell table:formula="of:=HYPERLINK(&quot;http://memoirevive.besancon.fr/ark:/48565/a011370352031IT6ahr&quot;; &quot;http://memoirevive.besancon.fr/ark:/48565/a011370352031IT6ahr&quot;)" office:value-type="string" office:string-value="http://memoirevive.besancon.fr/ark:/48565/a011370352031IT6ahr" calcext:value-type="string">
            <text:p>http://memoirevive.besancon.fr/ark:/48565/a011370352031IT6ahr</text:p>
          </table:table-cell>
          <table:table-cell/>
        </table:table-row>
        <table:table-row table:style-name="ro1">
          <table:table-cell table:formula="of:=HYPERLINK(&quot;http://elec.enc.sorbonne.fr/imprimeurs/node/22841&quot;; &quot;http://elec.enc.sorbonne.fr/imprimeurs/node/22841&quot;)" office:value-type="string" office:string-value="http://elec.enc.sorbonne.fr/imprimeurs/node/22841" calcext:value-type="string">
            <text:p>http://elec.enc.sorbonne.fr/imprimeurs/node/22841</text:p>
          </table:table-cell>
          <table:table-cell office:value-type="string" calcext:value-type="string">
            <text:p>L'École de dessin : journal des jeunes artistes et des amateurs : publiant tous les mois les modèles élémentaires et nouveaux pour tous les genres de dessin dessinés et autographiés par les premiers artistes français. 1864-1879.</text:p>
          </table:table-cell>
          <table:table-cell table:formula="of:=HYPERLINK(&quot;http://gallica.bnf.fr/ark:/12148/cb32764300w&quot;; &quot;http://gallica.bnf.fr/ark:/12148/cb32764300w&quot;)" office:value-type="string" office:string-value="http://gallica.bnf.fr/ark:/12148/cb32764300w" calcext:value-type="string">
            <text:p>http://gallica.bnf.fr/ark:/12148/cb32764300w</text:p>
          </table:table-cell>
          <table:table-cell/>
        </table:table-row>
        <table:table-row table:style-name="ro1">
          <table:table-cell table:formula="of:=HYPERLINK(&quot;http://elec.enc.sorbonne.fr/imprimeurs/node/22371&quot;; &quot;http://elec.enc.sorbonne.fr/imprimeurs/node/22371&quot;)" office:value-type="string" office:string-value="http://elec.enc.sorbonne.fr/imprimeurs/node/22371" calcext:value-type="string">
            <text:p>http://elec.enc.sorbonne.fr/imprimeurs/node/22371</text:p>
          </table:table-cell>
          <table:table-cell office:value-type="string" calcext:value-type="string">
            <text:p>Sur la grève : valse : piano à 2 mains / par G. Aubry ; [ill. par] E. Gendrot, 1903</text:p>
          </table:table-cell>
          <table:table-cell table:formula="of:=HYPERLINK(&quot;http://gallica.bnf.fr/ark:/12148/btv1b90705051/f1.item&quot;; &quot;http://gallica.bnf.fr/ark:/12148/btv1b90705051/f1.item&quot;)" office:value-type="string" office:string-value="http://gallica.bnf.fr/ark:/12148/btv1b90705051/f1.item" calcext:value-type="string">
            <text:p>http://gallica.bnf.fr/ark:/12148/btv1b90705051/f1.item</text:p>
          </table:table-cell>
          <table:table-cell/>
        </table:table-row>
        <table:table-row table:style-name="ro1">
          <table:table-cell table:formula="of:=HYPERLINK(&quot;http://elec.enc.sorbonne.fr/imprimeurs/node/22556&quot;; &quot;http://elec.enc.sorbonne.fr/imprimeurs/node/22556&quot;)" office:value-type="string" office:string-value="http://elec.enc.sorbonne.fr/imprimeurs/node/22556" calcext:value-type="string">
            <text:p>http://elec.enc.sorbonne.fr/imprimeurs/node/22556</text:p>
          </table:table-cell>
          <table:table-cell office:value-type="string" calcext:value-type="string">
            <text:p>Loge Athénée français (Paris) <text:s/>Tableau des membres actifs de la Loge, mars 1869</text:p>
          </table:table-cell>
          <table:table-cell table:formula="of:=HYPERLINK(&quot;https://catalogue.bnf.fr/ark:/12148/cb3&quot;; &quot;https://catalogue.bnf.fr/ark:/12148/cb3&quot;)" office:value-type="string" office:string-value="https://catalogue.bnf.fr/ark:/12148/cb3" calcext:value-type="string">
            <text:p>https://catalogue.bnf.fr/ark:/12148/cb3</text:p>
          </table:table-cell>
          <table:table-cell/>
        </table:table-row>
        <table:table-row table:style-name="ro1">
          <table:table-cell table:formula="of:=HYPERLINK(&quot;http://elec.enc.sorbonne.fr/imprimeurs/node/22318&quot;; &quot;http://elec.enc.sorbonne.fr/imprimeurs/node/22318&quot;)" office:value-type="string" office:string-value="http://elec.enc.sorbonne.fr/imprimeurs/node/22318" calcext:value-type="string">
            <text:p>http://elec.enc.sorbonne.fr/imprimeurs/node/22318</text:p>
          </table:table-cell>
          <table:table-cell office:value-type="string" calcext:value-type="string">
            <text:p>Madame Duchesse de Berry dans sa prison</text:p>
          </table:table-cell>
          <table:table-cell table:formula="of:=HYPERLINK(&quot;https://catalogue-bm.nantes.fr/in/faces/imageReader.xhtml?id=h::Nantes_13394&amp;highlight=&quot;; &quot;https://catalogue-bm.nantes.fr/in/faces/imageReader.xhtml?id=h::Nantes_13394&amp;highlight=&quot;)" office:value-type="string" office:string-value="https://catalogue-bm.nantes.fr/in/faces/imageReader.xhtml?id=h::Nantes_13394&amp;highlight=" calcext:value-type="string">
            <text:p>https://catalogue-bm.nantes.fr/in/faces/imageReader.xhtml?id=h::Nantes_13394&amp;highlight=</text:p>
          </table:table-cell>
          <table:table-cell/>
        </table:table-row>
        <table:table-row table:style-name="ro1">
          <table:table-cell table:formula="of:=HYPERLINK(&quot;http://elec.enc.sorbonne.fr/imprimeurs/node/24010&quot;; &quot;http://elec.enc.sorbonne.fr/imprimeurs/node/24010&quot;)" office:value-type="string" office:string-value="http://elec.enc.sorbonne.fr/imprimeurs/node/24010" calcext:value-type="string">
            <text:p>http://elec.enc.sorbonne.fr/imprimeurs/node/24010</text:p>
          </table:table-cell>
          <table:table-cell office:value-type="string" calcext:value-type="string">
            <text:p>La Bretagne contemporaine. Sites pittoresques, monuments, costumes, scènes de moeurs, histoire, légendes, traditions et usages des cinq départements de cette province Dessins d'après nature par Félix Benoist, lithographiés par les premiers artistes...</text:p>
          </table:table-cell>
          <table:table-cell table:formula="of:=HYPERLINK(&quot;https://catalogue-bm.nantes.fr/in/faces/details.xhtml?id=p%3A%3Ausmarcdef_0000301606&quot;; &quot;https://catalogue-bm.nantes.fr/in/faces/details.xhtml?id=p%3A%3Ausmarcdef_0000301606&quot;)" office:value-type="string" office:string-value="https://catalogue-bm.nantes.fr/in/faces/details.xhtml?id=p%3A%3Ausmarcdef_0000301606" calcext:value-type="string">
            <text:p>https://catalogue-bm.nantes.fr/in/faces/details.xhtml?id=p%3A%3Ausmarcdef_0000301606</text:p>
          </table:table-cell>
          <table:table-cell/>
        </table:table-row>
        <table:table-row table:style-name="ro1">
          <table:table-cell table:formula="of:=HYPERLINK(&quot;http://elec.enc.sorbonne.fr/imprimeurs/node/22337&quot;; &quot;http://elec.enc.sorbonne.fr/imprimeurs/node/22337&quot;)" office:value-type="string" office:string-value="http://elec.enc.sorbonne.fr/imprimeurs/node/22337" calcext:value-type="string">
            <text:p>http://elec.enc.sorbonne.fr/imprimeurs/node/22337</text:p>
          </table:table-cell>
          <table:table-cell office:value-type="string" calcext:value-type="string">
            <text:p>Artères de la partie postérieure du col et de l'épaule [Bibliothèque Interuniversitaire de Santé]</text:p>
          </table:table-cell>
          <table:table-cell table:formula="of:=HYPERLINK(&quot;http://www.biusante.parisdescartes.fr/images/banque/pt/08989.jpg&quot;; &quot;http://www.biusante.parisdescartes.fr/images/banque/pt/08989.jpg&quot;)" office:value-type="string" office:string-value="http://www.biusante.parisdescartes.fr/images/banque/pt/08989.jpg" calcext:value-type="string">
            <text:p>http://www.biusante.parisdescartes.fr/images/banque/pt/08989.jpg</text:p>
          </table:table-cell>
          <table:table-cell/>
        </table:table-row>
        <table:table-row table:style-name="ro1">
          <table:table-cell table:formula="of:=HYPERLINK(&quot;http://elec.enc.sorbonne.fr/imprimeurs/node/23265&quot;; &quot;http://elec.enc.sorbonne.fr/imprimeurs/node/23265&quot;)" office:value-type="string" office:string-value="http://elec.enc.sorbonne.fr/imprimeurs/node/23265" calcext:value-type="string">
            <text:p>http://elec.enc.sorbonne.fr/imprimeurs/node/23265</text:p>
          </table:table-cell>
          <table:table-cell office:value-type="string" calcext:value-type="string">
            <text:p>Eglise de Brou, Tombeau Marguerite d'Autriche</text:p>
          </table:table-cell>
          <table:table-cell table:formula="of:=HYPERLINK(&quot;http://www.bourgendoc.fr/dc/cthmpa01/B010536201_PA01_ILLA0091_1&quot;; &quot;http://www.bourgendoc.fr/dc/cthmpa01/B010536201_PA01_ILLA0091_1&quot;)" office:value-type="string" office:string-value="http://www.bourgendoc.fr/dc/cthmpa01/B010536201_PA01_ILLA0091_1" calcext:value-type="string">
            <text:p>http://www.bourgendoc.fr/dc/cthmpa01/B010536201_PA01_ILLA0091_1</text:p>
          </table:table-cell>
          <table:table-cell/>
        </table:table-row>
        <table:table-row table:style-name="ro1">
          <table:table-cell table:formula="of:=HYPERLINK(&quot;http://elec.enc.sorbonne.fr/imprimeurs/node/23107&quot;; &quot;http://elec.enc.sorbonne.fr/imprimeurs/node/23107&quot;)" office:value-type="string" office:string-value="http://elec.enc.sorbonne.fr/imprimeurs/node/23107" calcext:value-type="string">
            <text:p>http://elec.enc.sorbonne.fr/imprimeurs/node/23107</text:p>
          </table:table-cell>
          <table:table-cell office:value-type="string" calcext:value-type="string">
            <text:p>Roger et Angélique, d'après Ingres</text:p>
          </table:table-cell>
          <table:table-cell table:formula="of:=HYPERLINK(&quot;http://www.bne.es/es/Micrositios/Exposiciones/Orlando/Exposicion/seccion6/obra6.html?origen=galeria&quot;; &quot;http://www.bne.es/es/Micrositios/Exposiciones/Orlando/Exposicion/seccion6/obra6.html?origen=galeria&quot;)" office:value-type="string" office:string-value="http://www.bne.es/es/Micrositios/Exposiciones/Orlando/Exposicion/seccion6/obra6.html?origen=galeria" calcext:value-type="string">
            <text:p>http://www.bne.es/es/Micrositios/Exposiciones/Orlando/Exposicion/seccion6/obra6.html?origen=galeria</text:p>
          </table:table-cell>
          <table:table-cell/>
        </table:table-row>
        <table:table-row table:style-name="ro1">
          <table:table-cell table:formula="of:=HYPERLINK(&quot;http://elec.enc.sorbonne.fr/imprimeurs/node/22108&quot;; &quot;http://elec.enc.sorbonne.fr/imprimeurs/node/22108&quot;)" office:value-type="string" office:string-value="http://elec.enc.sorbonne.fr/imprimeurs/node/22108" calcext:value-type="string">
            <text:p>http://elec.enc.sorbonne.fr/imprimeurs/node/22108</text:p>
          </table:table-cell>
          <table:table-cell office:value-type="string" calcext:value-type="string">
            <text:p>Gall, Franz Joseph</text:p>
          </table:table-cell>
          <table:table-cell table:formula="of:=HYPERLINK(&quot;http://www.biusante.parisdescartes.fr/images/banque/pt/anmpx15x1196.jpg&quot;; &quot;http://www.biusante.parisdescartes.fr/images/banque/pt/anmpx15x1196.jpg&quot;)" office:value-type="string" office:string-value="http://www.biusante.parisdescartes.fr/images/banque/pt/anmpx15x1196.jpg" calcext:value-type="string">
            <text:p>http://www.biusante.parisdescartes.fr/images/banque/pt/anmpx15x1196.jpg</text:p>
          </table:table-cell>
          <table:table-cell/>
        </table:table-row>
        <table:table-row table:style-name="ro1">
          <table:table-cell table:formula="of:=HYPERLINK(&quot;http://elec.enc.sorbonne.fr/imprimeurs/node/23265&quot;; &quot;http://elec.enc.sorbonne.fr/imprimeurs/node/23265&quot;)" office:value-type="string" office:string-value="http://elec.enc.sorbonne.fr/imprimeurs/node/23265" calcext:value-type="string">
            <text:p>http://elec.enc.sorbonne.fr/imprimeurs/node/23265</text:p>
          </table:table-cell>
          <table:table-cell office:value-type="string" calcext:value-type="string">
            <text:p>Eglise de Brou, Façade principale</text:p>
          </table:table-cell>
          <table:table-cell table:formula="of:=HYPERLINK(&quot;http://www.bourgendoc.fr/dc/cthmpa01/B010536201_PA01_ILLA0091_3&quot;; &quot;http://www.bourgendoc.fr/dc/cthmpa01/B010536201_PA01_ILLA0091_3&quot;)" office:value-type="string" office:string-value="http://www.bourgendoc.fr/dc/cthmpa01/B010536201_PA01_ILLA0091_3" calcext:value-type="string">
            <text:p>http://www.bourgendoc.fr/dc/cthmpa01/B010536201_PA01_ILLA0091_3</text:p>
          </table:table-cell>
          <table:table-cell/>
        </table:table-row>
        <table:table-row table:style-name="ro1">
          <table:table-cell table:formula="of:=HYPERLINK(&quot;http://elec.enc.sorbonne.fr/imprimeurs/node/23265&quot;; &quot;http://elec.enc.sorbonne.fr/imprimeurs/node/23265&quot;)" office:value-type="string" office:string-value="http://elec.enc.sorbonne.fr/imprimeurs/node/23265" calcext:value-type="string">
            <text:p>http://elec.enc.sorbonne.fr/imprimeurs/node/23265</text:p>
          </table:table-cell>
          <table:table-cell office:value-type="string" calcext:value-type="string">
            <text:p>Eglise de Brou, Chapelle de la Vierge</text:p>
          </table:table-cell>
          <table:table-cell table:formula="of:=HYPERLINK(&quot;http://www.bourgendoc.fr/dc/cthmpa01/B010536201_PA01_ILLA0091_2&quot;; &quot;http://www.bourgendoc.fr/dc/cthmpa01/B010536201_PA01_ILLA0091_2&quot;)" office:value-type="string" office:string-value="http://www.bourgendoc.fr/dc/cthmpa01/B010536201_PA01_ILLA0091_2" calcext:value-type="string">
            <text:p>http://www.bourgendoc.fr/dc/cthmpa01/B010536201_PA01_ILLA0091_2</text:p>
          </table:table-cell>
          <table:table-cell/>
        </table:table-row>
        <table:table-row table:style-name="ro1">
          <table:table-cell table:formula="of:=HYPERLINK(&quot;http://elec.enc.sorbonne.fr/imprimeurs/node/23265&quot;; &quot;http://elec.enc.sorbonne.fr/imprimeurs/node/23265&quot;)" office:value-type="string" office:string-value="http://elec.enc.sorbonne.fr/imprimeurs/node/23265" calcext:value-type="string">
            <text:p>http://elec.enc.sorbonne.fr/imprimeurs/node/23265</text:p>
          </table:table-cell>
          <table:table-cell office:value-type="string" calcext:value-type="string">
            <text:p>Eglise de Brou, Tombeau de Philibert le Beau</text:p>
          </table:table-cell>
          <table:table-cell table:formula="of:=HYPERLINK(&quot;http://www.bourgendoc.fr/dc/cthmpa01/B010536201_PA01_ILLA0091_4&quot;; &quot;http://www.bourgendoc.fr/dc/cthmpa01/B010536201_PA01_ILLA0091_4&quot;)" office:value-type="string" office:string-value="http://www.bourgendoc.fr/dc/cthmpa01/B010536201_PA01_ILLA0091_4" calcext:value-type="string">
            <text:p>http://www.bourgendoc.fr/dc/cthmpa01/B010536201_PA01_ILLA0091_4</text:p>
          </table:table-cell>
          <table:table-cell/>
        </table:table-row>
        <table:table-row table:style-name="ro1">
          <table:table-cell table:formula="of:=HYPERLINK(&quot;http://elec.enc.sorbonne.fr/imprimeurs/node/24547&quot;; &quot;http://elec.enc.sorbonne.fr/imprimeurs/node/24547&quot;)" office:value-type="string" office:string-value="http://elec.enc.sorbonne.fr/imprimeurs/node/24547" calcext:value-type="string">
            <text:p>http://elec.enc.sorbonne.fr/imprimeurs/node/24547</text:p>
          </table:table-cell>
          <table:table-cell office:value-type="string" calcext:value-type="string">
            <text:p>Poitevin de Maureillan, Jean-Etienne-Casimir de, 1827</text:p>
          </table:table-cell>
          <table:table-cell table:formula="of:=HYPERLINK(&quot;http://www.purl.org/yoolib/bmmontpellier/14109&quot;; &quot;http://www.purl.org/yoolib/bmmontpellier/14109&quot;)" office:value-type="string" office:string-value="http://www.purl.org/yoolib/bmmontpellier/14109" calcext:value-type="string">
            <text:p>http://www.purl.org/yoolib/bmmontpellier/14109</text:p>
          </table:table-cell>
          <table:table-cell/>
        </table:table-row>
        <table:table-row table:style-name="ro1">
          <table:table-cell table:formula="of:=HYPERLINK(&quot;http://elec.enc.sorbonne.fr/imprimeurs/node/23094&quot;; &quot;http://elec.enc.sorbonne.fr/imprimeurs/node/23094&quot;)" office:value-type="string" office:string-value="http://elec.enc.sorbonne.fr/imprimeurs/node/23094" calcext:value-type="string">
            <text:p>http://elec.enc.sorbonne.fr/imprimeurs/node/23094</text:p>
          </table:table-cell>
          <table:table-cell office:value-type="string" calcext:value-type="string">
            <text:p>J. B. Silvestre, auteur de la Paléographie Universelle, né à Avignon, le 21 août 1791</text:p>
          </table:table-cell>
          <table:table-cell table:formula="of:=HYPERLINK(&quot;http://www.purl.org/yoolib/inha/8985&quot;; &quot;http://www.purl.org/yoolib/inha/8985&quot;)" office:value-type="string" office:string-value="http://www.purl.org/yoolib/inha/8985" calcext:value-type="string">
            <text:p>http://www.purl.org/yoolib/inha/8985</text:p>
          </table:table-cell>
          <table:table-cell/>
        </table:table-row>
        <table:table-row table:style-name="ro1">
          <table:table-cell table:formula="of:=HYPERLINK(&quot;http://elec.enc.sorbonne.fr/imprimeurs/node/23885&quot;; &quot;http://elec.enc.sorbonne.fr/imprimeurs/node/23885&quot;)" office:value-type="string" office:string-value="http://elec.enc.sorbonne.fr/imprimeurs/node/23885" calcext:value-type="string">
            <text:p>http://elec.enc.sorbonne.fr/imprimeurs/node/23885</text:p>
          </table:table-cell>
          <table:table-cell office:value-type="string" calcext:value-type="string">
            <text:p>Histoire des jardins anciens et modernes par Arthur Mangin : Dessins par Anastasi, Daubigny, V. Foulquier, Français, W. Freeman, H. Giacomelli, Lancelot, 1887</text:p>
          </table:table-cell>
          <table:table-cell table:formula="of:=HYPERLINK(&quot;http://www.purl.org/yoolib/inha/7074&quot;; &quot;http://www.purl.org/yoolib/inha/7074&quot;)" office:value-type="string" office:string-value="http://www.purl.org/yoolib/inha/7074" calcext:value-type="string">
            <text:p>http://www.purl.org/yoolib/inha/7074</text:p>
          </table:table-cell>
          <table:table-cell/>
        </table:table-row>
        <table:table-row table:style-name="ro1">
          <table:table-cell table:formula="of:=HYPERLINK(&quot;http://elec.enc.sorbonne.fr/imprimeurs/node/22601&quot;; &quot;http://elec.enc.sorbonne.fr/imprimeurs/node/22601&quot;)" office:value-type="string" office:string-value="http://elec.enc.sorbonne.fr/imprimeurs/node/22601" calcext:value-type="string">
            <text:p>http://elec.enc.sorbonne.fr/imprimeurs/node/22601</text:p>
          </table:table-cell>
          <table:table-cell office:value-type="string" calcext:value-type="string">
            <text:p>Fac-similé du portrait de Girodet-Trioson, dessiné par lui-même en 1824 et tel qu'il l'a laissé à sa mort : (portrait)</text:p>
          </table:table-cell>
          <table:table-cell table:formula="of:=HYPERLINK(&quot;http://www.purl.org/yoolib/inha/6231&quot;; &quot;http://www.purl.org/yoolib/inha/6231&quot;)" office:value-type="string" office:string-value="http://www.purl.org/yoolib/inha/6231" calcext:value-type="string">
            <text:p>http://www.purl.org/yoolib/inha/6231</text:p>
          </table:table-cell>
          <table:table-cell/>
        </table:table-row>
        <table:table-row table:style-name="ro1">
          <table:table-cell table:formula="of:=HYPERLINK(&quot;http://elec.enc.sorbonne.fr/imprimeurs/node/24301&quot;; &quot;http://elec.enc.sorbonne.fr/imprimeurs/node/24301&quot;)" office:value-type="string" office:string-value="http://elec.enc.sorbonne.fr/imprimeurs/node/24301" calcext:value-type="string">
            <text:p>http://elec.enc.sorbonne.fr/imprimeurs/node/24301</text:p>
          </table:table-cell>
          <table:table-cell office:value-type="string" calcext:value-type="string">
            <text:p>G. Engelmann (L'Artiste) : (portrait), 1842</text:p>
          </table:table-cell>
          <table:table-cell table:formula="of:=HYPERLINK(&quot;http://www.purl.org/yoolib/inha/1197&quot;; &quot;http://www.purl.org/yoolib/inha/1197&quot;)" office:value-type="string" office:string-value="http://www.purl.org/yoolib/inha/1197" calcext:value-type="string">
            <text:p>http://www.purl.org/yoolib/inha/1197</text:p>
          </table:table-cell>
          <table:table-cell/>
        </table:table-row>
        <table:table-row table:style-name="ro1">
          <table:table-cell table:formula="of:=HYPERLINK(&quot;http://elec.enc.sorbonne.fr/imprimeurs/node/23127&quot;; &quot;http://elec.enc.sorbonne.fr/imprimeurs/node/23127&quot;)" office:value-type="string" office:string-value="http://elec.enc.sorbonne.fr/imprimeurs/node/23127" calcext:value-type="string">
            <text:p>http://elec.enc.sorbonne.fr/imprimeurs/node/23127</text:p>
          </table:table-cell>
          <table:table-cell office:value-type="string" calcext:value-type="string">
            <text:p>Hautes Pyrénées (Adour) 4 – Bagnères Bigorre (de la route de Montréjeau)</text:p>
          </table:table-cell>
          <table:table-cell table:formula="of:=HYPERLINK(&quot;http://www.purl.org/yoolib/bmbagneresdebigorre/38&quot;; &quot;http://www.purl.org/yoolib/bmbagneresdebigorre/38&quot;)" office:value-type="string" office:string-value="http://www.purl.org/yoolib/bmbagneresdebigorre/38" calcext:value-type="string">
            <text:p>http://www.purl.org/yoolib/bmbagneresdebigorre/38</text:p>
          </table:table-cell>
          <table:table-cell/>
        </table:table-row>
        <table:table-row table:style-name="ro1">
          <table:table-cell table:formula="of:=HYPERLINK(&quot;http://elec.enc.sorbonne.fr/imprimeurs/node/23265&quot;; &quot;http://elec.enc.sorbonne.fr/imprimeurs/node/23265&quot;)" office:value-type="string" office:string-value="http://elec.enc.sorbonne.fr/imprimeurs/node/23265" calcext:value-type="string">
            <text:p>http://elec.enc.sorbonne.fr/imprimeurs/node/23265</text:p>
          </table:table-cell>
          <table:table-cell office:value-type="string" calcext:value-type="string">
            <text:p>Eglise de Brou, Tombeau de Marguerite de Bourbon</text:p>
          </table:table-cell>
          <table:table-cell table:formula="of:=HYPERLINK(&quot;http://www.bourgendoc.fr/dc/cthmpa01/B010536201_PA01_ILLA0091_5&quot;; &quot;http://www.bourgendoc.fr/dc/cthmpa01/B010536201_PA01_ILLA0091_5&quot;)" office:value-type="string" office:string-value="http://www.bourgendoc.fr/dc/cthmpa01/B010536201_PA01_ILLA0091_5" calcext:value-type="string">
            <text:p>http://www.bourgendoc.fr/dc/cthmpa01/B010536201_PA01_ILLA0091_5</text:p>
          </table:table-cell>
          <table:table-cell/>
        </table:table-row>
        <table:table-row table:style-name="ro1">
          <table:table-cell table:formula="of:=HYPERLINK(&quot;http://elec.enc.sorbonne.fr/imprimeurs/node/22526&quot;; &quot;http://elec.enc.sorbonne.fr/imprimeurs/node/22526&quot;)" office:value-type="string" office:string-value="http://elec.enc.sorbonne.fr/imprimeurs/node/22526" calcext:value-type="string">
            <text:p>http://elec.enc.sorbonne.fr/imprimeurs/node/22526</text:p>
          </table:table-cell>
          <table:table-cell office:value-type="string" calcext:value-type="string">
            <text:p>Route de Cerdon à Maillac, 1825</text:p>
          </table:table-cell>
          <table:table-cell table:formula="of:=HYPERLINK(&quot;http://www.bourgendoc.fr/dc/cthmpa01/B010536201_PA01_ILLA1993&quot;; &quot;http://www.bourgendoc.fr/dc/cthmpa01/B010536201_PA01_ILLA1993&quot;)" office:value-type="string" office:string-value="http://www.bourgendoc.fr/dc/cthmpa01/B010536201_PA01_ILLA1993" calcext:value-type="string">
            <text:p>http://www.bourgendoc.fr/dc/cthmpa01/B010536201_PA01_ILLA1993</text:p>
          </table:table-cell>
          <table:table-cell/>
        </table:table-row>
        <table:table-row table:style-name="ro1">
          <table:table-cell table:formula="of:=HYPERLINK(&quot;http://elec.enc.sorbonne.fr/imprimeurs/node/23265&quot;; &quot;http://elec.enc.sorbonne.fr/imprimeurs/node/23265&quot;)" office:value-type="string" office:string-value="http://elec.enc.sorbonne.fr/imprimeurs/node/23265" calcext:value-type="string">
            <text:p>http://elec.enc.sorbonne.fr/imprimeurs/node/23265</text:p>
          </table:table-cell>
          <table:table-cell office:value-type="string" calcext:value-type="string">
            <text:p>Eglise de Brou, <text:s/>Jubé</text:p>
          </table:table-cell>
          <table:table-cell table:formula="of:=HYPERLINK(&quot;http://www.bourgendoc.fr/dc/cthmpa01/B010536201_PA01_ILLA0091_6&quot;; &quot;http://www.bourgendoc.fr/dc/cthmpa01/B010536201_PA01_ILLA0091_6&quot;)" office:value-type="string" office:string-value="http://www.bourgendoc.fr/dc/cthmpa01/B010536201_PA01_ILLA0091_6" calcext:value-type="string">
            <text:p>http://www.bourgendoc.fr/dc/cthmpa01/B010536201_PA01_ILLA0091_6</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30">00/00/0000</text:date>, <text:time style:data-style-name="N2" text:time-value="09:36:08.76336885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30T09:39:01.315754654</dc:date>
    <meta:editing-duration>PT3M13S</meta:editing-duration>
    <meta:editing-cycles>2</meta:editing-cycles>
    <meta:generator>LibreOffice/24.2.2.2$MacOSX_X86_64 LibreOffice_project/d56cc158d8a96260b836f100ef4b4ef25d6f1a01</meta:generator>
    <meta:document-statistic meta:table-count="1" meta:cell-count="605" meta:object-count="0"/>
    <meta:user-defined meta:name=""/>
    <meta:user-defined meta:name="ProgId">Excel.Sheet</meta:user-defined>
  </office:meta>
</office:document-meta>
</file>